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isha Khalil Hamdan Al-Astal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Wahba Abdullah Hussein Al-Astal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brahim Hamid Hussein Al-Astal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uhammad Suleiman Turki Al-Astal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Nadia Yassin Hussein Al-Astal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alwa Muhammad Khalil Al-Astal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anaa Ibrahim Naeem Al-Astal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uleiman Muhammad Suleiman Al-Astal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Yousry Ahmed Youssef Al-Astal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hafiqa Shehada Bahri Al-Astal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nwar Muhammad Ali Al-Astal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Waela Ahmed Mustafa Al-Astal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Wael Ahmed Mustafa Al-Asta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rwa Youssef Muhammad Al-Astal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bdullah Musa Muhammad Al-Asta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Raafat Abdel Karim Mustafa Al-Asta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Wejdan Ahmed Mustafa Al-Astal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amzi Abdel Karim Mustafa Al-Asta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uhair Ahmed Ahmed Al-Astal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hammad Kamal Muhammad Al-Asta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edaa Abdel Hamid Saeed Al-Asta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Ola Tawfiq Abdel Qader Al-Astal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odfa Suleiman Othman Al-Astal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ussein Ahmed Omar Al-Asta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isham Hussein Yassin Al-Astal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laa Zakaria Ali Al-Astal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bdullah Zakaria Ali Al-Ast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bdel Majeed Ali Al-Ast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mamah Abdel Nasser Suleiman Al-Asta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fnan Ibrahim Hamed Al-Astal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min Ahmed Al-Asta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mar Muhammad Suleiman Al-Astal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Omar Zakaria Ali Al-Asta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jed Ali Hamed Al-Asta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halil Omar Muhammad Al-Asta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mza Nasser Suleiman Al-Asta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mal Zakaria Ali Al-Astal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sama Muhammad Suleiman Al-Ast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btihal Ibrahim Hamid Al-Astal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fsa Nasser Suleiman Al-Astal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ham Raafat Abdel Karim Al-Astal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isham Muhammad Suleiman Al-Asta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gda Muhammad Abdel Majeed Al-Astal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Mahmoud Ahmed Al-Asta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Nasser Suleiman Al-Asta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kan Khaled Muhammad Al-Asta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rah Nasser Suleiman Al-Astal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mah Muhammad Suleiman Al-Astal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ilal Anwar Muhammad Al-Asta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bd al-Rahman Muhammad Ahmad al-Asta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Ramzi Abdel Karim Al-Asta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rah Muhammad Suleiman Al-Asta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nia Raafat Abdel Karim Al-Asta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Khaled Ibrahim Al-Asta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Wael Ahmed Al-Ast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eer Mahmoud Ahmed Al-Astal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li Zakaria Al-Astal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tima Nasser Suleiman Al-Astal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ana Muhammad Zakaria Al-Astal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Zakaria Ali Zakaria Al-Asta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Zain Wael Ahmed Al-Astal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adwa Hussein Ahmed Al-Astal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Hussein Ahmed Al-Ast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iaa Wael Ahmed Al-Astal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ghad Muhammad Zakaria Al-Astal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haf Raafat Abdel Karim Al-Asta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 Karim Raafat Abdul Karim Al-Ast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a Salim Yassin Al-Asta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eam Nasser Suleiman Al-Asta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rim Ramzy Abdel Karim Al-Ast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jd Ali Zakaria Al-Astal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na Muhammad Zakaria Al-Astal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Wael Ahmed Al-Asta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hmed Raafat Abdel Karim Al-Asta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uleiman Hussein Ahmed Al-Asta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men Abdullah Zakaria Al-Astal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zar Hussein Ahmed Al-Asta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yah Abdullah Musa Al-Asta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ud Hamid Nasser Al-Astal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oan Yahya Youssef Al-Astal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mza Wael Ahmed Al-Asta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i Muhammad Zakaria Al-Asta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laf Hussein Ahmed Al-Astal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wa Hamza Nasser Al-Asta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an Hamed Nasser Al-Asta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an Abdullah Zakaria Al-Asta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n Yahya Yusuf Al-Astal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lam Wael Ahmed Al-Asta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jia Abdel Ismail Hassouna</text:p>
          </table:table-cell>
          <table:table-cell office:value-type="string" calcext:value-type="string">
            <text:p>fe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Nima Ahmed Ahmed Hassouna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Subha Ibrahim Mustafa Hassouna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herif Atta Ibrahim Hassoun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ani Issa Saeed Hassoun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Imad Atta Ibrahim Hassoun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li Hassan Abdel Rahman Hassoun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Nelly Hamdy Mohamed Hassoun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aleh Ali Saleh Hassoun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mar Khalil Hussein Hassoun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avin Jamil Mahmoud Hassoun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miha Naeem Fahmy Hassouna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ossam Amin Munib Hassoun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mah Naim Hosni Hassou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awa Riyad Mustafa Hassoun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ssan Ali Hassan Hassoun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la Yasser Fares Hassoun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aed Ali Hassan Hassoun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Jamal Mustafa Hassoun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ah Faraj Hassouna?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lham Khalil Ramadan Hassoun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raa Ali Hassan Hassoun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li Hassan Hassoun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nin Muhammad Ibrahim Hassoun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laa Ali Hassan Hassou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ahil Nasser Muhammad Hassou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mira Khalil Ramadan Hassou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eem Nahed Jamal Hassou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haled Saleh Ali Hassoun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oamen Ali Hassan Hassoun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Saleh Ali Hassoun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Rahman Muhammad Fadl Hamed Hassoun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hadi Suhail Saeed Hassoun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stafa Mahmoud Khaled Hassou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fa Nizar Jamil Hassou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Magdy Ahmed Hassou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esma Saleh Ali Hassoun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brahim Ali Hassan Hassoun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ya Khamis Atta Hassoun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Muhammad Fadl Hamed Hassoun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se Ramez Amin Hassou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asma Saleh Ali Hassou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ha Ramez Amin Hassou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bdul Rahman Muhammad Mutee Hassoun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rah Saleh Ali Hassoun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ullah Muhammad Fadl Hamed Hassoun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mah Ahmed Mahmoud Hassoun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ak Bilal Muhammad Hassoun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hmed Hossam Amin Hassoun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Bilal Muhammad Hassoun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Hassan Ali Hassoun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er Ahmed Muhammad Hassoun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Rami Muhammad Fadl Hassoun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ur Wissam Amin Hassoun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raa Hassan Ali Hassoun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ana Ahmed Mohamed Hassoun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ya Hossam Amin Hassoun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zan Rami Muhammad Fadl Hassoun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da Muhammad Fadl Hamed Hassoun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da Wissam Amin Hassoun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i Muhammad Ali Hassoun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oud Hassan Ali Hassoun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na Ahmed Mohamed Hassoun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mar Rami Muhammad Fadl Hassoun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azan Muhammad Ali Hassoun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rif Ashraf Sherif Hassoun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ssef Rami Muhammad Fadl Hassoun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dullah Muhammad Fadl Hassoun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rah Bilal Muhammad Hassoun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am Hossam Amin Hassoun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war Rami Muhammad Fadl Hassoun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bhi Hamdan Sobhi Hassoun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vin Khaled Saleh Hassoun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ima Khalil Mahmoud Al-Najjar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ahmy Muhammad Hamdan Al-Najjar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amdan Hamdan Ahmed Al-Najja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yman Shaaban Shukri Al-Najja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anan Ahmed Muhammad Al-Najjar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Zahra Ibrahim Muhammad Al-Najjar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uhammad Salman Shaldan Al-Najja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mal Hamada Khalil Al-Najjar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uhaila Hussein Hassan Al-Najja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madan Ibrahim Suleiman Al-Najjar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thia Abdel Hafez Khalil Al-Najjar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Faten Fawzi Muhammad Al-Najja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Fahmy Muhammad Al-Najja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uzan Sobhi Abdel Salam Al-Najjar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iras Fahmy Muhammad Al-Najja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neen Saad Mustafa Al-Najj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oloud Atta Muhammad Al-Najj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zen Fawzi Muhammad Al-Najja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htram Hamdan Hamdan Al-Najj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aa Bashir Abdel Karim Al-Najja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lman Amin Salman Al-Najj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mah Khader Saleh Al-Najja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hmoud Talal Awad Al-Najja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Shaldan Salman Al-Najja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hada Nabil Hassan Al-Najja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fnan Zaki Jumaa Al-Najja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Shaldan Salman Al-Najja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arah Suleiman Salman Al-Najja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bdullah Moin Salman Al-Najja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ana Ahmed Abdel Majeed Al-Najja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awan Shaldan Salman Al-Najja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deem Suleiman Salman Al-Najja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uba Shaldan Salman Al-Najjar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Hamdan Hamdan Al-Najj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Ahmed Mahmoud Al-Najja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ma Fahd Musa Al-Najja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ahid Muhammad Hussein Al-Najja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mar Muhammad Fahmy Al-Najj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azan Suleiman Salman Al-Najj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azan Suleiman Salman Al-Najj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ikmat Fahd Musa Al-Najja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 Rahman Muhammad Fahmy Al-Najj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Waaed Muhammad Hussein Al-Najja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hmoud Ahmed Saleh Al-Najja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rah Nabil Hassan Al-Najjar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tima Firas Fahmy Al-Najjar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Fahd Musa Al-Najja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baida Firas Fahmy Al-Najja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lma Muhammad Rasmi Al-Najja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baida Muhammad Rajaa Al-Najj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in Suleiman Moin Al-Najj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eman Firas Fahmi Al-Najj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tima Muhammad Fahmy Al-Najja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ulin Muhammad Rajaa Al-Najja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de Suleiman Moin Al-Najj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ya Salah Al-Din Hamdan Al-Najja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oussef Muhammad Fahmy Al-Najj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rah Firas Fahmy Al-Najja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s Muhammad Fahmy Al-Najj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ar Ahmed Nawaf Al-Najj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ad Salah al-Din Hamdan al-Najj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fa Suleiman Salman Al-Najja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i Ayed Ismail Al-Najja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hraman Suleiman Moin Al-Najja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ya Ahmed Nawaf Al-Najja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n al-Din Suleiman Moin al-Najja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mil Hafez Hassan Al-Masry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bdel Razzaq Hamed Eid Al-Masry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alak Mahmoud Ibrahim Al-Masry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Ramadan Suleiman Youssef Al-Masry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Entesar Jaber Muhammad Al-Masry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aysoon Ali Alian Al-Masry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ahmoud Suleiman Mahfouz Al-Masry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Yousry Ayesh Mahmoud Al-Masry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aysarah Mahmoud Ahmed Al-Masry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abah Muhammad Abdel Qader Al-Masry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Walid Jihad Ramadan Al-Masry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Jahan Jasser Hassan Al-Masry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uhammad Jamil Hafez Al-Masr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amzi Abdel Razzaq Hamed Al-Masry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hmed Jamil Mustafa Al-Mas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nal Nazir Mustafa Al-Masr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ani Jamil Hafez Al-Masry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amadan Kamal Mustafa Al-Mas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ohaim Maher Khalil Al-Mas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Yasser Kamal Mustafa Al-Mas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Zainab Maher Ahmed Al-Mas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Maysara Mahmoud Al-Mas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afaa Nabil Mansour Al-Mas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 Mahmoud Suleiman Al-Mas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ssma Jihad Suleiman Al-Mas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hmoud Hani Ahmed Al-Mas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Mahmoud Suleiman Al-Masr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osher Marshal Khairy Rajeh Al-Mas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leh Asaad Mustafa Al-Masry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med Mahmoud Suleiman Al-Masry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ida Walid Jihad Al-Masry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ubhia Walid Jihad Al-Mas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ubna Muhammad Atiya Al-Mas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mar Imad Muhammad Al-Masr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Ramadan Suleiman Al-Mas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Walid Jihad Al-Mas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awan Anwar Jaber Al-Masry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Walid Jihad Al-Mas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ya Kamal Mustafa Al-Mas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man Hassan Al-Masry Meda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raa Mahmoud Suleiman Al-Mas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Walid Jihad Al-Mas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idal Walid Jihad Al-Masry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zzam Azzam Anis Al-Masry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eam Mahfouz Suleiman Al-Masry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eer Muhammad Kamal Al-Masry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inan Walid Jihad Al-Masry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amil Fayez Muhammad Al-Masry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tima Al-Zahraa Walid Jihad Al-Masry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ryal Muhammad Kamal Al-Masry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bdel Razzaq Ramez Abdel Razzaq El Masry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ma Ramez Abdel Razzaq Al-Masry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di Mohamed Abdel Nasser Al-Masry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ba Gamal Sabry Al-Masry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na Shadi Abdel Salam Al-Masry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ir Hammam Salem Al-Masry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nzada Ahmed Mahmoud Al-Masry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Muhammad Abdel Nasser Al-Masr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yman Ahmed Ramadan Al-Masry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smine Ramez Abdel Razzaq El Masry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ia Yasser Kamal Al-Masry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med Ismail Muhammad Al-Kurd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Fatima Ahmed Muhammad Al-Kurd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amir Rajab Muhammad Al-Kurd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Zuhair Abdul Qadir Hadiwi Al-Kurd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Waiting for Abdullah Abdul Karim Al-Kurd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abaa Mahmoud Abdel Razzaq Al-Kurd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mi Ahmed Ismail Al-Kur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sama Ahmed Ismail Al-Kurd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Ahmed Ismail Al-Kur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Tamer Samir Rajab Al-Kur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nal Jadallah Abdul Raouf Al-Kurd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Atef Abdul Qadir Al-Ku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uzan Saeed Fares Al-Kurd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ahmoud Atef Abdel Qader Al-Ku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mmar Muhammad Ramadan Al-Ku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mi Samir Rajab Al-Kurd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isham Samir Rajab Al-Ku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ushra Refaat Ahmed Al-Kurd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el Fattah Zuhair Abdel Qader Al Ku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ossam Samir Rajab Al-Kur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omaia Jamal Muhammad Al-Kur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mad Jamal Muhammad Al-Kur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nar Atef Abdel Qader Al-Kur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Zuhair Abdul Qadir Al-Kur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r Adnan Al Kur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san Ahmed Muhammad Al-Kurd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da Zuhair Abdel Qader Al-Kurd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nas Osama Ahmed Al-Kur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rah Hassan Ahmed Al-Kur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Al-Qasim Zuhair Abdul Qadir Al-Ku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hmed Yassin Sami Ahmed Al-Ku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saad Osama Ahmed Al-Kur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tima Al-Zahraa Muhammad Ahmed Al-Kurd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wan Hassan Ahmed Al-Kurd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ul Rahman Sami Ahmed Al-Ku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maa Adnan Al-Kur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oqa Osama Ahmed Al-Kurd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 Rahman Yasser Saeed Al-Kurd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jahid Muhammad Ahmed Al-Kurd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oaa Osama Ahmed Al-Kurd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oussef Muhammad Atef Al-Kur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lim Sami Ahmed Al-Kurd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biba Abdul Qader Zuhair Al-Kur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ra Mahmoud Ismail Al-Kur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eed Sami Ahmed Al-Kur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nna Osama Ahmed Al-Kur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ynn Abdel Fattah Zuhair Al-Kur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azid Ahmed Atef Al-Ku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uhair Abdel Fattah Zuhair Al-Ku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lia Fawzi Saeed Al-Kur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halil Al-Abd Abdullah Shaheen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Walid Omar Ahmed Shaheen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Gamal Youssef Abdel Latif Shaheen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bdullah Shaheen Ahmed Shaheen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aima Ahmed Abdel Rahman Shahee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brahim Nimr Muhammad Shahee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mi Youssef Ismail Shahee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ahmoud Ayesh Mahmoud Shahee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Wafa Saeed Mahmoud Shaheen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ahmoud Abdel Halim Mohamed Shahee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uhammad Abdullah Shaheen Shahee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ostaganem Abdel Halim Mohamed Shaheen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ushra Abdel Fattah Jaber Shahee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eba Hindi Hegazy Shahee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rad Walid Omar Shahee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Youssef Sami Youssef Shahe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itham Muhammad Ali Shahee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stafa Sami Youssef Shahe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 Rahman Salman Juma Shahee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nshirah Mahmoud Ayesh Shahe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smail Sami Youssef Shahee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hima Saadi Muhammad Shahee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Warda Ibrahim Ayesh Shahee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Yasmine Ibrahim Ayesh Shahee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bdul Rahman Muhammad Abdullah Shahee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deel Sami Youssef Shahe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zhar Ibrahim Ayesh Shahee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rah Muhammad Abdullah Shahee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nas Muhammad Abdullah Shahe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ama Sami Youssef Shahee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Muhammad Abdullah Shahee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esma Mahmoud Ayesh Shah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ahya Sultan Zayed Shahee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riq Mahmoud Abdullah Shahee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lah Mahmoud Abdullah Shahe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Baraa Tayseer Shahe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hmoud Muhammad Abdullah Shahee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i Mahmoud Ayesh Shahee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aa Murad Walid Shahee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haf Rami Sadiq Shahee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heen Murad Walid Shahee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isha Jihad Jalal Shahee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"Son of" Rahima Saadi Muhammad Shaheen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zouqa Freej Suleiman Abu Jazar</text:p>
          </table:table-cell>
          <table:table-cell office:value-type="string" calcext:value-type="string">
            <text:p>female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Jomah Sarhan Khalil Abu Jazar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usa Hamdan Muhammad Abu Jazar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arid Muhammad Mahmoud Abu Jaza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aqreed Ismail Hassan Abu Jaza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herine Kamal Issa Abu Jazar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hmed Jumah Sarhan Abu Jaza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Yasmine Salem Hamdan Abu Jazar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lwa Samih Youssef Abu Jaza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ariman Ismail Mahmoud Abu Jaza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Jumah Sarhan Abu Jaz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oaa Ibrahim Musa Abu Jaza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bie Jumah Sarhan Abu Jaza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ilal Saeed Ahmed Abu Jaza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 Rahman Samih Youssef Abu Jaza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fnan Naji Suleiman Abu Jaza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ousry Samir Suleiman Abu Jaza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Yahya Mahmoud Muhammad Abu Jaza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Ibrahim Suleiman Abu Jaza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lam Mahmoud Ibrahim Abu Jaza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Anis Jumah Abu J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slam Muhammad Ibrahim Abu Jaza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uma Anis Juma Abu Jaz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arah Ibrahim Suleiman Abu Jazar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na Walid Ismail Abu Jazar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alid Ismail Abu Jazar witnessed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ma Omar Hassan Abu Jaza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oura Ibrahim Suleiman Abu Jaza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Walid Ismail Abu Jaza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lah Muhammad Salah Abu Jaza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amen Muhammad Saleh Abu Jaza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aa Mahmoud Jumah Abu Jazar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ba Omar Hassan Abu Jazar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halia Mahmoud Jumah Abu Jaza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men Rabie Jumah Abu Jaz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dal Thaer Ahmed Abu Jaz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hmed Omar Hassan Abu Jaz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el Salam Mahmoud Jumah Abu Jaz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m Rabie Jumah Abu Jaza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ar Hassan Abu Jazar san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Mamdouh Muhammad Abu Jaza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a Mamdouh Muhammad Abu Jaza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in Saeed Muhammad Musa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iyam Mahmoud Abdel Rahman Musa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mir Salamah Ali Musa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etnah Muhammad Abdel Qader Musa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aghda Nayef Khaled Mus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asser Hosni Salamah Mus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sma Ahmed Salem Mus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hehab Sabry Abdullah Mus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slam Khader Khaled Mus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sma Mahmoud Musa Mus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yman Samir Salamah Mus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Gamal Hassan Mus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hmed Abdel Karim Mus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eer Hosni Salamah Mus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ahil Khader Khaled Mu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faa Jamil Mahmoud Mu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Yasser Muhammad Mus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dham Samir Salama Mouss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mal Khader Khaled Mus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da Khader Khaled Mu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ryam Muhammad Khamis Mus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Nasser Hosni Mus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oussef Nasser Hosni Mus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ama Jawad Hosni Mus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ul Rahman Nasser Hosni Mus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mal Mustafa Jamal Mus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Ahmed Jamal Mus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ghda Adel Muhammad Mus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Jawad Hosni Mus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ia Ayman Samir Mouss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la Hassan Jamal Mus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ma Ahmed Jamal Mus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oussef Hossam Hussein Mus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lana Ayman Samir Mouss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Fadi Dhiyab Mus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Adel Muhammad Mus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ryal Muhammad Ahmed Mus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amond Ayman Samir Mouss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oussef Ahmed Jamal Mus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haa Mustafa Jamal Mus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kan Hossam Hussein Mus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ihad Muhammad Hussein Al-Kahlot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uhail Hassan Ahmed Al-Kahlot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Ghada Abdel Rahman Younis Al-Kahlot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haker Marzouk Shaker Al-Kahlot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Wael Hassan Mahmoud Al-Kahlot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ind Abdel Karim Abdel Rahim Al Kahlo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atima Khamis Abdel Kahlot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Khawla Jihad Muhammad Al-Kahlo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ffat Zein Rabah Al-Kahlot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Maher Abdel Rahman Al-Kahlo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Wafaa Youssef Ali Al-Kahlot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ssam Mahmoud Muhammad Al-Kahlo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ssan Suhail Hassan Al-Kahlo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bdel Fattah Ezzo Abdel Fattah Al Kahlou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ya Suhail Hassan Al-Kahlot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Maher Abdel Rahman Al-Kahlo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awan Sami Youssef Al-Kahlot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Suhail Hassan Al-Kahlo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hmoud Suhail Hassan Al-Kahlo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di Suhail Hassan Al-Kahlo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bdul Rahman Suhail Hassan Al-Kahlo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ur Essam Mahmoud Al-Kahlot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oussef Rami Abdel Rahim Al-Kahlot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rah Hassan Marzouk Al-Kahlot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ghad Shaker Marzouk Al-Kahlot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lak Shaker Marzouk Al-Kahlot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azem Hassan Marzouq Al-Kahlot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ullah Shaker Marzouk Al-Kahlot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mar Bilal Bashir Al-Kahlo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Nael Ismail Al-Kahlo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Essam Mahmoud Al-Kahlot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Bahaa El-Din Awad Al-Kahlo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am Shaker Marzouk Al-Kahlo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ly Hassan Marzouk Al-Kahlot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ham Ibrahim Abdel Karim Al-Kahlot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Ahmed Suhail Al-Kahlot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ein al-Din Muhammad Maher al-Kahlot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Ahmed Awad Hegazy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bdel Karim Hamdi Abdel Hegazy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Khetam Muhammad Ramadan Hegazy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ahdi Hamdi Abd Hegazy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Basma Abdul Rahim Mahmoud Abu Shammala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kram Hamad Hamdan Hegaz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ana Abdul Qader Muhammad Abu Shammala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Jawad Hassan Ali Abu Shammala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asil Hassan Kamel Abu Shammala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Reem Muhammad Abdel Razzaq Hegazy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la Muhammad Abd Hegazy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Omar Mahmoud Hegaz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atima Fawzi Abd Abu Shammal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smail Samir Hussein Abu Shammal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ifa Saeed Ahmed Abu Shammal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Samir Diab Hegaz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alal Mahmoud Robin Hegazy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Omar Mahmoud Hegaz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del Khaled Ibrahim Hegaz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oamen Abdel Karim Hamdi Hegazy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Osama Omar Mahmoud Hegaz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ala Talal Hussein Abu Shammal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Samir Hussein Abu Shamala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eba Nabil Abdel Rahman Abu Shammal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bdel Rahman Samir Diab Hegaz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ryam Samir Diab Hegaz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asneem Bassam Abdullah Abu Shamal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aderin Bashir Muhammad Abu Shammal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la Ayman Ibrahim Hegaz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brahim Samir Hussein Abu Shammal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arifa Ghaleb Muhammad Abu Shammal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sraa Mustafa Darwish Hegazy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Khaled Abdel Rahman Abu Shammal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ismillah Muhammad Khaled Muhammad Hegazy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a Iyad Ahmed Abu Shammal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ada Ahmed Mahmoud Hegaz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asneem Ibrahim Saeed Abu Shammal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jd Mahmoud Omar Hegazy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zz El-Din Ahmed Shehdeh Hegazy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jed Ismail Abu Shammala witnesse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mad Akram Hamad Hegazy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hmoud Ibrahim Saeed Abu Shammal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ak Muhammad Omar Hegazy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Yamen Ayman Samir Abu Shammal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 Rahman Muhammad Omar Hegazy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our Akram Hamad Hegazy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rim Muhammad Samir Abu Shamal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mir Muhammad Samir Hegazy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mir Ahmed Samir Abu Shamal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m Ayman Ismail Abu Shammal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smine Ibrahim Saeed Abu Shammal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Akram Hamad Hegazy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 Rahman Ayman Samir Abu Shammal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lal Muhammad Omar Hijaz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Ahmed Samir Abu Shamal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Abdullah Ahmed Hegazy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in Al-Abidin Muhammad Samir Hegazy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 Imad Naeem Hegazy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di Rami Salah El-Din Ismail Abu Shammal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Abdullah Ahmed Hegazy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am Ayman Ismail Abu Shammal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eina Ismail Samir Abu Shammal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had Hani Iyad Abu Shammal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isha Salah Al-Din Ismail Abu Shamma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ra Ahmed Samir Abu Shamma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lal Majid Ismail Abu Shamma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sab Mahmoud Nayef Abu Shammal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irut Muhammad Iyad Abu Shammal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mira Muhammad Omar Hegazy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zz Abdel Aziz Ezz Hegazy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a Allah Mahmoud Nayef Abu Shammal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k Mahmoud Ibrahim Hegazy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ber Ahmed Muhammad Al-Nabahi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rif Ahmed Salem Al-Nabahi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ntisar Abdul Latif Muhammad Al-Nabahin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min Muhammad Abdullah Nofal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amam Youssef Khalil Nofal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ona Abdel Rahman Ahmed Al Nabahi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Khaled Muhammad Mahmoud Al-Nabahin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ohamed Salah Rashid Al-Dalu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aghda Ibrahim Muhammad Al-Dalu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hmed Salah Rashid Al-Dalu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ahmoud Salah Rashid Al-Dalu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zen Ahmed Abdel Dalu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yman Ahmed Abdullah Nofa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anaa Selim Mahmoud Al-Dalu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mah Fayez Rashid Al-Dalu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omia Asaad Ahmed Al-Dalu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Suleiman Mahmoud Al-Nabah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ntaha Ahmed Abdel Dalu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ahran Ahmed Al-Abd Al-Dalu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moud Nasr Muhammad Nofal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aed Nofal Saleh Nofal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Hisham Ratib Nofa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sma Musa Muhammad Al-Nabahi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Musa Muhammad Al-Nabah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nan Ahmed Salim Nofal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Hisham Ratib Nofa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holoud Fares Saad Al-Dalu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sma Fathi Salim Al-Nabahi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oatasem Amin Muhammad Nofa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ryam Muhammad Youssef Nofa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abila Nasr Muhammad Nofal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oamen Amin Muhammad Nofa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az Mahmoud Nimr Al-Nabahi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Youssef Musa Muhammad Al-Nabahi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yam Mohamed Salah Al-Dalu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Jihad Ibrahim Suleiman Al-Nabahi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ysra Amin Muhammad Nofa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brahim Hisham Ratib Nofa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hmoud Khamis Hamouda Al-Dalu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eham Omran Saleh Al-Dalu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alia Khaled Mohammed Al-Nabahi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nar Muhammad Salah Al-Dalu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sem Saeed Shuaib Al-Nabah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mar Abdel-Hay Ali Al-Nabah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em Rafiq Subhi Al-Dalu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deel Abdel Fattah Atiya Al Nabahi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oman Ismail Salim Al-Nabahi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tiyah Fathi Atiyah Al-Nabahi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man Ahmed Salah Al-Dalu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har Abdel-Hay Ali Al-Nabahi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mi Mazen Ahmed Al-Dalu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i Mazen Ahmed Al-Dalu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hmoud Samir Ghazi Al-Nabah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yah Ahmed Salah Al-Dalu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ur Ahmed Salah Al-Dalu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oaa Mohamed Salah Al-Dalu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Mazen Ahmed Al-Dalu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lak Sa'id Nawfal Nawfa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Mahran Ahmed Al-Dalu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ohamed Ahmed Salah Al-Dalu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ghad Muhammad Suleiman Al-Nabahin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in Muhammad Amin Nof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haf Jaafar Atiya Al-Nabahi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ayad Mahran Ahmed Al-Dalu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eer Saed Nofal Nofal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Mustafa Amin Nofa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Moatasem Amin Nofa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Jaafar Atiya Al-Nabahi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Mazen Ahmed Al-Dalu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yan Mahmoud Salah Al-Dalu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ula Muhammad Suleiman Al-Nabahi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Saed Nofal Nof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toul Ahmed Salah Al-Dalu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mr Mostafa Amin Nof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oataz Mahran Ahmed Al-Dalu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youb Mahmoud Nasr Nof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mza Muhammad Amin Nof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i Moatasem Amin Nof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reej Fadi Fathi Al-Nabah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lessing Mahran Ahmed Al-Dalu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Fadi Fathi Al-Nabahi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hmoud Mustafa Amin Nofa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amal Ibrahim Atiya Al-Nabah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nan Tamer Fathi Al-Nabah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am Fadi Fathi Al-Nabah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in al-Din Nihad Suleiman al-Nabah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ghad Salah al-Din Muhammad al-Dalu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mir Saed Nofal Nofa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lam Momen Amin Nofa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na Moatasem Amin Nofa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nah Salah al-Din Muhammad al-Dalu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yan Tamer Fathi Al-Nabahi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hmoud Moamen Amin Nofa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mam Mustafa Amin Nofal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youb Muhammad Suleiman Al-Nabahi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la Walid Sabri Al-Nabahi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aa Salah al-Din Muhammad al-Dalu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Tamer Fathi Al-Nabahi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yas Moaz Amin Nofa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ima Moatasem Amin Nofa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Mohamed Amin Nofa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n of Nabila Nasr Muhammad Nofa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adi Hafez Al-Malahi Qishta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Khadra Ragheb Malhi cream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aisal Mohsen Muhammad Qashta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yad Muhammad Abdel Raouf Qisht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btihaj Saadi Hafez Qashta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amez Muhammad Abdel Raouf Qisht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la Omar Saleh Qisht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btisam Naji Shehada Qasht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med Muhammad Abdel Raouf Qasht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Jaber Saadi Hafez Qasht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adija Muhammad Najib Muhammad Qash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our Al-Huda Faisal Mohsen Qesht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har Samir Ragheb Qesht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ina Khaled Hafez Qasht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onia Muhammad Mustafa Qasht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ir Muhammad Saadi Qasht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ayan Nazmi Muhammad Qasht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ma Iyad Muhammad Qasht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mira Muhammad Saadi Qasht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raa Iyad Muhammad Qasht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adi Muhammad Saadi Qasht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na Ramez Muhammad Qasht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Iyad Muhammad Qasht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amen Muhammad Saadi Qasht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mad Ramez Muhammad Qasht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eina Samed Muhammad Qasht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ain Samed Muhammad Qasht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ra Ali Mahmoud Qesht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Samed Muhammad Qasht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azan Ramez Muhammad Qasht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rna Ali Mahmoud Qesht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mar Ali Mahmoud Qesht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ra Muhammad Saadi Qasht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fez Othman Abdel Qader Al-Aid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atima Mahmoud Hassan Al-Aidi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Rabab Mahmoud Muhammad Al-Aidi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ni Muhammad Ali Al-Aid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eem Khamis Abdel Rahman Al-Aid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ami Atallah Abdel Rahman Al-Aid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hadi Zayed Odeh Al-Aid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raa Khaled Muhammad Al-Aid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di Zayed Odeh Al-Aid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hafiq Zayed Odeh Al-Aid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ly Nabil Ali Al-Aidi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abil Nafez Othman Al-Aid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adine Atallah Abdel Rahman Al-Aid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breen Nafez Othman Al-Aid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emas Muhammad Nabil Al-Aid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Atallah Abdel Rahman Al-Aid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azan Ahmed Nabil Al-Aid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Atallah Abdel Rahman Al-Aid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mi Atallah Al-Aidi sang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lal Nabil Al-Aidi's yar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am Muhammad Nabil Al-Aid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lin Nafez Othman Al-Aid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ya Rami Atallah Al-Aid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issam Ali Nabil Al-Aid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Zayed Shadi Zayed Al-Aid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hed Mahmoud Nafez Al-Aid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la Bilal Nabil Al-Aid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bab Mahmoud Nafez Al-Aid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r Shadi Atallah Al-Aid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az Hani Muhammad Al-Aid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ais Ali Nabil Al-Aid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bil Bilal Nabil Al-Aid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ad Mohamed Mohamed Gouda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ouad Muhammad Ali Hamdan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oha Othman Shaaban Gouda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Basma Juma Mahmoud Hamda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owaida Mahmoud Khalil Hamda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hmed Awad Nabhan Hamd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Muhammad Salem Goud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Khalil Ramadan Goud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uhaila Abdel Hamid Mohamed Hamd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thman Salah Ahmed Hamd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aa Khalil Ramadan Goud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sraa Ahmed Mahmoud Hamda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hadi Rasmi Awad Hamda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Nabil Ahmed Goud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Zakaria Ahmed Hamd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isha Sami Awad Hamd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ntisar Muhammad Maher Saleh Goud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eer Abdel Salam Mohamed Hamda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amen Muhammad Deeb Hamd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-Zahra Ibrahim Muhammad Goud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shjan Nabil Abdel Hamid Goud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ysarah Kamal Muhammad Hamd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eba Khalil Ramadan Goud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deel Kamal Mohammed Hamda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Khaled Mohammed Deeb Hamd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Atef Abdel Wahab Hamda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Mufid Atta Goud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raa Khalil Ramadan Goud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lah Kamal Muhammad Hamd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slam Kamal Muhammad Hamda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Salem Muhammad Goud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asma Fathi Othman Goud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li Wissam Ali Joude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mza Muhammad Kamal Hamda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ek Wissam Anwar Goud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la Sami Abdel Karim Goud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oaa Muhammad Kamal Hamd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ie Ihab Darwish Goud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sneem Salem Mohammed Goud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haf Ibrahim Ramadan Goud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a Sami Abdel Karim Goud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snim Muhammad Kamal Hamd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isham Wissam Ali Goud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azal Mahmoud Abdel Hamid Goud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lak Muhammad Awad Hamda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la Shadi Rasmi Hamda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war Hazem Kamal Hamda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ya Mahmoud Abdel Hamid Goud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yam Wissam Ali Joude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m Hazem Kamal Hamd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ia Muhammad Kamal Hamd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usay Ramadan Khalil Joude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ur Hazem Kamal Hamd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rim Mahmoud Abdel Hamid Goud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la Shadi Rasmi Hamd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ha Ramadan Khalil Joude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uad Mohamed Mohamed Goud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Abdullah Ibrahim Goud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dih Ahmed Wadih Hamda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ma Moamen Muhammad Hamda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sk Muhammad Khalil Goud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lal Muhammad Kamal Hamdan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hana Musa Ibrahim Abu Naja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ami Suleiman Mahmoud Abu Naja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oda Hussein Mahmoud Abu Naja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osni Ahmed Muhammad Abu Naj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uzain Musa Ibrahim Abu Naj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Yasmine Mahmoud Muhammad Abu Naj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ayfa Asaad Hamdan Abu Naja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Karam Ibrahim Ismail Abu Naj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Ghaida Abdel Qader Ahmed Abu Naj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Sami Suleiman Abu Naj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Hosni Ahmed Abu Naj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Ibrahim Muhammad Abu Naj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med Hassanein Suleiman Abu Naj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isreen Ahmed Hussein Abu Na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iham Sami Suleiman Abu Naj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ama Hassanein Suleiman Abu Naj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sama Sami Suleiman Abu Naj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ss Sami Suleiman Abu Naj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toul Hosni Ahmed Abu Naj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yam Hosni Ahmed Abu Naj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ya Hosni Ahmed Abu Naj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stafa Hammam Hamdan Abu Naj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haled Ramzi Sami Abu Naj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Zakaria Hosni Ahmed Abu Naj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leiman Muhammad Hassanein Abu Naj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i Ramzi Sami Abu Naj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ssa Hosni Ahmed Abu Naj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da Muhammad Ismail Abu Naj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biba Suleiman Sami Abu Naj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aine Muhammad Sami Abu Naj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Mahmoud Asaad Ahmed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uleiman Noman Rabah Habous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hmoud Abdel Fattah Mohamed Awad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Kamla Saeed Mohamed Ahmed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hadija Muhammad Ahmed Ahmed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arwa Noman Rabah Habous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adia Ezzo Mohamed Awad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btisam Arslan Salem Haboush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Rizk Muhammad Nimr Al-Hassi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oda Ibrahim Hammad Ahme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ani Ibrahim Salim Al-Madhou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med Suleiman Younis Awad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bdel Nasser Mohamed Abdel Rahman Awad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Sabah Diab Hassan Abu Odeh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Jihad Muhammad Abd al-Rahman Awa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mira Fouad Hassan Al-Madhou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Khaled Khalil Hussein Abu Odeh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lwa Musa Ibrahim Zorob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Khalidiya Rajab Ali Awa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Jamalat Khalil Muhammad Zorob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uzan Abbas Muhammad Abu Ode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Fadl Mustafa Muhammad Al-Hassi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Wissam Muhammad Ibrahim Abu Ode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tem Sobhi Hassan Awad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hmed Youssef Abdel-Jabbar Awa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uhammad Mustafa Farhan Al-Hassi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owaida Ahmed Hassan Al-Hassi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amer Mohamed Arif Ahme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isreen Hosni Ismail Al-Madhou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yad Ibrahim Jasser Zorob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mah Mahmoud Khaled Awad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asen Ahmed Muhammad Al-Madhou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adi Jihad Farid Ahme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haled Fouad Muhammad Abu Ode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Muhammad Naguib Mustafa Al-Hass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man Muhammad Mahmoud Ahme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aysaa Khamis Mahmoud Zoroub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al Mahmoud Zayed Al Madhou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oaa Muhammad Naguib Mustafa Al-Hassi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nas Ahmed Abdel Aziz Abu Ode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Juliet Hashem Ahmed Ahmed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Diaa Aladdin Mahmoud Ahmed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Osama Fouad Muhammad Abu Ode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ilal Zaher Ismail Ahme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sa Mahmoud Musa Zorob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stafa Muhammad Naguib Mustafa Al-Hass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hmah Abdul Rahim Muhammad Awad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dam Ismail Sidqi Al-Madhou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er Saadi Abdel Latif Abu Ode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haima Raed Mahmoud Habous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sab Suleiman Noman Habous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mdouh Mahmoud Musa Zorob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Atef Muhammad Awa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lam Zakaria Muhammad Ahmed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bah Ahmed Musa Zoroub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Nahed Mahmoud Ahm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mjad Majed Muhammad Abu Ode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obh Naeem Muhammad Al-Hass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nal Ziad Khamis Abu Ode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zem Mahmoud Ismail Abu Ode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ebanese Ahmed Hamdi Habous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tima Mahmoud Musa Zoroub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meh Hani Ibrahim Al-Madhou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zz El-Din Suleiman Noman Habous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beer Khaled Muhammad Abu Odeh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oaa Abdel Nasser Muhammad Awa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edemption Mahmoud Musa Zorob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baida Jihad Muhammad Awa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ur Al-Huda Jihad Muhammad Awa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ina Zakaria Mohieddin Al-Madhou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agham Hatem Rabhi Al-Madhou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Wala Suleiman Noman Habous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Hani Ibrahim Al-Madhou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isreen Abdel Moneim Mohamed Ahme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afat Aladdin Mahmoud Ahme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em Khaled Ali Abu Ode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Jawdat Ahmed Abdel Aw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nnad Khaled Ramadan Al-Hass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stafa Muhammad Mahmoud Al-Madhou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sraa Zakaria Mohamed Ahmed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hmoud Abdel Rahim Mohamed Awad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Hani Ibrahim Al-Madhou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Jihad Muhammad Awa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Hani Ramadan Al-Hass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adi Samir Ramadan Al-Hass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Khaled Ahmed Habous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Jamal Samir Ramadan Al-Hass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di Hani Ibrahim Al-Madhou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ariman Hatem Rabhi Al-Madhou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ifa Alaa El Din Mahmoud Ahmed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ariq Jamal Abdullah Ahm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Rizq Muhammad Al-Hass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Jannat Zaki Youssef Habous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iraj Al-Din Marwan Muhammad Al-Hass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ondos Suleiman Noman Habous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Hatem Mohammed Al-Hass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Nafez Muhammad Awa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 Rahman Rami Ali Zorou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Abdel Nasser Mohamed Awa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Raed Ayesh Ahme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deel Akram Diab Abu Ode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 Rahman Suleiman Noman Habou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haled Nayef Muhammad Awa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sraa Abdel Nasser Mohamed Awad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btihaj Saeed Youssef Zoroub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eam Khaled Ramadan Al-Hass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raa Hani Ramadan Al-Hass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lak Samir Ramadan Al-Hass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assan Hatem Mohammed Al-Hass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aifa Rajab Ahmed Al-Hass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wa Khalil Juma Ahmed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asnim Abdul Karim Ramadan Al-Hass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az Ahmed Rajab Awa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enat Allah Hani Ibrahim Al-Madhou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mar Musa Mahmoud Zoroub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ima Jihad Ahmed Awa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oaz Khamis Sidqi Al-Madhou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ullah Jawad Mahmoud Al-Hass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Suleiman Noman Habous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day Hani Ibrahim Al-Madhou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ma Muhammad Fouad Abu Ode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Majed Muhammad Abu Ode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ima Mahmoud Naeem Haboush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Sobhi Muhammad Awa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sama Noman Suleiman Habous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hd Munir Salah Al-Madhoun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man Mahmoud Musa Zoroub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badah Muhammad Fouad Abu Oud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ayan Iyad Ibrahim Zorob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ma Khamis Sedqi Al-Madhou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mr Imad Farid Ahme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isha Ahmed Fouad Abu Ode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uleiman Noaman Suleiman Habous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llinn Iyad Ibrahim Zoroub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ohamed Mahmoud Mohamed Ahmed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enie Jihad Muhammad Awa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vin Muhammad Fouad Abu Ode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eem Muhammad Naeem Al-Hass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hmoud Hatem Muhammad Al-Hass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smail Noman Suleiman Habous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asmine Muhammad Fayez Abu Ode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lin Mahmoud Naeem Habous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brahim Noman Suleiman Habous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di Hani Ramadan Al-Hass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Ahmed Khalil Zoroub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ria Noman Suleiman Haboush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jr Ziad Muhammad Abu Ode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hmoud Musa Mahmoud Zoroub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bdul Rahman Osama Fouad Abu Ode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brahim Iyad Ibrahim Zorob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stafa Tamer Mohamed Ahme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kram Muhammad Abd al-Rahim al-Madhou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mar Noman Suleiman Habous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Anas Musa Abu Ode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leh Noman Suleiman Habous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hmoud Muhammad Abd al-Rahim al-Madhou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iham Abdel Rahman Abdel Nasser Awa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haled Rami Khaled Al-Hass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jid Amjad Majid Abu Ode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leiman Musab Suleiman Habous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ileen Abdel Rahman Abdel Nasser Awa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tima Muhammad Abd al-Rahim al-Madhou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nda Muhammad Alaa El-Din Ahme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Abdullah Musa Zorob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reen Noman Suleiman Habous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 Rahman Mahmoud Naeem Habous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yam Akram Diab Abu Ode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dy Musa Mahmoud Zoroub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ia Amjad Majed Abu Ode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Bilal Zahir Ahme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sa Abdullah Musa Zorob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dra Muhammad Alaa El-Din Ahme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nan Iyad Ibrahim Zoroub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war Rizq Suleiman Zorob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ur El-Din Hamza Omar Abu Odeh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aine Tamer Mohamed Ahme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ani Muhammad Abd al-Rahim al-Madhou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say Muhammad Alaa Al-Din Ahme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lam Sameh Hani Al-Madhou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ar Khamis Sidqi Al-Madhou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ynn Saeed Mahmoud Al-Madhou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lal Ahmed Khalil Zorob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Amjad Majed Abu Ode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btisam Noman Suleiman Habous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Mahmoud Youssef Al-Hass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tem Ahmed Hatem Al-Hass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am Muhammad Abd al-Rahim al-Madhou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jwa Sameh Hani Al-Madhou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lsan Noman Suleiman Habous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akaria Ezzedine Suleiman Habous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a Ezz El-Din Ahmed Zoroub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jab Ahmed Hatem Al-Hass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aida Raafat Alaa El-Din Ahme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aine Muhammad Fayez Abu Ode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Abdel Rahman Abdel Nasser Awa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raa Iyad Ibrahim Zorob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tima Numan Suleiman Habous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tan Muhammad Abd al-Rahim al-Madhou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msa Bilal Khalil Zoroub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ullah Ahmed Khalil Zorob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di Mohamed Alaa El-Din Ahme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el Rahim Ahmed Abdel Rahim Aw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hani Ezz El-Din Ahmed Zoroub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sha Ramadan Muhammad Totah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uhammad Matar Darwish Fares Atallah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ouad Muhammad Abd Atallah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Jamila Muhammad Saeed Atallah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uhammad Sobhi Muhammad Atallah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ayez Darwish Fares Atallah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fez Alyan Ismail Atallah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anan Hamdan Mahmoud Totah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mad Hamdan Mahmoud Totah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ansour Muhammad Matar Darwish Atallah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asser Muhammad Matar Darwish Atalla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yad Hamdan Mahmoud Totah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Neema Ali Mahmoud Tota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asr Muhammad Matar Darwish Atalla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Jamil Moeen Abdul Malik Atall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isham Hamdan Darwish Atall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aher Muhammad Matar Darwish Atall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Hamdan Mahmoud Tot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Yasmine Hamdan Mahmoud Totah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Hamdan Darwish Atalla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hadi Awni Jabr Tota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mail Hamdan Mahmoud Tota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mar Ibrahim Darwish Atalla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ah Ziyad Ahmed Tota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deel Farid Hassan Tota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un Bassam Saeed Atalla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Zakaria Mansour Muhammad Matar Atalla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rihan Iyad Hamdan Tota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mail Mansour Muhammad Matar Atalla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Hussein Darwish Atalla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ares Jihad Fares Atalla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onia Iyad Hamdan Tota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al Imad Hamdan Tota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aa Bassam Saeed Atall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sab Nasser Muhammad Matar Atall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Iyad Hamdan Tota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mar Waseem Hamdan Atalla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afar Nasser Muhammad Matar Atalla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ira Imad Hamdan Tota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haa Hisham Hamdan Atalla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toul Iyad Hamdan Tota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ahaf Muhammad Hamdan Tota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isha Iyad Hamdan Tota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yan Muhammad Hamdan Tota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Jamil Moeen Atalla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ma Iyad Hamdan Tota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ri Muhammad Hamdan Tota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hya Iyad Hamdan Tot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nas Jamil Moeen Atall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ur Nihad Hamdan Tota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lias Muhammad Hamdan Totah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zal Jamel Moein Atalla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iad Muhammad Riad Tota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jd Muhammad Hamdan Tota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jid Ismail Hamdan Tota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Nidal Hisham Atallah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slim Mahmoud Ahmed Qudayh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alah Ibrahim Muhammad Qudayh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ouad Salem Salman Qudaih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min Jabbara Faluji Agh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atem Saeed Ghanem Al-Agh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Jawaher Suleiman Hamad Qadeeh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Iman Muhammad Ismail Qudayh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na Jihad Muhammad Al-Agh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idal Atta Mahmoud Quday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uleiman Mahmoud Suleiman Qadee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ammad Khader Hammad Quday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Hossam Shehada Qadee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adi Saadi and Wasfi Al-Ag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Khamis Younis Khamis Al Agh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nan Ibrahim Ismail Qudayh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yad Suleiman Salem Qudai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naa Khaled Mahmoud Qudaih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Yunus Khamis Al Agh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Junaid Jamal Mustafa Quday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ntaser Juma Suleiman Qadee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mad Abdul Hamid Muhammad Al-Agh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l Sayed Jumaa Suleiman Qadee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isreen Shaaban Raafat Al-Agh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nnad Amin Jabbara Agh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lman Jalal Fares Qudai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amal Ayman Abdel Hadi Quday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ji Hatem Saeed Al Agh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eed Iyad Saeed Al Agh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oamen Amin Jabbara Agh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ind Abdel Hamid Abdel Jawad Al Agh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ael Kamel Odeh Kodei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Ibrahim Hamdan Quday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Tamim Faluji Agh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dullah Suleiman Fayez Qadee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moun Amin Jabbara Agh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jid Hatem Saeed Al Agh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Hatem Zaki Qadee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yman Salah Ibrahim Quday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ni Ghassan Salem Quday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aseem Amin Jabbara Agh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if Hammad Khader Qadee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saad Naeem Othman Agh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ma Samer Jabbara Al-Agh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rar Saleh Yousef Al Agh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ounis Khamis Younis Al Agh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mas Suleiman Mahmoud Qudai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hmoud Suleiman Mahmoud Qadee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unus Muhammad Yunus Al-Agh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raa Khamis Younis Al Agh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ur Khamis Younis Al Agh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ia Shadi Rajab Kodei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la Muhammad Younis Al-Agh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lin Muhannad Amin Al-Agh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eel Muhannad Amin Al Agh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ul Raouf Saleh Ali Al-Farra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adia Saleh Badr Saqallah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bdel Rahman Ahmed Abdel Rahman Shehab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slam Alian Suleiman Al-Farra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ouad Rabie Abdel Rahman Shehab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amira Muhammad Ismail Al-Farra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ssam Tawfiq Hafez Al-Farr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bdel Rahman Rabie Abdel Rahman Shehab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ani Jalal Abdel Sattar Al-Farra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aroun Jalal Abdel Sattar Al-Farr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eed Mohammed Saeed Saq Allah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Omar Muhammad Saeed Saq Allah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adl Muhammad Abdel Aziz Saqallah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ustafa Omar Mustafa Sheha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har Essam Jalal Saqi Allah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atem Muhammad Fakhri Al-Farr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imat Youssef Khalil Al-Farr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sma Rabie Abdel Rahman Shehab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ia Abdel Rahman Ahmed Shehab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Khurshid Muhammad Saeed Saq Allah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hmed Fouad Muhammad Abdel Aziz Saqalla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hmed Abdel Rahman Ahmed Shehab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a Ahmed Gouda Al-Farra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leh Omar Mustafa Shehab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ani Essam Saleh Saqall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ziz Muhammad Fakhri Mahdi Al-Farr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ona Nahed Muhammad Shehab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bdullah Omar Mustafa Shehab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meed Muhammad Saeed Saqalla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Abdel Rahman Ahmed Shehab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deel Mahmoud Mahdi Al-Farr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hawla Omar Mustafa Sheha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ryam Ezzat Saeed Saqall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brahim Abdel Raouf Saleh Al-Farr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thi Abdel Karim Fathi Al-Farr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ael Mahmoud Muhammad Saqalla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Khurshid Saeed Muhammad Saqall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nas Khattab Muhammad Abdel Karim Shehab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la Abdel Raouf Saleh Al-Farr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man Omar Muhammad Saq Alla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yah Saeed Muhammad Saqalla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uqa Essam Tawfiq Al-Farr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hadeer Abdul Raouf Saleh Al-Farr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Mustafa Omar Sheha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asmine Saeed Muhammad Saqalla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ussell Essam Tawfiq Al-Farr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Tawfiq Ezzat Saeed Saqall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Mustafa Omar Shehab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wand Saleh Omar Shehab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awoud Fadl Muhammad Saq Alla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ehab Omar Muhammad Saqallah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Hatem Muhammad Al-Farr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nas Saleh Omar Shehab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Khushid Omar Muhammad Saqalla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hmed Mahmoud Muhammad Saqalla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el Rahman Ahmed Abdel Rahman Shehab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sraa Muhammad Abdel Rahman Shehab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Hatem Mohammed Al-Farr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dyan Essam Tawfiq Al-Farr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Hani Essam Saqallah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tus Abdel Rahman Rabie Shehab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yam Mahmoud Saad Al-Farr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ita Abdel Rahman Rabie Shehab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m Aziz Muhammad Fakhri Al-Farr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ssam Hani Essam Saqall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ilal Abdel Rahman Rabie Shehab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dy Muhammad Abdel Rahman Shehab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eed Khurshid Muhammad Khurshid Saeed Saq All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isha Omar Mustafa Shehab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en Muhammad Khurshid Saeed Saq Alla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cca Imad Tawfiq Al-Farr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war Ibrahim Abdel Raouf Al-Farr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dul Karim Abdullah Omar Shehab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zzat Asaad Ezzat Saq Alla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tafa Hani Essam Saqalla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el Raouf Ibrahim Abdel Raouf Al-Farr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Omar Mustafa Shehab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rah Fathi Abdel Karim Al-Farr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dal Ali Muhammad Al-Mutawq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ul Muti Youssef Al-Abd Al-Mutawaq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Amerah Muhammad Sabri Al-Mutawq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merah Muhammad Sabri Al-Mutawq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Kefa Maher Sabri Al-Mutawq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bri Muhammad Sabri Al-Mutawq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brahim Maher Sabri Al-Mutawq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riq Abdul Hakim Ahmed Al-Mutawq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man Ibrahim Ahmed Al-Mutawq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mail Muhammad Sabri Al-Mutawq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Muhammad Sabry Al-Mutawq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eba Maher Sabri Al-Mutawq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aima Abdel Muti Youssef Al-Mutawaq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asneem Saeed Yousef Al-Mutawq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stafa Nour El-Din Ahmed Al-Mutawq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wan Saeed Youssef Al-Mutawq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oussef Saeed Youssef Al-Mutawq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akaria Khabbab Muhammad Nabil Al-Mutawq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aneen Abdul Rahman Maher Al-Mutawq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mza Abdul Rahman Maher Al-Mutawq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ri Tariq Abdul Hakim Al-Mutawq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rim Tariq Abdul Hakim Al-Mutawq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Marwan Abdel Hakim Al-Mutawq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Abdel Rahman Maher Al-Mutawaq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as Khabbab Muhammad Nabil Al-Mutawq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line Ismail Muhammad Al-Mutawq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thi Ahmed Ahmed Sobh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aleha Madi Humaidan Sobh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nsour Abdel Mahmoud Sob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ha Suleiman Ahmed Sobh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Kamal Mansour Abdel Sob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amada Mansour Abdel Sob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amah Abdel Aziz Abdel Sobh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fa Mansour Abdel Sobh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Bilal Wajih Noman Sob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Rizq Mahmoud Sob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beer Mustafa Suleiman Sobh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ya Mansour Abdel Sob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raa Mansour Abdel Sob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leh Kamal Mansour Sob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annat Kamal Mansour Sob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Mansour Abdel Sob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Kamal Mansour Sob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fif Mansour Abdel Sob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mada Mansour Sobh’s ghaza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nsour Hamada Mansour Sob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ur Kamal Mansour Sobh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ana Hamada Mansour Sob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 Aziz Kamal Mansour Sob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lal Khaled Muhammad Sobh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hieddin Abdel Rahman Mohieddin Sukayk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Intisar Mohammed Ahmed Muheise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ajer Muhammad Youssef Al-Ajrami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Bahaa al-Din Abd al-Rahman Mohi al-Din Sukayk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Essam Abdel Aziz Abdel Rahim Ei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Muhammad Abdel Rahman Ali Ali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bdul Aziz Saeed Muhammad Al-Taweel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bdul Hakim Muhammad Abdul Latif Muhai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Wissam Muhammad Khalil Sukayk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Raeasa Abdullah Suleiman Abu Muailiq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awida Hassan Salem Muhaisen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Yahya Saleh Ahmed Maarouf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amira Talib Abdullah Al-Ajram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ana Abdel Suleiman Muhaisen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id Atallah Muhammad Al-Ajram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anal Salem Salama Maarouf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awzi Fayez Suleiman Abu Muailiq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mad Muhammad Ali Maarouf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akween Ibrahim Ali Al-Taweel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Jihad Abdel Suleiman Muhaise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Khaled Muhammad Sultan Maarouf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ofaha Saeed Mohammed Al-Taweel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azik Noman Ali Marouf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issam Musa Shehadeh Ei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mad Diab Saleh Muhaise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yad Abdel Rahim Jaber Ali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Yola Vladimir Nicholas Abu Mualik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Ibrahim Saeed Muhammad Al-Tawee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aghreed Ramadan Younes Eid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Yamama Ahmed Muhammad Muhaisen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Tagreed Khamis Ismail Al-Taweel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nia Yahya Saeed Muhaise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slam Majid Kamel Abu Muailiq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ossam Muhammad Abdel Nabi Al-Ajram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hammad Ali Abdul Rahman Al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smail Muhammad Ismail Al-Tawee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ushdi Ramadan Younis Ei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ima Hassan Suleiman Abu Muailiq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mjad Mohieddin Abdel Rahman Sukayk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zen Muhammad Sultan Maarouf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mad Abdel Suleiman Muheise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man Gamal Abdel Qader Sukayk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Ahmed Musa Al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venaz Kamel Abdullah Ei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id Ramadan Younis Ei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hehdeh Jabr Muhammad Al-Ajram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our Bahaa El-Din Abdel-Rahman Sukay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aeem Abdel Fattah Abdel Rahman Al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ima Fayek Hamdan Eid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Enas Ramez Muhammad Sakik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eed Radwan Saeed Al-Taweel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aghda Ali Zaki Maarouf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ahani Omar Hashem Al-Ajrami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Ramadan Younis E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deel Musa Hassan Ei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man Abdel Rahman Abdel Rahman Al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bdullah Bahaa Al-Din Abdul Rahman Sukay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Ibrahim Hussein Ei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mmar Youssef Salem Abu Muailiq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eed Abdel Nasser Saeed Al-Tawee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sha Samir Mohammed Al-Taweel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Fouad Yahya Skai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stafa Jamil Ismail Eid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Mohieddin Abdel Rahman Sukay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Dina Alaa Ibrahim Skaik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Jamila Adnan Muhammad Taher Maarouf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ubna Ayed Atallah Al-Ajram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Zaki Youssef Al-Tawe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eer Sufyan Darwish Muhaise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slam Muhammad Ayoub Al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Muhammad Abd al-Rahman Al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oaa Abdul Latif Abdul Karim Abu Muailiq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ana Hashem Saadi Skaik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i Samir Abdel Majeed Abu Muailiq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ryam Zaki Youssef Al-Tawee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ola Rififan Nouri Maarouf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sha Abdul Aziz Saeed Al-Taweel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ilal Fawzi Fayez Abu Muailiq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beer Ahmed Abdel Rahman Al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ona Abdel Nasser Saeed Al-Taweel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reej Ibrahim Hussein Eid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Salman Salma E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amal Mamdouh Mahmoud Al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eej Saleh Hassan Al-Tawe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jd Ibrahim Saeed Al-Tawee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ariq Ismail Fayez Abu Muailiq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oussef Jamil Ismail Skai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ntesar Jihad Abd Muheise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ind Ibrahim Saeed Al-Taweel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laa Tariq Attia Marouf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arim Youssef Salem Abu Maeliq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Wissam Musa E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eham Fawzi Fayez Abu Mualik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bdullah Majid Ali Al-Tawee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oussef Imad Abd Muhei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saab Jihad Abd Muhaise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ahya Imad Abd Muheise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haa El-Din Saadallah Bahaa El-Din Sukayk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alid Muhammad Talal Al-Tawee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oaa Bakr Youssef Abu Muailiq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aima Ahmed Hassan Al-Ajram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sama Imad Ahmed Maarouf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uleiman Fawzi Fayez Abu Muailiq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haf Adham Ibrahim Eid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ed Naeem Abdel Fattah Al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lahuddin Ahmed Hassan Al-Ajram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nna Amjad Mohieddin Sukayk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rah Tariq Attia Maarouf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smail Haitham Ibrahim Ei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ya Ahmed Hassan Muhais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hanem Bakr Youssef Abu Muailiq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ullah Iyad Abd Muhaise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Zakaria Imad Abd Muheise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Ahmed Hassan Al-Ajram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la Iyad Aed Al-Ajram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ed Naeem Abdel Fattah Al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ira Khaled Muhammad Maarouf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ia Juma Rajab Maarouf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ohieddin Amjad Mohieddin Sakik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yham Saadallah Bahaa El-Din Sukayk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Bakr Youssef Abu Muailiq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ria Ahmed Hassan Al-Ajram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i Muhammad Ali Al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stafa Shehdeh Jabr Al-Ajram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hmed Iyad Abd Muheise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i Jumah Rajab Marouf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Rushdi Ramadan Ei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ma Bakr Youssef Abu Muailiq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Naeem Abdel Fattah Al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ram Saadallah Bahaa El-Din Sukay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rim Saadallah Bahaa El-Din Saki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yan Ahmed Muhammad Al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Muhammad Ali Al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rwa Mazen Muhammad Maarouf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na Said Ramadan Eid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a Ahmed Hassan Muhaise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i Omar Youssef Abu Muailiq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am Shehdeh Jabr Al-Ajram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yed Iyad Ayed Al-Ajram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ra Saeed Abdel Nasser Al-Tawe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aa Mazen Muhammad Maarou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az Jihad Abd Muhaise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smail Mustafa Jamil Ei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i Sami Ragheb Al-Tawee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onia Juma Rajab Marouf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idal Muhammad Ali Al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mer Bahjat Abdel Nasser Al-Tawee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inda Islam Youssef Abu Muailiq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lik Muhammad Abdul Hakim Al-Ajram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nzi Islam Youssef Abu Muailiq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haf Mazen Muhammad Maarouf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ynn Ahmed Muhammad Al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Muhammad Abd Muhaise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Shehdeh Jabr Al-Ajram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Naeem Abdel Fattah Al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eina Ziad Aed Al-Ajram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oan Abdullah Bahaa El-Din Skaik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i Muhammad Mohieddin Sukayk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 Rahman Mazen Muhammad Maarouf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a Khaled Muhammad Maarouf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stafa has a beautiful Ei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ssan Ahmed Hassan Al-Ajram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Ali Muhammad Al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haa Muhammad Abdul Hakim Al-Ajram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sser Bahjat Abdel Nasser Al-Taweel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hmed Ismail Fayez Abu Muailiq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r Jumah Rajab Marouf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n Mahmoud Abdul Hakim Al-Ajram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la Muhammad Mohieddin Sukayk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kween Muhammad Abdul Aziz Al-Taweel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ah Ahmed Salah Al-Ajram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inan Ammar Youssef Abu Muayliq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seem Mohamed Ramadan Ei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am Mustafa Jamil Ei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fif Mazen Muhammad Maarouf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ihad Abdul Rahman Jihad Muhaise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raj Mahdi Jawad Al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mil Ali Jamil Ei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s Abdullah Bahaa Al-Din Sukay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ma Muhammad Muhammad Al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aida Bilal Youssef Abu Muailiq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uay Mahmoud Saleh Al-Ajram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yad Abdel Rahman Jihad Muheisen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isa Mahmoud Ahmed Al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bin Khaled Hassan Ashou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tidal Mustafa Ali Abu Hayya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gah Muhammad Muhammad Ashour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isreen Abbas Muhammad Abu Hayy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Jihad Ibrahim Abdullah Abu Hayya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Ghada Ibrahim Abdullah Abu Hayy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lham Arafat Muhammad Ashou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hlam Ibrahim Abdullah Abu Hayya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ariq Muhammad Mahmoud Ashou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hmed Rubin Khaled Ashou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oeen Wael Ibrahim Abu Hayy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eda Jamal Abdullah Abu Hayy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alil Abdullah Ibrahim Abu Hayy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li Hassan Yassin Ashou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brahim Abdullah Muhammad Ashou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man Mohsen Mahmoud Ashou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aa Imad Muhammad Ashou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eed Nasser Saeed Asho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haled Abdullah Ibrahim Abu Hayy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Wael Ibrahim Abu Hayy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raa Ahmed Hasnat Ashou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our Raed Ibrahim Abu Hayy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haher Jihad Ibrahim Abu Hayy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dul Rahman Nasser Saeed Ashou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oaa Ahmed Hasnat Ashou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brahim Yasser Ahmed Abu Hayy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neen Jihad Ibrahim Abu Hayy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dul Rahman Abdullah Ibrahim Abu Hayy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sma Raed Ibrahim Abu Hayy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Ammar Jaber Ash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Saber Younis Ashou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brahim Jihad Ibrahim Abu Hayy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ed Ibrahim Raed Abu Hayy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Ibrahim Abdullah Ashou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em Muhammad Jamil Abu Hayy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hab Muhammad Abdel Hamid Ashour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el Hamid Mohamed Abdel Hamid Ashou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mil Muhammad Jamil Abu Hayy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ssan Ibrahim Abdullah Ashou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Mohamed Abdel Hamid Ashou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halil Abdullah Abu Hayya responde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el Hamid Mohamed Abdel Hamid Ashou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ullah Khalil Abdullah Abu Hayy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mza Muhammad Abdel Hamid Ashou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tima Muhammad Ali Abu Omra</text:p>
          </table:table-cell>
          <table:table-cell office:value-type="string" calcext:value-type="string">
            <text:p>female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Sharha Salim Mahmoud Dalloul</text:p>
          </table:table-cell>
          <table:table-cell office:value-type="string" calcext:value-type="string">
            <text:p>female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Muhammad Hassan Ibrahim Abu Ayada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Rabaa Humaidan Abu Omra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Muhammad Ibrahim Nassar Abu Omar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ubhia Suleiman Hussein Abu Ayada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Zainab Suleiman Shehada Abu Hamad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alima Mahmoud Muhammad Abu Hamad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Intisar Ali Muhammad Abu Ayada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umaidan Muhammad Ayada Abu Omra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ajda Ali Yahya Saydam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tef Hamdan Mohammed Al-Shaer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ahmoud Ibrahim Nassar Abu Omar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ajah Muhammad Ahmed Saidam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Nadia Mahmoud Muhammad Abu Hamad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nan Muhammad Mahmoud Al-Bardawil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bdul Karim Ali Muhammad Al-Sha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ida Zakaria Al Fasse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hlam Youssef Muhammad Saidam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Youssef Muhammad Khamis Bardawil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uhammad Asaad Hamdan Malak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leh Muhammad Khamis Bardawil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ustafa Ali Muhammad Daloul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uhammad Fathi Nayef Al-Shae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btisam Muhammad Ahmed Al-Shaer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mi Zakaria Al Fasseh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Khalil Younis Malaka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lima Rizq Muhammad Malaka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hmed Asaad Hamdan Malakah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araj Mahmoud Salim Dallou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abila Hammad Mahmoud Al-Shaer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nas Suleiman Ahmed Al-Shaer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ajah Ali Muhammad Abu Omr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del Abdel Rahman Mahmoud Abu Ayad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edhat Mahmoud Khamis Said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nwar Omar Musa Said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uhammad Mahmoud Muhammad Abu Ayad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wsan Awni Mustafa Dalloul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amdan Asaad Hamdan Malakh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lham Rezek Muhammad Malak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wida Ibrahim Salem Al-Shaer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aha Mahmoud Ramadan Al-Fasee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man Ibrahim Khalil Abu Hamad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ervat Mahmoud Muhammad Abu Ayada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kram Ahmadan Muhammad Abu Omr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mjad Alyan Hassan Abu Ayad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breen Muhammad Muhammad Abu Ayad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uba Awad Rajab Shaaba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iham Khamis Salim Al-Fasih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mad Humaidan Muhammad Abu Oma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Omar Musa Saidam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hmed Omar Musa Saida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ariq Alyan Hassan Abu Ayad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meh Samir Zakaria Al-Fasi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her Samir Zakaria Al-Fasi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azir Shawqi Ahmed Shaab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Mahmoud Khamis Said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Humaidan Muhammad Abu Om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idaa Salah Ahmed Al-Bardawil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Enas Riyad Ahmed Shaab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Ziad Hamidan Muhammad Abu Omr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assan Muhammad Ali Abu Hamad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lam Sabah Khalil Abu Oma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rzouk Adnan Marzouk Al-Sha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ullah Humaidan Muhammad Abu Om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hama Bassam Mahmoud Saidam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Youssef Awad Rajab Shaab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Nahed Khalil Al-Fasi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meh Mahmoud Khamis Saida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omia Bassem Rajab Shaaban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ahreer Nidal Masoud Dalloul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ssan Saleh Muhammad Al-Bardawi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lem Muhammad Obaid Dalou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aima Abdel Hadi Suleiman Abu Hama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hmoud Ahmed Asaad Malaka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ihad Ismail Ibrahim Abu Omr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Khalil Muhammad Saidam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ouad Fouad Naeem Dalloul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zmi Mahmoud Muhammad Abu Ayad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ima Amin Abdel Fattah Bardawil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ubna Muhammad Fathi Al-Shaer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Akram Muhammad Saidam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ahani Muhammad Mustafa Bardawi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ohamed Salah Khalil Dalou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mar Ahmed Asaad Malaka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ia Abdel Rahim Muhammad Al-Bardawi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sil Saleh Muhammad Al-Bardawi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ur Ahmed Asaad Malaka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ham Youssef Muhammad Al-Bardawil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Wissam Abdel Dalou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azen Magdy Hamad Abu Ha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li Mustafa Salem Dallou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Iskandar Salamah Abu Hamad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if Ali Fawzi Abu Hama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amer Munther Zakaria Al-Fasi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ngham Alyan Hassan Abu Ayad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mer Wissam Abdel Dalou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akaria Saeed Ahmed Shaab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alil Sami Zakaria Al Fasse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ilal Muhammad Fathi Al-Sha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ryam Muhammad Asaad Malaka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Mustafa Ali Dalou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laddin Ahmed Asaad Malaka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stafa Iyad Youssef Malaka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zan Saleh Muhammad Al-Bardawil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arim Riyad Hamdan AL shae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laa Juma Salim Al-Shae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hadija Muhammad Asaad Malaka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lman Hamdan Salman Al-Sha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Ismail Mahmoud Abu Ham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haled Ali Fawzi Abu Ham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tima Khalil Muhammad Saidam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ima Sami Zakaria Al-Fasi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Adel Zakaria Al-Fasi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nnad Anwar Omar Saida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our Ibrahim Muhammad Abu Omr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ushra Saleh Muhammad Bardawil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ina Kamal Marzouk Al Shaer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ima Hamdan Asaad Malak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sama Ahmed Hussein Dallou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Awad Rajab Shaab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Adel Abdel Rahman Abu Ayad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Uday Ismail Mahmoud Abu Hama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ihad Imad Mahmoud Said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omia Ahmed Salah Abu Om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Yahya Awad Rajab Shaaba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mar Ahmed Hussein Dalou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atima Muhammad Asaad Malik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ares Mustafa Ali Dallou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dam Hamdan Malaka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Ibrahim Muhammad Abu Oma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biba Riad Hamdan Al-Sha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ahad Yasser Magdy Bardawil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sma Iyad Rajab Shaaba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ilal Ahmed Asaad Malik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ama Muhammad Fathi Al Shae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Adel Zakaria Al-Fasi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nna Essam Mahmoud Abu Eyad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hmoud Muhammad Fathi Al-Shae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isha Muhammad Asaad Malaka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hmoud Adel Zakaria Al-Fasi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Sami Zakaria Al-Fasi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laa Adel Abdel Rahman Abu Ayad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brahim Yasser Magdy Bardawi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isan Iyad Rajab Shaaba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lah Iyad Rajab Shaaba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lah Muhammad Mahmoud Abu Ayad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 Karim Awad Rajab Shaaba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ghad Yasser Magdy Bardawil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halil Basil Ramadan, Al Shae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ona Ahmed Asaad Malaka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na Salem Mohammed Dallou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Essam Mahmoud Abu Ayad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 Rahman Muhammad Asaad Malak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gda Ahmed Mahmoud Saidam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i Ibrahim Muhammad Abu Omr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mar Nazir Shawqi Shaab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ir Sameh Samir Al-Fasi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Nassar Muhammad Al-Shae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Basil Ramadan, Al Shae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ais Ali Fawzi Abu Hamad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hada Nazir Shawqi Shaaba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stafa Iyad Rajab Shaaba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tima Ahmed Mahmoud Saidam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llen Adel Zakaria Al-Fasi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yam Ali Fawzi Abu Hama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yan Hussein Muhammad Abu Hama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ida Muhammad Nahed Al-Fasi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gdy Yasser Magdy Bardawi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h Sameh Mahmoud Saida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Hamdan Malaka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brahim Ahmed Salah Abu Omr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toul Nazir Shawqi Shaab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i Muhammad Khalil Abu Hama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mza Imad Humaidan Abu Omr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 Rahman Ahmed Mahmoud Saidam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Khaled Muhammad Al-Bardawi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dy Hussein Muhammad Abu Hama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az Etemad Youssef Dallou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biba Muhammad Mahmoud Abu Ayad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ah Muhammad Fathi Al-Fasi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la Amjad Alyan Abu Ayad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eina Ali Mustafa Dallou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ra Sameh Mahmoud Saida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biba Muhammad Awad Shaab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na Etemad Youssef Dallou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in Azmi Mahmoud Abu Ayad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nda Ibrahim Bassem Shaab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dra Basil Ramadan, Al Shae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d Hazem Muhammad Al-Bardawi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aine Amjad Alian Abu Ayad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mza Muhammad Nahed Al-Fasi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ar Muhammad Khalil Abu Hama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di Khaled Muhammad Al-Bardawi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Hussein Muhammad Abu Hama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ul Aziz Amr Abdul Aziz Abu Am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ad al-Din Hazem Muhammad al-Bardawi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ik Muhammad Mahmoud Abu Ayad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d Youssef Awad Shaaba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ak Moses Nahed Al Fasse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yam Ahmed Mahmoud Saidam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 Ahmed Samir Al-Fasi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Nazir Shawqi Shaaba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zan Ahmed Ibrahim Bardawi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riq Ziyad Humaidan Abu Omr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yar Musab Muhammad Dalou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ma Ibrahim Basem Shaaba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Hussein Muhammad Abu Ham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eed Hussein Muhammad Abu Hamad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med Moamen Ahmed Daloul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halil Ahmed Mustafa Radwan</text:p>
          </table:table-cell>
          <table:table-cell office:value-type="string" calcext:value-type="string">
            <text:p>mal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Farhana Farhat Shaker Yassin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Amer Hussein Ibrahim Radwa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Nima Salman Mahmoud Radwan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Muhammad Ahmed Mustafa Radwan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assan Shehdeh Hammad Dhair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Saadallah Muhammad Abdullah Al-Helu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aysar Atiya Abdel Qader Aliwa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\Saleh Mahmoud Ibrahim Abu Lebdeh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Kawthar Hamid Ibrahim Abu Lebdeh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Wafa Othman Hassan Al-Khatib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ihad Ramadan Abdel Rahim Al-Helou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agreed Hamdan Hamed Aliwa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anal Abdel Aziz Muhammad Dhair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Khaled Muhammad Hussein Al-Khatib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idal Masoud Hamed Aliwa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uhammad Mahmoud Ibrahim Al-Khatib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haaban Muhammad Shaaban Al-Khatib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Kholoud Ibrahim Ahmed Abu Lebde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bdullah Muhammad Hamdan Al-Akka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zen Muhammad Odeh Abed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omya Saleh Abdel Wahab Al-Helou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uhammad Ali Ismail Al-Kafarn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mi Abdel Khalil Dhai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yman Hassan Ali Yass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meh Hamdan Hamed Aliw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naa Muhammad Mustafa Al-Khatib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Khetam Zarif Salman Aliw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uzan Abdullah Hashem Al-Akkad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breen Hassan Mustafa Al-Khatib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licia Tayseer Khamis Radwan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anda Abdel-Gawad Hamed Al-Akkad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ami Jabr Ahmed Al-Khatib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harif Mahmoud Muhammad Abed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Neda Muhammad Salman Yassi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aten Anwar Abdel Qader Abed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aafat Muhammad Mustafa Abe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bdel Halim Bashir Abdel Razzaq Al Helou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sama Mahmoud Atta Abu Lebde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ssan Ali Ismail Al-Kafarn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dam Saeed Ali Al-Helou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aja Omar Muhammad Ab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ssan Yaqoub Abd Rabbo Al-Kafarn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ussein Amer Hussein Radw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asil Ramadan Freej Abe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Khater Maher Ahmed Al-Kafarn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aten Mansour Ahmed Abe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ahmoud Salman Eid Yassi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mza Saleh Muhammad Aliw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herine Awad Ibrahim Dhair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Yousra Jabr Abdullah Al-Helou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btisal Musa Shehda Dhahi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aguib Ahmed Abdel Akk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atasem Billah Abdul Qadir Omar Al Khatib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hehdeh Hassan Shehdeh Dahi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zen Walid Subhi Al-Akka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asma Naeem Mesbah Aliw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Gamal Ahmed Radw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Ghadeer Imad Deeb Abed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tair Abdul Salam Muhammad Dhahi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Jihad Adnan Ali Al-Kafarn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Saleh Mahmoud Abu Lebde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lam Kamel Ahmed Abu Lebde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Khaled Mahmoud Atta Abu Lebde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Karim Abdullah Al-Kafarn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rhan Masoud Farhan Dhi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Nasser Mohammed Al-Helou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Anwar Youssef Al-Kafarn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mi Rafiq Radwan Radw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neen Salah Mahmoud Abu Lebd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ussein Suhail Ibrahim Al-Kafarn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adr Hassan Shehdeh Dhahi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Mahmoud Muhammad Al-Kafarn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man Muhammad Ramadan Aliw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sab Ahmed Jabr Al-Khatib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riq Ziad Muhammad Ab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Yahya Muhammad Al-Akka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awan Ahmed Al-Abd Yassi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aram Rushdie Ali Al-Kafarn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man Ahmed Ayada Abe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Iyad Muhammad Al-Kafarne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ola Muhammad Mansour Dhair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li Muhammad Ali Al-Kafarn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ariman Naja Shehdeh Dhair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ajd Manar Abdel Abu Labde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zhar Khidr Ibrahim Yass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Ahmed Jabr Al-Khatib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ala Saeed Khalil Aliw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rah Hassan Shehdeh Dhahi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da Yahya Muhammad Al-Akkad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Khaled Muhammad Al-Khati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mi Sameh Hamdan Aliw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Youssef Muhammad Al-Khatib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el Ashraf Khalil Al-Helou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laa Ayman Jaafar Al-Helou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dham Ishaq Ahmed Ab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oaa Al Sayed Muhammad Al-Akka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mad Khaled Mohammed Al-Khatib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ain Hassan Shehdeh Dhai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sim Rabah Muhammad Ab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na Dhafer Hamdi Al-Akkad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sab Ibrahim Abdel Qader Abu Lebde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Ayman Hassan Yass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nas Iyad Muhammad Al-Kafarne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aa Salah Mahmoud Abu Lebd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ohamed Al-Sayed Mohamed Al-Akk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uhail Bassam Ezz El-Din Al-Kafarne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uha Ghassan Shehadeh Radwa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leh Mahmoud Abu Lebdeh witnesse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ya Ayman Ziad Aliw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asmine Abdullah Mohammed Al-Akka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oussef Mounir Matar Al-Kafarn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yman Kazem Saadi Yass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ubna Abdullah Muhammad Al-Akkad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riq Salah Mahmoud Abu Lebd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fnan Muhammad Mahmoud Al-Khatib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ur Al-Sayyid Mohamed Al-Akkad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mirah Abdullah Muhammad Al-Akkad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issam Rafiq Hamdan Aliw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halil Sami Abd Dhai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amen Ayman Hassan Yassi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oaa Muhammad Ahmad Al-Kafarn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osbah Muhammad Ali Al-Kafarn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if Khaled Mohammed Al-Khatib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Khalil Maher Abdel Karim Yassi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bdullah Muhammad Al-Akka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yman Osama Ali Yassi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mad Ayman Hassan Yassi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brahim Rami Jabr Al-Khatib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nnad Salah Mahmoud Abu Lebde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tef Mahmoud Abu Lebde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wan Ibrahim Tawfiq Abu Libdeh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oussef Hassan Ali Al-Kafarn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ul Rahman Abdullah Muhammad Al-Akka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ssam Haitham Nabil Al-Khatib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ryam Ghassan Shehadeh Radwa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Khater Maher Al-Kafarn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nas Al-Sayyid Muhammad Al-Akka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oaa Moataz Obaid Yassi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Ihab Saadallah Al-Helou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rah Muhammad Imad Al-Khatib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Haitham Nabil Al-Khatib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usay Muhammad Mustafa Nabil Aliw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Ghassan Shehadeh Radw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adallah Ihab Saadallah Al-Helou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atasem Abdel Halim Bashir Al-Helou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-Baraa Ayman Hassan Yassi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rah Moataz Obaid Yass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eej Saber Younis Radwa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yan Muhannad Mahmoud Abed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lijah Muhammad Mustafa Nabil Aliw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atasem Ahmed Saeed Radw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Ahmed Mahmoud Abu Lebde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ma Fadi Jihad Radw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-Muntasir Billah Moataz Obaid Yass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seel Basil Ramadan Abe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day Muhannad Mahmoud Abed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lak Hamed Nidal Aliw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 Karim Saber Younis Radw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nal Rashid Nidal Aliw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toul Murad Ismail Yassi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na Ghassan Shehadeh Radwan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Rami Farah Abe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uay Muhannad Mahmoud Abe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as Rashid Nidal Aliw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hafer Ayoub Dhafer Al-Helou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ir Nader Harbi Al-Helou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tima Hassan Ali Al-Kafarn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ira Muhammad Jumah Dhai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am Ahmed Saeed Radw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an Ahmed Mahmoud Abu Labde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ba Ihab Saadallah Al-Helou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hya Nour El-Din Yahya Al-Akka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jain Moataz Obaid Yass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hya Muhammad Youssef Abe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er Saber Younis Radw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iwa Hamed Nidal Aliw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h Ahmed Saleh Abu Lebdeh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ri Fadl Ziad Yassi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k Munther Saadallah Al-Helou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ly Shehdeh Hassan Dhai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Aziz Radwan Naeem Al-Helou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wan Ahmed Mahmoud Abu Lebdeh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Moataz Obaid Yassi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ir Muhammad Jumah Dhahi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bah Mahmoud Jamil Al-Khatib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ura Ahmed Deeb Radw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am Nader Harby Al-Helou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Basil Ramadan Abe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mza Rami Nidal Aliw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ra Ayoub Zafer Al-Helou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Basil Ramadan Abe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amen Ihab Saadallah Al-Helou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biba Shehdeh Hassan Dhahi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qut Anas Hassan Dhahi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vin Muhammad Yahya Al-Akka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Fadi Jihad Radwan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eel Muhammad Jumah Dhai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Nour al-Din Yahya al-Akk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Hamed Nidal Aliw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ul Rahman Suleiman Ahmed Al Mahlawi</text:p>
          </table:table-cell>
          <table:table-cell office:value-type="string" calcext:value-type="string">
            <text:p>mal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Fathi Abdel Fattah Al-Hanafi Mukhaimer</text:p>
          </table:table-cell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Muhammad Eid Muhammad Al-Mahlawi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atima Mutlaq Hussein Abu Obaid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Khamis Muhammad Ahmed Abu Nimah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asr al-Din Muhammad Ahmad Abu Nimah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Nasr Youssef Abd Rabbo Abu Ubaid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ttaf Ahmed Abdel Majeed Abu Neama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hmed Abdel Hamid Hanafi Mkhaimer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amada Misbah Muhammad Mukhaimer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wdat Abdel Fattah Hanafi Mkhaimer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Inshirah Ramadan Salem Abu Nema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anan Muhammad Ahmed Abu Nima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Jihad Atta Youssef Saa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Jalal Jameel Abdullah Saad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asina Mahmoud Youssef Al-Mahlaw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uhammad Abd al-Rahman Suleiman al-Mahlawi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jed Atta Youssef Saa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na Abdel Raouf Muhammad Abu Obaid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Kholoud Hassan Muhammad Mukhaimer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Youssef Nasr Youssef Abu Obaid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Kamel Muhammad Jund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mah Muhammad Ali Gendayah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Hassan Hussein Saad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Nasr al-Din Muhammad Abu Nima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hammad Jamil Hassan Al-Zaan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Walid Abdul Haq Muhammad Al-Mahlaw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thar Ibrahim Muhammad Saa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laa Fathi Abdel Fattah Mkhaim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med Abdel Rahman Suleiman Al Mahlaw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Wala Abdullah Suleiman Saa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nas Ahmed Abdel Hamid Mukhaime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Hassan Muhammad Mukhaime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Abd al-Rahman Muhammad Jundi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our Jamil Khalil Saad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ossam Jamil Hassan Al-Zaan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Salama Saadi Gendaya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Jihad Atta Sa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holoud Muhammad Hassan Al-Zaani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Awni Muhammad Al-Mahlaw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mjad Majid Muhammad Abu Obaid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lma Hamada Misbah Mkhaime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imr Ahmed Abdel Hamid Mukhaim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nal Ismail Khalil Junde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Nabil Abdullah Mukhaim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Awni Muhammad Al-Mahlaw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eba Ismail Hussein Al-Zaane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haer Iyad Salah Gendaya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sma Jihad Muhammad Al-Mahlaw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gda Majed Muhammad Abu Obai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idaa Hamada Mesbah Mukhaime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na Awni Muhammad Al-Mahlaw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el Hamid Ahmed Abdel Hamid Mkhaime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man Hamada Mesbah Mukhaimer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ohamed Salah Mohamed El Mahlaw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Ayman Muhammad Mukhaim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urhan Raed Ramadan Abu Nimah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eba Salim Muhammad Abu Nima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Ahmed Abdel Hamid Mukhaim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Hamada Mesbah Mukhaim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ssan Salah Mohammed Al Mahalawy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iana Mahmoud Atta Al-Zaan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sala Muhammad Muhammad Al-Zaan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hab Saqr Jibreen Gendya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un Khamis Muhammad Abu Nima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lam Khader Ibrahim Abu Obai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tima Rami Nasr Abu Obai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nas Muhammad Hassan Al-Zaan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aima Mahmoud Younis Saa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Mahmoud Omar Gendaya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Saleh Essam Ibrahim Sa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mza Rami Nasr Abu Oba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asim Majid Atta Saa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mza Jamil Hassan Al-Zaan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Anwar Youssef Mekheim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Youssef Nasr Abu Oba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mi Bilal Rabah Saa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asr Rami Nasr Abu Obai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faa Muhammad Kamel Junde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aram Youssef Nasr Abu Obai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un Mohamed Hassan Saa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ja Muhammad Khamis Abu Nima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lak Muhammad Nasr Abu Ubaid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oatasem Rami Nasr Abu Oba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ya Muhammad Kamel Jund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zan Muhammad Hassan Saa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sil Thaer Iyad Jundi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ondos Muhammad Nasr al-Din Abu Nima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ilal Muhammad Khamis Abu Nima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oamen Hossam Jamil Al-Zaani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haled Maher Khaled Abu Obaid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rah Muhammad Kamel Jendaya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azal Hassan Khaled Abu Obai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ultan Thaer Iyad Jundih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ssan Muhammad Jamil Al-Zaani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wad Muhammad Awni Al-Mahlaw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gham Walid Abdel Haq Al Mahlaw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afar Ahed Kamel Gendaya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mel Muhammad Kamel Gendaya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da Walid Abdel Haq Al Mahlaw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baida Muhammad Jamil Al-Zaani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tail Samir Salama Saad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ur Hossam Jamil Al-Zaan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haled Muhammad Jamil Al-Zaani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toul Ahmed Nasr al-Din Abu Nima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la Omar Kamel Gendaya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ia Malik Bassem Gendaya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ullah Samir Salama Saad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la Samir Salama Saa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Zeina Hossam Jamil Al-Zaane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mar Ahmed Nasr al-Din Abu Nima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an Omar Kamel Gendaya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oda Walid Abdel Haq Al Mahlaw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as Muhammad Khamis Abu Nim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ada Maher Khaled Abu Obai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bebah Muhammad Awni Al-Mahlaw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ara Samir Salama Saa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m Muhammad Hussein Abu Obai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ys Hossam Jamil Al-Zaan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ssef Muhammad Nasr al-Din Abu Nimah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ma Omar Jamil Al-Zaan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r Muhammad Jamil Al-Zaani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Rahman Muhammad Awni Al-Mahl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deel Mansour Nasr al-Din Abu Nima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nat Allah Maher Khaled Abu Obai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Mahmoud Nasr al-Din Abu Nima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mar Jamil Al-Zaanin’s balm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az Walid Abdel Haq Al Mahlaw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a Omar Kamel Gendaya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la Hossam Jamil Al-Zaani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Mansour Nasr al-Din Abu Nima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ana Muhammad Nabil Mekheime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el Rahman Samir Salama Sa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hia Muhammad Hamed Al-Ramlawi</text:p>
          </table:table-cell>
          <table:table-cell office:value-type="string" calcext:value-type="string">
            <text:p>fe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Farhana Khalil Salama Baraka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Jabr Muhammad Abdel Dayem Baraka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Faida Fawzi Fares Abu Joudeh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isha Muhammad Ibrahim Al-Louh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Ibrahim Shukri Suleiman Khadr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Badriya Abdel Karim Abdel Rahman Zanoun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Rasmiah Khalil Muhammad Abu Hilal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bdul Karim Harb Hussein Abu Hila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Zaki Nassar Muhammad Zanoun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aima Hussein Subeeh Al-Bahtini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asra Abdel Salim Al-Ramlawi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Jazia Farhan Salama Al-Louh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oda Kamel Masoud Al-Lou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ahmoud Hussein Hassan Barak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ama Muhammad Shaaban Salman Al-Bahtin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aladin Muhammad Awad Zanou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dly Hussein Hassan Barak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rafat Khaled Musa Al-Bahtini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Fawzia Ibrahim Youssef Ghabaye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ounir Muhammad Youssef Ghabaye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ilal Muhammad Muhammad Al-Ramlaw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Raafat Harb Hussein Abu Hilal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hmed Radwan Muhammad Al-Lamdani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Etimad Sami Mahmoud Zanou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Gamal Mahmoud Ali Mansou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Wejdan Youssef Deeb Al-Ramlaw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brahim Radwan Muhammad Al-Lamdani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Wissam Abdel Qader Ibrahim Abu Joudeh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mah Tayseer Fares Abu Joudeh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Khitam Muhammad Muhammad Mansour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Jamal Salim Muhammad Al-Ramlawi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anan Jabr Muhammad Barak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uhammad Abdel Qader Ibrahim Abu Joudeh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uhammad Hassan Hussein Barak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uleiman Kamel Suleiman Baraka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man Salah Rabah Khader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lham Hamdan Muhammad Al-Lamdani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laa Abdel Qader Ibrahim Abu Joude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amdouh Abdel Hamid Khalil Zeino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dwa Salama Ahmed Barak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Ihsan Saad al-Din al-Lamdan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mah Tayseer Nayef Al-Louh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hadi Jabr Muhammad Barak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ya Sabry Hamdan Barak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hazi Hussein Muhammad Al-Lou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ahmoud Darwish Mustafa Ghabay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breen Ihsan Saad Al-Din Al-Lamdani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ose Khaled Muhammad Ghabaye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hmed Jamal Khaled Al-Bahtin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Abdel Halim Ali Khad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eda Nafez Shehta Zeino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Saeed Hussein Al-Ramlaw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del Musa Hussein Zanou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Ihsan Saad al-Din al-Lamdan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slam Arafat Khaled Al-Bahtini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assar Salim Nassar Zanou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sab Abdel Hamid Khalil Zaino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mani Muhammad Hassan Abu Hilal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bdullah Munir Muhammad Ghabaye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Saber Mahmoud Abu Hil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amza Badr Khaled Al-Bahtin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laa Abdul Karim Muhammad Abu Joude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sab Magdy Ismail Abu Hil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aa Fawzi Muhammad Al-Bahtin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ouay Ibrahim Shukri Khad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mail Abdel Qader Ibrahim Abu Joude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Sobhi Ahmed Barak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bla Mounir Muhammad Ghabayen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Mustafa Badawi Zein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Musa Muhammad Zanou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bdullah Magdy Ismail Abu Hila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eda Adnan Hussein Al-Lou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Yahya Khaled Harb Abu Hila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yam Bilal Muhammad Al-Ramlaw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aja Hamed Salama Zaino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eba Osama Khalil Ramlaw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brahim Salama Salman Barak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zz El-Din Khaled Harb Abu Hila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breen Hassan Ahmed Abu Hila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 Karim Mounir Muhammad Ghabay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ryam Darwish Mustafa Ghabay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idal Jamal Mahmoud Mansou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bdullah Dunian Kamel Mansou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ada Khaled Musa Abu Hila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haa El-Din Shehdeh Fares Khad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Salah El-Din Mohamed Zanou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ondos Adham Omar Al-Lou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fa Munther Abdel Hamid Zeino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mal Abdel Hadi Abdel Raouf Mansou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aa Mustafa Khamis Al-Lou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if Saladin Muhammad Zanou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our Marzouk Hamed Barak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lham Muhammad Ali Al-Lou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ihad Magdy Ismail Abu Hil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eem Raafat Khalil Mansou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oussef Muhammad Abdel Qader Abu Joude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ona Ibrahim Shukri Khad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aglaa Al-Sayed Zuwaid Al-Lou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za Salim Mustafa Zain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Iyad Muhammad Barak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dul Hamid Munther Abdul Hamid Zain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r Yasser Ibrahim Barak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hab Salah El-Din Muhammad Zanou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lak Abdul Hadi Abdul Raouf Mansou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ossam Muhammad Ihsan Al-Lamdan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haima Wissam Abdel Qader Abu Joude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stafa Muhammad Abdel Qader Abu Joude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mer Dunyan Kamel Mans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mez Hammad Suleiman Mans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hmoud Muhammad Ihsan Al-Lamdan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ham Muhammad Ali Al-Lou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hmoud Mohammed Salah Al-Bahtin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uba Bilal Muhammad Al-Ramlaw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bdullah Badr Khaled Al-Bahtin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ogod Muhammad Salah Al-Bahtin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ahya Ibrahim Radwan Al-Lamdan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ja Adham Omar Al-Lou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bdul Hamid Muhammad Abdul Hamid Zaino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uha Azmi Musa Zanou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haled Muhammad Abdel Qader Abu Joude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ma Marwan Ismail Khadr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aa Atef Taha Khader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raa Muhammad Salah Al-Bahtin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na Abdel Hadi Abdel Raouf Mansour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Hammad Suleiman Mansou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agham Muhammad Ihsan Al-Lamdan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el Hamid Mamdouh Abdel Hamid Zeino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hmed Azmi Musa Zanou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aza Adel Musa Zanoun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isan Ibrahim Radwan Al-Lamdan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as Arafat Khaled Al-Bahtin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laa Dunian Kamel Mansour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na Adel Musa Zanou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i Mamdouh Abdel Hamid Zeino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day Mamdouh Abdel Hamid Zeino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arima Salah El-Din Mohamed Zanou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Munther Abdel Hamid Zaino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mal al-Din Ahmad Jamal al-Bahtin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oussef Muhammad Ihsan Al-Lamdan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l-Baraa Musab Abdul Hamid Zaino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hmoud Adel Musa Zanou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na Saeed Hussein Al-Ramlaw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ak Khaled Ahmed Al-Lou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Alaa Abdel Qader Abu Joude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Jamal Salim Al-Ramlaw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 Rahman Muhammad Shehda Khad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amila Ibrahim Radwan Al-Lamdan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la Atef Taha Khade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wa Bilal Muhammad Al-Ramlaw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Jamal Ali Abu Hil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Ahmed Jabr Barak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med Musab Abdel Hamid Zaino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lak Ahmed Saeed Al-Ramlaw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Hamza Badr Al-Bahtin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Jamal Ali Abu Hil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ynn Abdullah Mounir Ghabaye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rah Muhammad Ihsan Al-Lamdan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ya Shadi Jabr Barak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ondos Tayseer Awadallah Barak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lah Mujahid Alaa Abdul Qader Abu Joude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war Mahmoud Darwish Ghabaye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ja Ibrahim Radwan Al-Lamdan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zzedine Mohamed Abdel Hamid Zeino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ja Adel Musa Zanou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ud Muhammad Shehdeh Khader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qa Munther Abdel Hamid Zaino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brahim Khalil Ibrahim Khad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oussef Ahmed Radwan Al-Lamdan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i Jamal Ali Abu Hila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az Hammad Suleiman Mansou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slam Muhammad Ihsan Al-Lamdan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haib Abdullah Munir Ghabaye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ma Mahmoud Darwish Ghabaye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el Qader Ismail Abdel Qader Abu Joude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hadija Muhammad Abdel Qader Abu Joude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lham Hamza Badr Al-Bahtin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as Abdel Karim Mounir Ghabaye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el Rahman Ismail Abdel Qader Abu Joude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dy Hazem Saeed Al-Ramlaw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nia Abdullah Dunian Mansou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de Ibrahim Radwan Al-Lamdan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mar Musab Abdel Hamid Zaino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jd Imad Mustafa Al-Lou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sreen Yahya Khaled Abu Hila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isha Alaa Abdel Qader Abu Joude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Abdel Karim Mounir Ghabaye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heed Muhammad Shehdeh Khid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san Abdullah Munir Ghabaye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al Khalil Ibrahim Khad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tal Saeed Hussein Al-Ramlaw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eed Hazem Saeed Al-Ramlaw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in al-Din Muhammad Arafat al-Bahtin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mad Mustafa Al-Louh promise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na Louay Ibrahim Khade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nzi Mahmoud Darwish Ghabay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thi Ziad Fathi Mansou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cca Fouad Mustafa Al-Lou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Karim Jamal Salim Al-Raml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haled Yahya Khaled Abu Hila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dy Abdullah Dunian Mansou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ia Muhammad Arafat Al-Bahtin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sk Abdel Karim Mounir Ghabaye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ds Fouad Mustafa Al Laua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fa Bilal Muhammad Al-Ramlaw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uay Ibrahim Khader diamon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lia Abdel Rahim Saadi Mansou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nan Khalil Ibrahim Khad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ra Abdullah Mounir Ghabaye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da Muhammad Ali Al-Lou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am Alaa Abdel Qader Abu Joude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el Abdullah Dunian Mansou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sa Khalil Ibrahim Khade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ssin Adel Musa Zanou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mar Jihad Omar Al-Bahtin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tin Yahya Khaled Abu Hilal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ar Khalil Hussein Matar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Yousry Salman Salman Abu Daqqa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min Muhammad Abdel Fattah Matar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ouria Ibrahim Muhammad Al-Dahshan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Riyad Muhammad Abd Mata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uhammad Sharif Suleiman Abu Daqqa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sr Ali Hussein Al-Sarhi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aisal Hassan Shehada Abu Daqqa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Nabil Ibrahim Deeb Matar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Bassam Hamdi Atta Salma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usa Ismail Muhammad Mata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Ruwayda Abdel Nabi Muhammad Al-Sarhi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ssam Abdel Fattah Mohamed Salah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li Al-Abd Muhammad Abu Saif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brahim Sharif Suleiman Abu Daqq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mal Muhammad Mahmoud Matar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eed Talal Saeed Al-Dahsha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anal Fadl Muhammad Abu Daqq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uhammad Talal Saeed Al-Dahsha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aafat Youssef Al-Abd Salma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ahmoud Akram Ahmed Al-Sarhi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Nabil Ibrahim Khalil Mata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hammad Riyad Muhammad Mat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a Ahmed Saleh Al-Dahsha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ehad Faisal Hassan Abu Daqq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brahim Muhammad Rajab Al-Dahsha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Wissam Khamis Ahmed Mata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bdullah Ahmed Mahmoud Abu Saif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ossam Ahmed Muhammad Abu Daqq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hada Faraj Ishaq Al-Dahsha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ona Ali Raafat Al-Sarh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ares Shehadeh Baraka Abu Daqq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akr Nasr Ali Al-Sarh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haled Sharif Ismail Abu Daqq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aa Nasri Salem Salm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nan Nasr Youssef Salah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eda Khaled Salman Mat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idaa Ahmed Hamad Al-Sarh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Fayez Hassan Al-Sarh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iram Ibrahim Sharif Abu Daqq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Hisham Muhammad Mat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shad Ali Al-Abd Abu Sai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uleiman Muhammad Abdel Hamid Sala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haled Akram Ahmed Al-Sarh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sama Ibrahim Sharif Abu Daqq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faa Hassan Khalil Abu Saif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el Adnan Barham Abu Daqq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eer Akram Hussein Al-Sarh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qr Faisal Hassan Abu Daqq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aa Zuhri Diab Sal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raa Suhail Musleh Salma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afiq Imad Rafiq Al-Dahsh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anan Faraj Nazmi Salah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ima Abdullah Mansi Salah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iyam Youssef Abdel Karim Sala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kram Hani Saeed Sal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Yahya Khaled Khader Abu Daqq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ya Ahmed Khalil Salma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haima Hazem Awad Abu Saif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-Shaima Nabil Ahmed Abu Saif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brahim Muhammad Abdullah Al-Dah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neen Marwan Alyan Abu Daqq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idad Abdul Karim Al-Abd Abu Seif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brahim Emad Abdel Mata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ajab Hazem Awad Abu Sai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alal Saeed Talal Al-Dahsh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Youssef Ramadan Salm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evin Hazem Awad Abu Saif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el Nasser Rami Abdel Nasser Salm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lah Mahmoud Salman song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nas Mohammed Talal Al-Dahsha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hmoud Youssef Ramadan Salma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ina Muhammad Talal Al-Dahsha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Emad Ahmed Sala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ad Essam Abdel Fattah Sala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idad Hazem Awad Abu Seif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rvat Saleh Fahmy Al-Sarh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mza Bashar Jamil Abu Daqq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Hazem Awad Abu Saif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ma Ibrahim Sharif Abu Daqq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la Muhammad Talal Al-Dahsha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slam Mahmoud Abdel Karim Salma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Suhail Muslih Salma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im Bakr Nasr Al-Sarh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ma Mahmoud Abdel Karim Salm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iraj Ibrahim Muhammad Al-Dahsha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ais Muhammad Talal Al-Dahsh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Ibrahim Muhammad Al-Dahsh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rah Suhail Musleh Salm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sr Bakr Nasr Al-Sarh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Ibrahim Muhammad Al-Dahsha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assan Mohamed Ismail Sala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ada Ahmed Essam Salah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smail Mohamed Ismail Sal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la Mahmoud Abdel Karim Salma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day Saqr Nasr Al-Sarh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i Bakr Nasr Al-Sarh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hmed Hassan Ahmed Abu Seif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nat Allah Abdel Salam Ali Abu Seif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hamed Essam Ahmed Sal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Hazem Awad Abu Saif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di Muhammad Riad Mat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da Essam Ahmed Sala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Saqr Nasr Al-Sarh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nan Mohamed Ismail Sala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dan Abdul Hadi Riad Mata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Mahmoud Nabil Mat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eina Muhammad Talal Al-Dahsh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ur El-Din Mahmoud Abdel Karim Salma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n Muhammad Amin Mat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jd Mohamed Ismail Sala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sma Mahmoud Abdel Karim Salma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dine Muhammad Amin Mata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zem Rajab Hazem Abu Sai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am Bakr Nasr Al-Sarh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an Saqr Nasr Al-Sarh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yan Mohamed Ismail Sala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k Abdul Salam Ali Abu Saif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da Mustafa Hatem Abu Seif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aine Helmy Atallah Al-Qara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Fikreya Hassan Mesbah Abdel-Al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Reda Ibrahim Muhammad Saleha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osni Mohamed Mohamed Saleha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alal Hassan Mesbah Abdel-Al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asma Hassan Mesbah Abdel-Al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uhammad Suleiman Hassan Abdel-Al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Khaled Saeed Salim Saleh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ayseer Mahmoud Khalil Al-Halab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ourid Hassouna Saleh Shamlakh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ouad Tawfiq Taha Al-Halabi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bdel Nasser Asaad Khalil Shamlak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yman Fathi Saeed Abdel-Al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shraf Ismail Jabr Al-Qara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mi Abdel Malek Abdel Qara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smail Muhammad Ismail Al-Qara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anal Ahmed Mohamed Saleh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Wajih Mahmoud Muhammad Abu Zayed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uha Jawad Ahmed Shamlak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hada Attia Awadallah Abu Zayed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sil Ayesh Mustafa Asli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hraf Mustafa Al-Sayed Al-Halabi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azen Nimer Adel Abdel-A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btisam Talal Hassan Abdel-A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nther Nimr Adel Abdel-A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ed Samir Mahmoud Al-Halab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Yousry Hosni Mohamed Sale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Khitam Muhammad Hussein Saleh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hmed Samir Muhammad Abdel-A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mad Abdel Majeed Hashem Asli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ouad Azmi Musa Abu Zayed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Sami Khalil Al-Halab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adl Al Sayed Khader Asleem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hmoud Muhammad Saeed Al-Halab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edam Saad Abdul Qadir Al-Qar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ossam Salem Hamdan Al-Qar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lam Suleiman Mahmoud Aslim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oha Abdel Majeed Hashem Aslim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Sami Mahmoud Al-Halab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hmoud Wajih Mahmoud Abu Zay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arem Ayesh Awad Abdel-A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aa Ahmed Nimr Aslim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Tayseer Mahmoud Al-Halab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aa Muhammad Mahmoud Al-Halab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al Khader Ahmed Al-Halab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ed Abdel Fattah Ahmed Shamlak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el Qader Saad Abdel Qader Al Qar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ozen Issa Musa Abu Zaye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halil Rahman Samir Rashid Asli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iyam Wajih Mahmoud Abu Zaye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ilal Alaa Ayesh Asli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ur El-Din Mahmoud Salem Abdel-A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ussein Maher Hussein Shamlak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smail Mahmoud Hamdan Shamlak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ya Abdel Nasser Asaad Shamlak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Abdel Nasser Asaad Shamlik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Ashraf Ismail Al-Qar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rif Abdul Salam Arif Al-Qar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na Mazen Nimr Abdel-Al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day Sami Abdel Malik Al-Qar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rwan Saeed Abdel Nasser Asaad Shamlak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our Wajih Mahmoud Abu Zay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hmoud Abdel Moneim Ahmed Shamlak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Wajih Mahmoud Abu Zaye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haima Hussein Muhammad Saleh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saad Abdel Nasser Asaad Shamlik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lah Mazen Nimr Abdel-A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aad Ashraf Ismail Al-Qa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Abdel Nasser Asaad Shamlak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bdullah Awad Ahmed Al-Qar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ilal Arafat Fathi Abdel-A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Jannat Hussein Muhammad Sale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aqin Awad Ahmed Al-Qar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brahim Wajih Mahmoud Abu Zay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aglaa Ali Muhammad Al-Qa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atha Hussein Mohammed Saleh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ynn Muhammad Saeed Saleh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eel Mahmoud Tayseer Al-Halab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hya Muhannad Sami Aslim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Hani Muhammad Al-Halab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na Hamza Muhammad Abu Zaye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ilal Ahmed Muhammad Sale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ria Hussein Muhammad Saleh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zan Abdel Nasser Asaad Shamlik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la Muhannad Sami Aslim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bdullah Mahmoud Abdullah Abu Zaye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ara Mazen Nimr Abdel-Al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ouad Muhammad Sami Al-Halab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ia Mahmoud Musa Abu Zaye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nas Mahmoud Tayseer Al-Halab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neen Mahmoud Abdullah Abu Zaye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ajeeh Mahmoud and Wajeeh Abu Zaye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Mahmoud Muhammad Saleh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gda Muhannad Sami Asli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sama Imad Abdel Majeed Aslim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in Ali Muhammad Al-Qar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la Mahmoud Wajih Abu Zaye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mila Mahmoud Abdullah Abu Zaye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yam Ahmed Abdel Raouf Al-Halab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haled Ahmed Bashir Shamlak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s Muhannad Sami Asli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ullah Nour El-Din Shaker Abdel-A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del Nasser Ahmed Abdel Nasser Shamlak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hab Essam Hussein Saleh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ma Imad Abdel Majeed Asli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raa Muhammad Adeeb Asli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amen Essam Hussein Saleh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l Mahmoud Mohamed Saleh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k Abdul Hay Sami Al-Halab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ar Ahmed Abdel Nasser Shamlakh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rahim Ammar Saad Al-Qar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ama Muhammad Adeeb Aslim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lima Muhammad Suleiman Sheikh Al-Eid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Kamal Ibrahim Muhammad Al-Ghandour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Rafifan Nouri Muhammad Tanboura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resident Hamada Othman Jaarour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bdul Karim Hassan Ali Safi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uhammad Badr Fahd Al-Ghandour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mad Deeb Abdel Qader Al Arai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Lamia Rushdi Muhammad Tanboura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aryam Ahmed Abdullah Al-Ghandour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Kamel Khalil Rajab Barik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hmed Khalil Rajab Barika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Najih Hassan Abdel Laham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Najah Zahr Hussein Al-Wadiya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Lubna Abdel Aziz Ahmed Safi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agreed Sabri Suleiman Breika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ervat Shaker Muhammad Al-Arair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urad Suhail Murad Al-Ghandour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mia Jihad Muhammad Al-Laham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aam Awad Youssef Al-Bats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ajwa Naji Ibrahim Al-Batsh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mmour Suleiman Hamada Jaarou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Abdel Karim Hassan Saf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Ali Abdul Qadir Saf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Wafeyah Muhammad Karam Omar Jaarour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nan Ahmed Abdullah Sheikh Al-Ei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Rafifan Nouri Tanbour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eeb Fouad Deeb Al-Arai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nshirah Ismail Musa Saf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awzi Zuhair Fawzi Al-Lahha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bdullah Abdul Hadi Eid Al-Tas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eham Ziad Hamdi Jaarour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laa Imad Yaqoub Al Hadda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idaa Nabil Muhammad Al-Wadiyah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slam Abdel Hakim Khalil Jaarou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Jawad Salem Al-Wadiy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lima Saleh Mohammed Al-Batsh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ifa Bassam Mohammed Al-Laham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Omar Imad Deeb Al-Arai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brahim Hassan Al-Abd Al-Ghandou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ael Rashad Al-Ghandour stayed up lat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lah Nabil Muhammad Al-Wadiya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all Barham Hammad Barik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se Rizq Jamil Tanbour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eda Kamel Khalil Breik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el Nasser Ahmed Sheikh Al-Ei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haled Imad Deeb Al-Arai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hd Muhammad Badr Al-Ghando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nifa Mahmoud Jamil Al-Hadda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Younis Abdul Karim Hassan Saf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dnan Saeed Muhammad Al-Hadda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eem Saeed Muhammad Tanbour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ahaa Rififan Nouri Tanbour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yad Ahmed Khalil Breik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ma Ahmed Sobhi Tanbour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eem Samih Muhammad Al-Wadiyah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eed Nabil Fawzi Al-Lahha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ura Abdel Qader Mansour Sheikh Ei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eda Samir Barawi Al-Arair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eham Mahmoud Qasim Saf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breen Nabil Muhammad Al-Wadiya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Ismail Mustafa Al-Wadiy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eba Saleh Mohammed Al-Bats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wan Ahmed Khalil Breik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sma Imad Hammad Al-Arai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asmine Saleh Mohammed Al-Bats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haima Zuhair Fawzi Al-Lahham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Nabil Muhammad Al-Wadiya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iras Mazen Abdel Qader Sheikh Al-Ei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seem Nasser Ahmed Sheikh Al-Ei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mmam Samara Suleiman Jaarou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Osama Ahmed Sheikh Al-E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Jamal Ahmed Khalil Breik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mar Muhammad Badr Al-Ghandou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nar Raed Shuaib Sheikh Al-Ei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thi Osama Fathi Al-Arai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btisam Samara Suleiman Jaarou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stafa Saeed Younis Jarou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ysaa Zuhair Fawzi Al-Lahham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Osama Ahmed Sheikh Al-E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san Saleh Muhammad Al-Bats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Mahmoud Naji Al-Ghand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Youssef Muhammad Badr Al-Ghand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lly Rififan Nouri Tanbour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breen Hossam Fathi Barik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leh Zuhair Fawzi Al-Lahh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mara's love Suleiman Jaarour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ondos Abdul Karim Hassan Saf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man Mazen Al Haddad Club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bdel Muti Hassan Abdel Karim Saf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uay Rami Saleh Al-Wadiy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Muhammad Badr Al-Ghandou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hehada Muhammad Ismail Al-Ghandou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Zuhair Fawzi Al-Lahh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ullah Osama Ahmed Sheikh Al-Ei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uhaib Muhammad Naeem Al-Bats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neen Ahmed Khalil Breik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fnan Hassan Abdel Karim Saf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sraa Saleh Mohammed Al-Bats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dul Qader Imad Deeb Al Arai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eed Salim Muhammad Salim Al-Ghandou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emas Hossam Fathi Breik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Hassan Abdel Karim Saf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bhee Thabet Robhee Al Hada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gdy Abdel Karim Hassan Saf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btisam Sammour Suleiman Jaarou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am Ahmed Khalil Breik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ahaf Ramzi Ahmed Al-Hadda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halil Muhammad Jasser Al-Bats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itham Abdel Nasser Kamel Al-Arai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nas Muhammad Naeem Al-Bats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lah Issa Jasser Al-Bats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Youssef Jasser Al-Bats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Hassan Abdel Karim Saf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uleiman Sammour Suleiman Jaarou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ssan Zuhair Fawzi Al-Lahham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na Mahmoud Ramadan Al-Arair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tafa Adnan Saeed Al-Hadda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aseem Adnan Saeed Al Haddad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a Muhammad Rafifan Tanbour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esma Muhammad Badr Al-Ghandour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Zakaria Abdel Karim Hassan Saf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la Hassan Abdel Karim Saf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oussef Fares Youssef Al-Ghandou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ryam Muhammad Jawad Al-Wadiyah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Mahmoud Ramadan Al-Arai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deel Adnan Saeed Al-Hadda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aram Nouri Rififan Tanbour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bil Abdullah Nabil Al-Wadiy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seel Suleiman Ahmed Sheikh Al-Ei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anan Samer Suleiman Jaarou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mza Rabie Atef Al-Bats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nat Allah Imad Muhammad Barik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ra Muhammad Jawad Al-Wadiy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na Fawzi Zuhair Al-Lah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rah Muhammad Jawad Al-Wadiy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ram Adnan Saeed Al-Hadda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id Mahmoud Ramadan Al-Arai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Mohammed Ahmed Al-Laham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fan Iyad Ahmed Barik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mar Abdullah Nabil Al-Wadiy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Bahaa Rafifan Tanbour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lal Muhammad Rafifan Tanbour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ra Nouri Rafifan Tanbour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ah Sammour Suleiman Jaarou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da Thabet Rabhi Al Hadda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na Adnan Saeed Al-Hadda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Mustafa Ahmed Sheikh Al-Ei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la Rabie Atef Al-Bats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ma Adnan Saeed Al-Hadda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Iyad Ahmed Barik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a Saeed Anan Tanbour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oussef Fawzi Zuhair Al-Laham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rna Samer Suleiman Jaarou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zz El-Din Saeed Nabil Al-Laha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fifan Nouri Rafifan Tanbour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Yassin Ahmed Sheikh Al-Ei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Mustafa Ahmed Sheikh Al-Ei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ni Omar Imad Al-Arai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ad Iyad Imad Al-Arai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Shadi Talal Al-Hadd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or Yassin Ahmed Sheikh Al-Eid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moud Saeed Al-Haddad’s yar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ima Saeed Nabil Al-Laham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az Muhammad Jawad Al-Wadiy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 Samer Suleiman Jaarou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zmia Mahmoud Abdullah Al-Sharafi</text:p>
          </table:table-cell>
          <table:table-cell office:value-type="string" calcext:value-type="string">
            <text:p>fe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Samiha Ali Abdel Rahman Al-Naqeeb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alim Abdel Majeed Salim Al-Bahloul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Saeed Youssef Muhammad Al-Azayza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Khadija Muhammad Hafez Abu Ras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iham Shaaban Hassan Abu Ras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Ismail Atiya Ahmed Al-Muqayed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Etaf Shaaban Hafez Al-Bahloul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iham Zuhdi Muhammad Al-Muqayd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Zainab Mahmoud Muhammad Abu Toha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Khader Muhammad Rashad Abu Toha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Kefayah Jasser Hassan Shabat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hmoud Saeed Mustafa Barbakh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Khairiya Ahmed Muhammad Al-Akhras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Radwan Hassan Abdullah Shabat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Sobhiya Amin Deeb Abu Toha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Bayan Hani Abdullah Ammar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mnah Hussein Muhammad Al-Sharafi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uhammad Youssef Muhammad Al-Azayza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oeen Jamal Abdel Karim Amma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sama Hani Abdullah Ammar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mar Abdel Majeed Salim Al-Bahloul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uhammad Suleiman Al-Azayza responde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Khaled Mahmoud Muhammad Abu Al-Naj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Rafiq Badr Ali Hussein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ouad Abdullah Ashour Al-Balaaw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ahmoud Muhammad Abdel Qader Al-Sharaf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uhammad Ragab Mustafa Al-Nakib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anan Ibrahim Khalil Al-Bahloul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aher Sobhi Muhammad Abu Lash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Zuhair Rajab Mustafa Al-Nakib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mad Abd Ibrahim Al-Bayouk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eem Sobhi Salama Hussei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uzan Hussein Juma Ammar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ushra Abdel Karim Darwish Ammar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bdul Qader Muhammad Abu Qout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uha Muhammad Khadr Al-Akhras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faa Abdel Jawad Muhammad Abu Ra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aten Hamed Abdel Karim Abu Qout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beer Issa Hashem Abu Toh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bdul Hamid Muhammad Salamah Abu Qouta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uhammad Sobhi Muhammad Abu Lashi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Lupine Saeed Youssef Al-Azayz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sama Abdel Mohsen Fahmy Amma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herine Jamil Hafez Al-Akhra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bdul Karim Muhammad Salama Abu Qouta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yad Abdel Mohsen Fahmy Amma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Khader Muhammad Abu Toha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athia Jamal Hamdan Al-Azayza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Ziad Muhammad Mahmoud Al-Muqayd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hmed Issa Ahmed Al-Sharaf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alal Asaad Hussein Al-Akhra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Zainab Amin Fahmy Al-Sharaf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lama Muhammad Salama Abu Quta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Youssef Muhammad Hus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jahid Khader Muhammad Rashad Abu To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Jawhar Yahya Jawhar Al-Balaawi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alal Hassan Saleh Abu Lashi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na Abdel Qader Abdo Barbakh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mmam Mustafa Muhammad Rashad Abu Toh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ahrrer Saeed Rashad Abu Toh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mah Ismail Atiya Al-Muqadd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hmed Abdel Mohsen Fahmy Amma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Abdel Gawad Muhammad Abu Ras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Walaa Nasri Salem Al-Azayz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ervat Hossam Rajab Abu Toh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oda Muhammad Ibrahim Al-Sharafi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Riyad Abdel Karim Al-Sharaf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ni Khaled Mahmoud Abu Al-Nag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Radwan Hassan Shabat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sma Ali Hassan Shaba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ala Khader Muhammad Rashad Abu Toh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atab Omar Abdel Majeed Al-Bahlou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Ibrahim Khamis Barbak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alil Khaled Mahmoud Abu Al-Naj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raa Ahmed Hussein Abu Al-Nag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ham Shehdeh Fares Al-Mqed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ullah Salah Abdullah Abu Shaky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breen Mahmoud Saeed Barbakh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slam Moeen Jamal Amma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Youssef Muhammad Husse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dam Jamal Suleiman Abu Al-Naj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eda Yahya Gohar Al-Balaaw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day Abdel Jawad Muhammad Abu Ra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brahim Radwan Hassan Shaba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Taher Mahmoud Al-Bayou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ajab Muhammad Rajab Al Naqeeb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cheherazade Magdi Suleiman Al-Akhra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zz al-Din Khader Muhammad Rashad Abu Toh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iha Muhammad Ragab AL Naqeeb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ajab Zuhair Rajab Al Naqeeb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iham Khamis Ibrahim Al-Bahlou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ira Imad Shehadeh Al-Balaaw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aa Atta Joudeh Abu Shakya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nadi Nabil Salem Al Naqeeb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alsam Basil Muhammad Al-Azayz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sma Sami Mahmoud Abu Shakya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ysaa Khader Muhammad Rashad Abu Toh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Abdel Qader Abu Qout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ya Muhammad Yusuf Hussei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stafa Muhammad Ragab Al Naqee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saad Maher Sobhi Abu Lash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bdel Rahim Osama Hani Amma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nas Aed Musa Shaba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lima Jalal Muhammad Abu Shaky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leh Hashem Muhammad Abu Al-Naj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ouf Naguib Muhammad Al-Akhr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Khalil Ibrahim Al-Bahlo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ossam Ahmed Abdel-Bayou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oussef Abdel Qader Muhammad Abu Qout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our Moin Jamal Amma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Salah Abdullah Abu Shakya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laa Nayef Abdul Aziz Al Sharaf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zzedine Youssef Mohsen Barbak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Welcome Akram Salim Al-Akhra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aima Imad Abdel-Bayouk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Yasser Raafat Tawfiq Barbak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stafa Salah Abdullah Abu Shaky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Raed Muhammad Al-Sharaf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Muhammad Musa Shaba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hadeer Ayman Mahmoud Abu Al-Nag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ira Saeed Youssef Al-Azayz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hmy Bashir Fahmy Amma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lem Muhammad Gohar Al-Balaaw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mar Riyad Khaled Al-Bayouk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man Imad Abdel-Bayouk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dul Hamid Muhammad Rajab Al Naqeeb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yaa Yasser Mahmoud Al-Muqay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addin Maher Subhi Abu Lash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idal Alaa Youssef Shaba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enin Salem Abdel Hamid Al-Akhra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holoud Mahmoud Saeed Barbak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assin Jihad Mahmoud Al-Akhra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 Rahman Adam Abdul Rahman Al Balaw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nnad Muhammad Subhi Abu Lash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wa Atwa Muhammad Al-Bayou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Hussein Muhammad Al-Akhra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had Ahmed Abdel-Bayou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eem Muhammad Kamel Abu Ra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i Fouad Hassan Abu Qout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ryam Maher Sobhi Abu Lashin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ubhi Muhammad Subhi Abu Lashi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Jihad Mahmoud Al-Akhr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hahid Muhammad Khader Abu Toh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leh Muhammad Rajab Al Naqeeb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ja Mujahid Khader Abu Toh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Sameh Khamis Barbak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mar Imad Abdel-Bayouk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Uday Makram Aouni Barbak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Nasser Shaaban Barbak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hada Salem Abdel Hamid Al-Akhras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atima Bashir Fahmy Amma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asnim Muhammad Rajab Al Naqeeb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as Mujahid Khader Abu Toh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Muhammad Sobhi Abu Lashi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Fayez Jibril Al Moqya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stafa Hammam Mustafa Abu Toh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haled Abdel Hamid Muhammad Abu Qout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brahim Akram Helmy Barbak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ataz Omar Abdel Majeed Al-Bahloul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Iyad Ibrahim Barbak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nnad Abdel Qader Muhammad Abu Qout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shad Mujahid Khader Abu Toh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haa El-Din Muhammad Kamel Abu Ras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Muhammad Khader Abu Toh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sab Odeh Muhammad Husse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hmoud Muhammad Khader Abu Toh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ghad Muhammad Gamal Abdel Nasser Al-Azayz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Mahmoud Saeed Barbak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nad Hani Khaled Abu Al-Nag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la Raed Nayef Al-Sharaf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la Muhammad Sobhi Abu Lashi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em Hammam Mustafa Abu Toh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raa Gohar Yahya Al-Balaaw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ya Salim Muhammad Abu Qout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da Imad Abdel-Bayouk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ss Bayan Hani Amma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ya Raed Nayef Al-Sharaf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Mujahid Khader Abu To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dwan Abdel Khaleq Radwan Shabat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a Ziyad Ahmed Al-Muqayd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Ziyad Muhammad Al-Muqay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haled Hani Khaled Abu Al-Nag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an Hussain Talal Hussai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haf Salim Muhammad Abu Qout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nah Abdullah Salah Abu Shakya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azal Khalil Ibrahim Al-Bahloul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ssan Muhammad Radwan Shaba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mar Khattab Omar Al-Bahlou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mar Fathi Bashir Al-Balaw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nd Hani Khaled Abu Al-Nag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ur Raed Nayef Al-Sharaf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mir Mustafa Salim Al-Bahlou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ryam Ziyad Muhammad Al-Muqayd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rah Muhammad Gamal Abdel Nasser Al-Azayz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bdullah Muhammad Yusuf Hussei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na Hussein Talal Hussei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Raed Nayef Al-Sharaf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nnad Salim Muhammad Abu Qout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eed Taher Saeed Al-Azayz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hmed Gohar Yahya Al-Balaw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hmed Hani Khaled Abu Al-Nag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yan Ezz El-Din Khader Abu Toh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lia Lubin Saeed Al-Azayz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tal Bilal Salah Abu Shaky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lah Ziyad Ahmed Al-Muqayd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taf Mustafa Salim Al-Bahlou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her Saeed Al-Azayza responde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ma Uday Abdel Jawad Abu Ras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 Rahman Khattab Omar Al-Bahlou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saab Ezz El-Din Khader Abu Toh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a Hammam Mustafa Abu Toh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lah Muhammad Jamal Abdel Nasser Al-Azayz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arim Ziad Muhammad Al-Muqay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yam Mujahid Khader Abu Toh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man Ibrahim Youssef Hussein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ynn Raed Nayef Al-Sharaf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baida Amer Yahya Al-Balaaw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owar Muhammad Khader Abu Toh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Salim Muhammad Abu Qout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dul Rahman Muhammad Abdul Jawad Abu Ra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her Asaad Maher Abu Lashi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as Jihad Mahmoud Al-Akhra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af Hudhayfah Salah Abu Shaky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ri Abdullah Salah Abu Shaky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Ibrahim Radwan Shaba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Muhammad Alyan Al-Bayouk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 al-Jawad Muhammad Abd al-Jawad Abu Ra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am Ali Musa Hussei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rah Amer Yahya Al-Balaaw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mar Adi Abdel Jawad Abu Ras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ala Amin Marwan Abu Shaky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Khaleq Khaled Radwan Shaba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ten Rajab Muhammad Al-Nakib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yan Muhammad Sobhi Abu Lashi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yan Abdul Khaleq Radwan Shaba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ia Hudhayfah Salah Abu Shaky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Rajab Muhammad Al-Naqib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ghad Hani Khaled Abu Al-Nag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oussef Hammam Mustafa Abu Toh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ain Ziyad Ahmed Al-Muqay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dy Asaad Maher Abu Lashi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haith Khaled Radwan Shabat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el Nour Amin Marwan Abu Shakya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Odeh Muhammad Hussei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Mahmoud Youssef Hussei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eel Muhammad Khader Abu Touh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n Muhammad Abdel Jawad Abu Ras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ir Ahmed Abdel Jawad Abu Ra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ahya Gohar Yahya Al-Balaaw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ad Abdel Qader Imad Al-Bayou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an Amin Marwan Abu Shakya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i Adam Jamal Abu Al-Nag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nnad Hani Khaled Abu Al-Nag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hab Muhammad Zaki Al-Akhras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a Majd Ramzi Al Moqya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ul Rahman Abdul Aziz Yahya Al Bal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wais Amer Yahya Al-Bala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wsan Mustafa Mahmoud Barbak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an Muhammad Alyan Al-Bayou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aith Khattab Omar Al-Bahlou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ur Mustafa Muhammad Al-Naqib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yla Uday Abdel Jawad Abu Ras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l Muhammad Ahmed Al-Bayouk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yan Muhammad Youssef Hussei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aad Maher Abu Lashin's yar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en Dhafer Khalil Shawa</text:p>
          </table:table-cell>
          <table:table-cell office:value-type="string" calcext:value-type="string">
            <text:p>male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Fatima Ahmed Muhammad Barhoum</text:p>
          </table:table-cell>
          <table:table-cell office:value-type="string" calcext:value-type="string">
            <text:p>femal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alima Salman Muhammad Baroud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Munawar Shaaban Abdullah Musleh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hmoud Farhan Ismail Al-Derawi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ajid Muhammad Amer Musleh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hitam Ahmed Musa Abu Sharbi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Bassam Ahmed Ali Abu Sharbin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aim Salman Muhammad Barou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brahim Hamdan Muhammad Barhoum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abah Muhammad Ahmed Barhoum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ounir Salem Mahmoud Al-Tala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ami Youssef Ibrahim Al-Khudary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hla Muhammad Mahmoud Abu Nasser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hmed Salim Abdel Dababesh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isham Mustafa Salim Abu Nasse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aher Youssef Muhammad Dawa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usa Muhammad Mahmoud Abu Nasser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yad Salim Abd Dababesh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awzia Hamdan Muhammad Barhoum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Riyad Fathi Suleiman Abu Nasse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amza Ali Ramadan Al-Khuda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aed Ali Abdullah Barou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ael Abdel Rahman Saleh Al-Khudary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Omar Ali Khalil Al-Khudari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Yousry Asaad Muhammad Mughafi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mna Mahmoud Salman Al-Sawalh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ouad Youssef Zakaria Dababesh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hmoud Muhammad Khalil Shaa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Dima Mazen Dhafer Shaw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aha Abdel Muti Suleiman Dababesh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mah Asaad Muhammad Mughafil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ahseen Asaad Muhammad Mughafil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Youssef Ibrahim Awad Musleh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anaa Rizk Youssef Al-Khudari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Firas Mazen Dhafer Shaw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oha Abdel Aziz Ahmed Dawas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har Wael Mustafa Al Shawa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anda Mahmoud Abdel Barhoum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Wafa Fathi Muhammad Mughafi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eba Shehdeh Saleh Mughafil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oda Marwan Ahmed Shaat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Suleiman Farhan Al-Derawi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Lina Adnan Hassan Shaat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mia Sami Ibrahim Dababesh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smail Mahmoud Farhan Al-Deraw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nnad Ali Abdullah Barou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hadija Mahmoud Abd Rabbo Baroud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ossam Fawzi Jawad Al-Bawab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ounir Harb Rizq Dawwas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Kamal Muhammad Al-Tala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ssan Fawzi Jawad Al-Bawab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Bassam Ahmed Abu Sharb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lima Wafaa Muhammad Al-Derawi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Bassam Ahmed Abu Sharb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a Salim Abdel Majeed Dababes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mar Musa Mahmoud Musle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breen Ahmed Khaled Al-Khudary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eda Hassan Mutlaq Abu Sharbi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ysaa Muhammad Nafez Jamal Al-Sawalh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Mahmoud Farhan Al-Deraw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neen Ali Mahmoud Al-Bawa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yman Musa Muhammad Abu Nass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ihal Muhammad Noman Shaat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li Mahmoud Al-Bawab’s call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agreed Rafiq Rizq Abu Nasse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fia Bassam Ahmed Abu Sharbi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oloud Mahmoud Ahmed Abu Sharbi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issam Mahmoud Farhan Al-Deraw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ahani Ahmed Talab Al-Deraw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ya Muhammad Al-Abd Al-Sawal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di Maher Youssef Dawa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zz al-Din Muhammad Younis Shaa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brahim Ahmed Hamdan Barhoum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Munir Salem Al-Tala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oaa Marai Ibrahim Al-Tala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lah al-Din Yasser Asaad Mogafa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uha Ahmed Hamdi Al Shaw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ila Mahmoud Salem Al-Tala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mer Youssef Mahmoud Barhou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our Bassam Ahmed Abu Sharb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sraa Khalil Ahmed Baroud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stafa Hisham Mustafa Abu Nass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abil Fadl Muhammad Abu Nass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haled Muhammad Zaki Musle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sma Bassam Muhammad Barhoum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Iyad Salim Dababes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ouay Yousry Asaad Mogafa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oeen Munir Salem Al-Tala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ohamed Salah Saleh Al-Sawalh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brahim Basil Shaa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ya Iyad Salim Dababes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aitham Nael Ayesh Shaa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lak Yasser Youssef Dawa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epal Sabri Awad Barhoum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Youssef Maher Youssef Dawa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ares Ihab Nabil Dababe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lak Bassam Ahmed Abu Sharbin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sma Hisham Mustafa Abu Nasser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la Omar Ali Al-Khudari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ina Fadl Muhammad Abu Nasser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Nasser Talab Al-Khudar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oda Mahmoud Salem Al-Tala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i Muhammad Hamdan Barhou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ur Sami Youssef Al-Khuda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breen Salah Saleh Al-Sawalh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ahya Ahmed Hamdan Barhou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nas Shadi Walid Barou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iraj Hossam Ali Barou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ullah Basil Ayesh Shaat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ya Munir Salem Al-Tala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alid Shadi Walid Barou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jar Mahmoud Salem Al-Tala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ahad Yasser Youssef Dawas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Hisham Mustafa Abu Nasse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rah Tahseen Asaad Mughafil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aghad Muhammad Essam Shaat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biba Muhammad Saleh Al-Sawalh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dul Rahman Maher Youssef Dawa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hab Muhammad Nabil Dabbas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sk Firas Mazen Shaw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aa Youssef Ibrahim Musleh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la Yousry Asaad Mughafil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Qamar Nour El-Din Mazen Al-Shaw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mal Muhammad Nabil Dababes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ryam Batoul Dhafer Mazen Shaw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hmoud Shadi Walid Barou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smail Fadl Muhammad Abu Nasse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onor Yasser Youssef Dawas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haf Youssef Ibrahim Musle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ynn Yousry Asaad Mughafil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la Hossam Fawzi Al-Bawab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Yahya Tahseen Asaad Mogaf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sam Muhammad Issam Shaat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i Hassan Fawzi Al-Bawab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asim Abdullah Ahmed Al-Khudar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ondos Firas Mazen Shaw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mza Ziyad Muhammad Musleh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hya Dhafer Mazen Al Shaw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rah Hossam Ali Barou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mees Salah Saleh Al-Sawalh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Yasser Yousef Dawa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isha Nour El-Din Mazen Al-Shaw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wand Mahmoud Muhammad Barhoum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tima Al-Zahra Ramadan Muhammad Mughafi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Karim Muhammad Saleh Al-Sawal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Hassan Fawzi Al-Bawab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day Youssef Ibrahim Musle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tal Youssef Ibrahim Musle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ssam Ahmed Bassam Abu Sharbi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Tahseen Asaad Moqafeel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rim Omar Ali Al-Khudar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ah Ali Saleh Al-Sawalh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baida Hossam Fawzi Al-Bawab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dwa Shadi Walid Baroud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esma Salah Saleh Al-Sawalh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Firas Mazen Al Shaw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ryam Muhammad Essam Shaat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na Ismail Mahmoud Al-Deraw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yat Mahmoud Hussein Al-Sawalh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ma Hassan Fawzi Al-Bawab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as Dhafer Mazen Al Shaw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awan Ahmed Essam Shaat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ul Rahman Youssef Ibrahim Musle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a al-Din Ismail Mahmoud al-Deraw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ssan Muhammad Bassam Abu Sharb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ur Ahmed Ashraf Al-Khodary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di Jamil Mahmoud Saleh Al-Sawalh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hmoud Moamen Mahmoud Al-Tala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Hossam Fawzi Al-Bawab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nir Muhammad Munir Al-Tala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ri Youssef Ibrahim Musle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ra Muhammad Saleh Dawas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neen Ahmed Bassam Abu Sharbin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zz al-Din Hassan Fawzi al-Bawab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ma Muhammad Bassam Abu Sharb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men Ahmed Omar Dababesh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mna Ahmed Omar Dababes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eman Shadi Walid Barou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qaya Muhammad Munir Al-Tala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Ismail Mahmoud Al-Der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 Hossam Fawzi Al-Bawab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ul Rahman Ahmed Essam Shaat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llo Hassan Fawzi Al-Bawab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Wael Abdel Rahman Al-Khudar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i Ismail Mahmoud Al-Deraw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Muhammad Mahmoud Al-Deraw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na Moamen Mahmoud Al-Tala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Munir Harb Dawa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dul Rahman Ayman Sabry Barhou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h Mahmoud Youssef Abu Nass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ra Youssef Ibrahim Musle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s Muhammad Mahmoud Al-Der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war Mounir Harb Dawas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m Muhammad Saleh Al-Sawalh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diya Abdullah Abdul Wahab Halawa</text:p>
          </table:table-cell>
          <table:table-cell office:value-type="string" calcext:value-type="string">
            <text:p>female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Hajjaj Musa Hajjaj Al-Zari'i</text:p>
          </table:table-cell>
          <table:table-cell office:value-type="string" calcext:value-type="string">
            <text:p>mal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aeed Ahmed Abdel Latif Labad</text:p>
          </table:table-cell>
          <table:table-cell office:value-type="string" calcext:value-type="string">
            <text:p>mal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Mahmoud Ibrahim Muhammad Abudan</text:p>
          </table:table-cell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Riad Salem Deeb Sukkar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ahmoud Abdel Aziz Hussein Al-Saafi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mnah Salman Odeh Abu Ajwa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alima Muhammad Ibrahim Al-Harkali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ahmoud Deeb Salem Al-Khayyat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Jamil Youssef Ahmed Labad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Zaki Hassan Khalil Al-Tahrawi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unawar Hassan Muhammad Labad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Kamal Abdel Rahman Khalil Al-Tahrawi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aja Fakhri Suleiman Al-Khayyat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abah Salman Hussein Al-Zarii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Elham Shaheen Ahmed Al-Saafi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Zaki Mahmoud Abdel Aziz Al-Jazzar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amir Rajab Muhammad Al-Saafin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ahmoud Muhammad Youssef Al-Hindi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mna Salman Shaldan Shaldan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alal Muhammad Ghulam al-Din al-Hindi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iham Alyan Obaid Al-Harkali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omia Atef Khalil Al-Herbawi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Randa Muhammad Youssef Laba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eda Abdul Rahman Ali Al-Tahrawi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mal Muhammad Abd Abu Ishaq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Jamalat Hassan Ibrahim Abudan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oeen Salman Ahmed Al-Harkali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ayza Hassan Abdel Fattah Al-Saafi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ounir Mahmoud Ibrahim Abuda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Nihad Al-Abd Al-Barawi Abu Ajwa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Entisar Shafiq Abdel Rahman Abuda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aher Mahmoud Ibrahim Abuda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atima Ali Ibrahim Al Hindi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iham Ahmed Abdel Salam Halawa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Faryal Ismail Abdel Rahman Halawah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bdul Halim Fawzi Abdullah Halawa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ahed Ezzat Abdel Latif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timad Hassan Muhammad Al-Tahraw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Jalal Ahmed Mahmoud Al Hindi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lem Riyad Salem Sukka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atha Hamdi Musa Abdel Latif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alid Hajjaj Musa Al-Zari'i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man Darwish Ahmed Abu Al-Qumsa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sama Hajjaj Musa Al-Zari'i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bdel Halim Ezzat Abdel Latif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okhless Ali Muhammad Al-Zari’i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ana Issa Hassan Sukka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man Jamal Hadeeb Halaw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ouay Mahmoud Abdel Aziz Al-Saafi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afat Mahmoud Muhammad Al-Zei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hmed Issa Sabry Al Hind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mnah Shaaban Ibrahim Al-Dahdou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Fouad Adnan Abdullah Al-Hind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leh Khamis Saleh Al-Hams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eba Jamal Kamal Shalda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eed Hajjaj Musa Al-Zari'i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abila Mahmoud Ibrahim Abdel Latif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beer Nafez Salama Al-Hams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Jamil Youssef Laba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mal Mahmoud Al-Abd Badawi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eba Nafez Salama Al-Hams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riman Nadir Muhammad Al-Harbaw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mal Imad Muhammad al-Hindi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ilal Zaki Mahmoud Al-Jazza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mar Hashem Muhammad Shalda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oura Khaled Hassan Al-Jazza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hmed Zaki Mahmoud Al-Jazza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ahmoud Zaki Mahmoud Al-Gazza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Ayoub Salman Al-Harkal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Falah Mahmoud Laba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adi Muhammad Hassan Sukka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ed Fadl Al-Barawi Abu Ajw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Mazen Muhammad Shald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Entifadah Othman Ibrahim Al-Hindi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amia Atiya Khalil Abu Ishaq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Khamis Saleh Al-Ham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na Tayseer Al-Abd Abud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ami Adel Mesbah Lab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laa Youssef Ahmed Abu Al-Qumsan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hmoud Rabhi Muhammad Abdel Latif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oha Fayez Khalil Al-Herbaw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amer Mahmoud Deeb Al-Khayya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assan Zaki Hassan Al-Tahraw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aghda Mahmoud Muhammad Al-Zei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ssan Muhammad Hassan Al-Zei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azan Awni Shehadeh Al-Khayya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tta Hussein Al-Saafi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ber Muhammad Nasser Nabih Shald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asil Mahmoud Deeb Al-Khayyat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Fathi Salim Abu Ajw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aa Al-Zein Hassan Al-Zei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dir Jaber Shaaban Al-Dahdou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yam Fawaz Kamel Al-Harkal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idal Mahmoud Ahmed Abud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Nazmi Mustafa Al-Dahdou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deel Nasser Fakhri Al-Khayyat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Arif Amer Al-Saafi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dnan Muhammad Abu Al-Qumsa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 Latif Wajih Khamis Al-Herbaw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breen Nabil Rizq Abu Ishaq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faa Saber Mahmoud Al-Zari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ah Haider Ahmed Laba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mar Fathi Salim Abu Ajw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hadeer Tayseer Khamis Al-Herbaw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oaa Saber Mahmoud Al-Zari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Walaa Youssef Ahmed Abu Al-Qums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hefayah Mazen Muhammad Shald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man Mounir Mahmoud Abud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lam Mounir Mahmoud Abud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mira Muhammad Ramadan Halaw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Saber Mahmoud Al-Zari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Azim Wajih Khamis Al-Herbaw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nas Musa Suleiman Abu Ishaq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our Youssef Ahmed Abu Al-Qums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laa Muhammad Muhammad Lab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Aziz Zaki Mahmoud Al-Jazza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nas Mahmoud Muhammad Al-Zei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ad Zaki Mahmoud Al-Jazza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sraa Musa Suleiman Abu Ishaq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lima Mustafa Muhammad Al-Zei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hamis Tahseen Khamis Al-Harabaw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Iyad Rizq Badaw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mir Nasser Hassan Al-Tahraw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Iyad Rizq Badaw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eba Abdel Halim Fawzi Halaw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lah Majed Anwar Laba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mza Ahmed Mustafa Al-Jazza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mal Ali Mahmoud Laba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iad Salem Riad Sukka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lma Tahseen Khamis Al-Herbawi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Iyad Rizq Badaw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mza Mahmoud Muhammad Al-Hind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adia Nahed Ezzat Abdel Latif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tima Muhammad Shafiq Sukka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ilal Jamal Hamid Al-Ham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anda Eid Saad Sukka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our Ibrahim Muhammad Al-Hams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Salem Riad Sukka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izq Iyad Rizq Badaw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stafa Tayseer Al-Abd Abud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iad Wael Ziad Shald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omood Fayek Ahmed Abu Al-Qumsan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lak Hani Samir Al-Ham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haf Ahmed Issa Al Hind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ariq Iyad Rizq Badaw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mad Muhammad Ezzat Abdel Latif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mal Saher Kamal Al-Tahraw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Salem Riad Sukk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asser Muhammad Samir Al-Saafi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mr Iyad Rizk Badaw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Raafat Mahmoud Al-Zei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raa Osama Fathi Abu Ajw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oussef Muhammad Abdel Wahab Halaw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uay Muhammad Yasser Al-Herbaw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mmam Hossam Musa Abu Ishaq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lik Khalil Ahmed Laba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bdullah Mahmoud Al-Tahraw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hmoud Wael Hamdan Al-Dahdou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Nahed Ezzat Abdel Latif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nar Hani Ismail Al Hind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alid Muhammad Kamal Al-Tahraw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stafa Fadl Jamil Badaw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ja Raafat Mahmoud Al-Zei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mira Naji Muhammad Halaw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zen Mahmoud Mazen Shaldan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sil Iyad Rizq Badaw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Zahida Salem Riad Sukka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az Bilal Zaki Al-Jazz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wad Muhammad Mahmoud Al-Tahraw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la Muhammad Samir Al-Saafi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rah Muhammad Ezzat Abdel Latif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Hossam Musa Abu Ishaq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asser Al-Din Samir Rajab Al-Saafi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rah Hani Samir Al-Hams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oein Jalal Moein Al-Harkal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sha Nahed Ezzat Abdel Latif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ma Ashraf Tayseer Al-Herbaw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aki Bilal Zaki Al-Jazza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zan Osama Fathi Abu Ajw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la Mahmoud Tayseer Abud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hmoud Wael Ziad Shalda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yan Hani Ismail Al Hind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oda Hani Samir Al-Hams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asmine Ahmed Youssef Abu Al-Qums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 Aziz Louay Mahmoud Al-Saafi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taj Jalal Moin Al-Harkal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ood Adel Samir Abu Ishaq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seel Osama Fathi Abu Ajw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ma Ahmed Mohamed Badaw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da Shaaban Ibrahim Al-Dahdou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reej Naji Muhammad Halaw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ila Muhammad Moin Al-Harkal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yar Muhammad Amin Al-Dahdouh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hmed Ekramy Mohammed Al-Gazza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Saleh Khamis Al-Ham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oussef Ahmed Youssef Abu Al-Qumsa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Raafat Mahmoud Al-Zei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Jalal Moin Al-Harkal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had Salem Riad Sukka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yez Thaer Fayek Abu Al-Qumsa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hamis Muhammad Khamis Al-Ham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mir Muhammad Samir Al-Saafi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laine Basil Mahmoud Al-Khayyat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Osama Hajjaj Al-Zari’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hmed Mahmoud Mazen Shald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thi Salim Fathi Abu Ajw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haled Bilal Zaki Al-Jazza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lal Ismail Riad Sukka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Hassan Ali Al-Ze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badah Ahmed Youssef Abu Al-Qumsa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al Yasser Musa Abu Ishaq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m Wael Hamdan Al-Dahdou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ael Muhammad Khamis Al-Ham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Thaer Fayek Abu Al-Qumsa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lak Muhammad Amin Al-Dahdou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er Fouad Omar El Zei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 Rahman Jalal Moin Al-Harkal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ma Osama Hajjaj Al-Zari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se Tamer Mahmoud Al-Khayyat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line Basil Mahmoud Al Khayyat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dise Adel Samir Abu Ishaq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as Muhammad Mazen Shalda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sraa Yasser Musa Abu Ishaq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ys Muhammad Amin Al-Dahdou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hmoud Saeed Hajjaj Al-Zari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as Abdullah Mahmoud Al Khayya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aa Abdel Fattah Wajih Al-Herbaw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btisam Abdullah Mahmoud Abud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yad Muhammad Iyad Bad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eel Muhammad Mazen Shald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de Abdel Halim Ezzat Abdel Latif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nan Ashraf Tayseer Al-Herbaw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zal Imad al-Din Ismail Abu al-Qums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Raafat Mahmoud Al-Zei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sser Khamis Nasser Al-Tahraw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al Muhammad Iyad Badaw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ara Muhammad Ezzat Abdel Latif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am Hossam Musa Abu Ishaq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da Khamis Nasser Al-Tahraw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im Mahmoud Jamil Al-Dahdou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ik Mahmoud Atef Halaw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nad Muhammad Fathi Abu Ajw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jd Muhammad Amin Al-Dahdou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hmoud Basil Mahmoud Al-Khayyat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ra Muhammad Samir Abu Ajw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lak Mahmoud Atef Halaw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kram Muhammad Moin Al-Harkal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Basil Mahmoud Al-Khayyat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am Magdy Jaber Al-Dahdouh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am Muhammad Samir Abu Ajw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lal Moin Al-Harkali diamond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haled Salman Al-Ghazali responded</text:p>
          </table:table-cell>
          <table:table-cell office:value-type="string" calcext:value-type="string">
            <text:p>femal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Muhammad Ali Darwish Abu Al-Omrain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bdul Aziz Abdul Mohsen Abdul Rahim Tamraz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isha Hussein Salem Faraj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Omar Fahmy Muhammad Al-Hassani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Mahmoud Muhammad Ahmed Al-Ghazali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ayat Khalil Al-Desouki Abu Al-Omrain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Omar Saleh Omar Farwaneh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org Mustafa Khalil Halasa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ada Hashem Ali Tamraz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awhiyya Muslim Salem Sammour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abah Nihad Khalil Farwane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hmed Musa Musa Tabasi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mira Muhammad Ramadan Gaben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sser Muhammad Nimr Al-Ghazali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Khaled Hassan Awad Al-Bab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yat Rabhi Aref Arafat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la Ihsan Hussein Al-Ghazal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Khaled Abdullah Awad Alwa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ounir Hassan Mahmoud Al-Hassani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ayrouz Ayesh Abdel Rahman Abu Salima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Darwish Khaled Darwish Fara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Nabila Ahmed Mustafa Farag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smahan Rushdi Mohamed Mahmoud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ounir Sobhi Aref Arafat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Raed Youssef Abdullah Al-Lidawi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Rana Muhammad Salman Al-Ghazal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mira Hassan Atta Ghab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aafat Ibrahim Salman Sammour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ysoon Fawzi Ibrahim Abu Younis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eb Salim Abdel Majeed Bahlou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maher Ahmed Othman Bahloul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aama Musa Muhammad Arafat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ustafa Ahmed Mustafa Farag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Lina Hassan Juma Halas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brahim Muhammad Abdel Hadi Farwaneh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anal Hamouda Saber Bahloul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man Ibrahim Abdullah Al-Lidawi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Karam Jaber Saleh Hamma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ouay Omar Issa Alw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awal Ahmed Mustafa Farag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Khamis Ibrahim Abdel Majeed Bahloul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slam Suleiman Muhammad Abu Youni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aryal Atta Al-Abd Alwan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amez Muhammad Hashem Tamraz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kram Ahmed Attia Alwa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mnah Ibrahim Mahmoud Ghabe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man Abdel Aziz Abdel Mohsen Tamraz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aima Ahmed Khamis Abu Youni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alat Mahmoud Musa Tabasi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ahmoud Saber Muhammad Sammou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herine Sobhi Tawfiq Bahloul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bdullah Nasr Hussein Faraj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Younis Nimr Abu Al-Omrai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hassan Mahmoud Musa Tabasi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Taher Ahmed Khamis Abu Youni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sif Issa Muhammad Sammou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sa Issa Muhammad Sammour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isreen Fawzi Subhi Arafat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sma Muhammad Kamel Mahmoud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Wafa Abdel Khaleq Lutfi Al Bab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Labib Kamal Mushtah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Mahmoud Muhammad Al-Ghazal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asha Muhammad Abdullah Al-Lidawi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ah Omar Saleh Farwane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Fayez Abdel Hassan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Shukri Hammad Hamma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hafer Ahmed Khamis Abu Younis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faa Jamal Ahmed Mushtah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aha Fathi Khalil Al-Lidaw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lah Ahmed Mohammed Al-Ghazal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zhar Khaled Hassan Al Bab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btihal Khader Mahmoud Abu Al-Omrain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ubna Khalil Salim Abu Salim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Mahmoud Musa Tabas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atifa Ghassan Ahmed Al-Lidaw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Nafez Muhammad Abdullah Ghab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Ahmed Musa Tabas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amal Labib Kamal Mushtah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Khaled Hassan Al-Bab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ed Harn Ahmed Sammou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Majed Asaad Mushtah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na Adel Hamdan Sammou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 Rahman Abdullah Mahmoud Mahmou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 Aziz Omar Saleh Farwan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omia Muhammad Yusuf Tamraz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haled Mahmoud Muhammad Al-Ghazal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amel Ghassan Kamel Ghab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Zahraa Hazem Abdel Hassan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ya Khaled Hassan Al Bab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Yasmine Fawzi Ibrahim Farag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Abdel Aziz Abdel Mohsen Tamraz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adi Hamada Fayed Abu Salim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brahim Rizq Muhammad Arafa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itham Munir Subhi Arafa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ayza Zuhair Subhi Arafat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slam Talal Muhammad Hala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sma Sobhi Sobhi Al-Bab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smaa Gamal Ibrahim Hamma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Hamada Fayed Abu Salim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ondos Manar Saleh Farwane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ma Ahmed Khamis Abu Younis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bdul Rahman Suhail Muhammad Farwa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ysoon Munir Subhi Arafa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isan Khaled Hassan Al-Bab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ayan Fadl Hashem Tamraz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Ahmed Abdel Hamid Abu Youn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ahia Fawzi Sobhi Arafat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idaa Riyad Youssef Alwa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jd Mounir Hassan Al-Hassan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bdel Fattah Abdel Nasser Mohamed Mahmou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ond Fayez Abdel Hassan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Hamada Fayed Abu Salim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man Fathi Ahmed Hamma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Ahmed Wasfi Mushtah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Iyad Adel Mushtah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bdel Hadi Fathi Khaled Faraj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nnad Mounir Hassan Al-Hassan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ujud Hamada Fayed Abu Salim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un Hassan Shaaban Hala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oataz Mounir Hassan Al-Hassan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uleiman Islam Suleiman Abu Youni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na Khamis Ibrahim Bahloul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and Fayez Abdel Hassan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isan Hassan Shaaban Halas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ada Khamis Ibrahim Bahloul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Louay Omar Alwa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shal Abdel Nasser Mohamed Mahmou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Ashraf Imran Abu Salim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Deeb Salim Bahlou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Ahmed Muhammad Al-Ghazal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yam Raed Youssef Al-Lidaw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sma Muhammad Montaser Shaaban Halas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amil Abdel Nasser Mohamed Mahmou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hmoud Hamada Fayed Abu Salim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sab Khamis Ibrahim Bahloul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ullah Hamada Fayed Abu Salim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shal Abdel Nasser Muhammad Mahmou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fnan Aladdin Ahmed Abu Younis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Ramzy Muhammad Tamraz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reej Munir Subhi Arafat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adwa Fayek Muhammad Mahmou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hail Youssef Alwan witnessed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yan Ramzi Muhammad Tamraz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Musa Issa Sammou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ahd Raed Youssef Al-Lidaw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Hamdi Hikmat Ghabu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-Muatasem Billah Khamis Ibrahim Bahloul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ak Muhammad Shukri Hammad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saab Muhammad Ali Abu Al-Omrai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sa Issa Sammour's yar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tima Fayek Muhammad Mahmou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our Suhail Youssef Alw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sa Talaat Mahmoud Tabas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yat Muhammad Yunus Abu Al-Omrai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jid Asaad Majid Mushtah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ham Bilal Essam Abu Salim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an Fidaa Talal Al-Lidaw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men Hamdi Hikmat Gabe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la Deeb Salim Bahlou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mza Asaad Majid Mushta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ssa Musa Issa Sammou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ismillah Saleh Maher Farwaneh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Fayek Mohamed Mahmoud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if al-Islam Hamdi Hikmat Ghabu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ousry Muhammad Montaser Shaaban Halas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biba Muhammad Younis Abu Al-Omr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uad Raed Youssef Al-Lidaw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ussein Muhammad Suleiman Faraj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mnah Fouad Mahmoud Tabas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nan Jihad Wajih Ghabe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hmed Salah Ahmed Al-Ghazal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tima Samih Misbah Faraj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Munir Shehdeh Al-Lidaw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ser Hamdi Hikmat Ghabe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toul Muhammad Fayez Al-Hassan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a Louay Omar Alwa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oussef Suhail Youssef Alwa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m Muhammad Montaser Shaaban Halas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mar Hassan Shaaban Halas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atasem Raed Youssef Al-Lidaw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rah Asaad Majid Mushtah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na Asaad Majed Mushtah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el Taher Ahmed Abu Youni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am Muhammad Ahmed Tabas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lal Louay Omar Alw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an Mahmoud Ahmed Tabas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mmad Moaz Hammad Hamma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yam Salah Ahmed Al-Ghazal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Musa Issa Sammou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sama Fayek Muhammad Mahmou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rim Muhammad Abdel Aziz Tamraz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Ahmed Shukri Hamma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mad Saleh Maher Farwane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Bilal Muhammad Abu Al-Amrai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Mahmoud Ahmed Tabas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zan Moaz Hammad Hamma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aban Ahmed Shaaban Halas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ysel Hamdi Hikmet Ghabe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Abdel Aziz Omar Farwane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mi Zuhair Arafat's Isla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ak Abdul Rahman Muhammad Hamma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aid Hilal Muhammad Abu Al-Amrai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im Mahmoud Majed Mushtah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ara Muhammad Fayez Al-Hassan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a Dhafer Ahmed Abu Younis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war Fouad Mahmoud Tabas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yrouz Fadi Hamada Abu Salim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ad Ahmed Mahmoud Abu Al-Omrai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rz Ahmed Shaaban Halas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haled Fadi Khaled Al Bab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a Fadi Khaled Al Bab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at Abdul Aziz Omar Farwaneh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ras Muhammad Abdel Aziz Tamraz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sam Mohammed Essam Farag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atasem Billah Moaz Hammad Hammad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haled Bilal Muhammad Abu Al-Amrain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rah Abdel Rahman Mohamed Hammad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moud Fadi Khaled Al-Bab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el Khaleq Fadi Khaled Al Bab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hi Jaafar Muhammad Abu Shaaban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Issam Jalal Muhammad Abu Shaaban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aria Diab Ali Habib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Zahidah Mahmoud Muhammad Qanan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Sami Fathi Ismail Abu Shaaban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ftikhar Shaaban Mahmoud Jaber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Ibtisam Muhammad Khalil Al-Dous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aila Abdel Rahman Rashid Abu Shaaban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iham Muhammad Hassan Abu Shaaban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Touma Youssef Saqr Habib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Khaled Saeed Salama Al-Baya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uhammad Suleiman Salama Abu Oreiba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Aisha Muslim Muhammad Abu Oreiban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ajed Ibrahim Salem Abu Mustaf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alah Mohamed Fahmy Kurdieh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athia Khamis Ismail Al-Ghoul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Walid Saeed Salama Al-Baya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Fatima Muhammad Salama Abu Mustaf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iyad Ramadan Salem Salman Alai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mal Muhammad Ghulam Al-Din Al-Baya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aja Muhammad Mahmoud Al-Durr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usa Fouad Ataya Jabe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Khaled Ismail Hussein Abu Al-Al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anan Ibrahim Abdel Khaleq Abu Mustafa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agda Salem Sattam Marzouk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mira Hussein Abdullah Hamad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adia Farouk Muhammad Kurdieh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arwan Muhammad Mahmoud Al-Durra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aja Mahmoud Muhammad Jaber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shraf Mahdi Muhammad Barghouth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Wafa Muhammad Mahmoud Al-Durra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aber Mahmoud Muhammad Al Khawaja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ajed Hussein Barham Abu Al-Ala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btisam Ibrahim Rabah Marzouk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bdul Aziz Muhammad Abdul Aziz Zahi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atem Juma Abdel Latif Al-Ghoul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man Khalil Mahmoud Salman Ala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uzan Khamis Ismail Al-Ghoul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mal Abdul Aziz Ahmed Al Khawaja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ikmat Bashir Kazem Barghout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ael Mohammed Ahmed Al-Durra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nal Khalil Mahmoud Salman Alai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ahed Masoud Khalaf Habib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Imad Ismail Khalil Farhat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lwa Suleiman Salem Al-Durr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ala Mahmoud Atta Abu Al-El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alma Hassan Ali Daher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Wissal Muhammad Issa Qana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Narges Obaid Abdel Majeed Rashwan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yad Muhammad Ahmed Al-Durra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azen Muhammad Khalil Dabou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del Aouni Adel Al-Dous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herine Abdel Aziz Suleiman Al-Ghoul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hmed Sobhi Jaafar Abu Shaab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mer Kamal Abdel Aziz Rashw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moud Shaaban Saleh Abu Shaaba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hmoud Muhammad Issa Qana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r. Sabri Rubin Abu Oreiba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reen Muhammad Youssef Al-Attar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oda Abdel Aziz Abdel Salam Al-Atta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mal Youssef Hassan Al-Maqadm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Ibrahim Muhammad Al-Maqadm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bdul Hadi Saadallah Rashad Habib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ariq Sami Shukri Al-Sur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mdan Ibrahim Muhammad Al-Maqadm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ussein Jabr Hussein Habib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Omar Awni Adel Al-Dou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fwan Naim Misbah Al-Atta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hitam Samir Abdel Rahman Qanan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Elham Muhammad Youssef Al-Dous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dham Hussein Ibrahim Marzou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Salim Abdel Salam Abu Mustaf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Khaled Saeed Al-Baya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Rushdi Abdel Karim Ham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Al-Alawi Imad Mesbah Abu Shaaba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Yasmine Mansour Amer Farha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haer Sobhi Dhiab Gharib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ni Abdul Qader Muhammad Al-Atta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brahim Musa Muhammad Hama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aled Kamal Abdel Aziz Rashw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brahim Hussein Ibrahim Marzouk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Ezzo Muhammad Mustafa Jabe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Waseem Marawan Mohammed Al-Durr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hab Raed Ramadan Salman Ala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eem Adeeb Kazem Abu Shaab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li Suleiman Dabou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Ghassan Mahmoud Abu Mustaf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Wejdan Omar Mahmoud Al-Maqadm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Wala Muhammad Muhammad Al Khawaj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bdel Nour Sami Shukri Al-Sour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bdul Aziz Muhammad Abdul Aziz Al-Ghou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nal Naeem Suleiman Habib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oaa Tawfiq Jumah Abu Oreiban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sa Walid Elias Al-Sour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oda Samir Mahmoud Kurdie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lah Ashraf Mahdi Barghout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nal Musa Mustafa Al Khawa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ya Salah Muhammad Kurdie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ani Maher Rabah Marzouk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ssan Khaled Ismail Abu Al-El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med Khaled Saeed Al-Baya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nwar Moussa Fouad Jab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ohamed Mohamed Ahmed Hama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Hussein Ibrahim Marzou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hadeer Raed Ramadan Salman Ala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omood Suhail Rajeh Dabour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brahim Hassan Mahmoud Al Khawaj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reej Rizk Diab Gharib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ryam Ashraf Mahdi Barghouth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brahim Muhammad Mustafa Jab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shid Rushdi Abdullah Dabou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nnad Awni Adel Al-Dou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deel Fawzi Muhammad Marzou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Saber Mahmoud Al-Khawaj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med Akram Khalil Habi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ri Rafiq Ali Zahi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stafa Marwan Muhammad Al-Durr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Majid Ibrahim Abu Mustaf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Raed Ramadan Salman Ala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Jumana Ibrahim Muhammad Al-Maqadme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Zakri Misbah Al-Atta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Khaled Ismail Abu El-El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nas Iyad Muhammad Al-Maqadm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Awad Hamdan Farha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esal Yasser Mohammed Hamad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araa Majed Ibrahim Abu Mustaf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aa Salah Mohammed Kurdie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Talaat Shaker Al-Durr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Farid Mahmoud Abu Mustaf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Ihsan Ibrahim Marzou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Ayman Muhammad Al-Ghou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dullah Yasser Hamdan Farha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oatasem Abdel Latif Ahmed Habib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oqa Khaled Ismail Abu Al-Al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smaa Saber Mahmoud Al Khawaj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asneem Hossam Shehadeh Al-Ghoul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laa Muhammad Sami Jabe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halil Ibrahim Abd Rabbo Barghou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lam Muhammad Salim Farahat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wan Raed Ramadan Salman Alai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ysaa Abdel Aziz Muhammad Zahi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lam Amer Kamal Rashwa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am Muhammad Abdel Aziz Al-Ghoul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assan Khaled Saeed Al-Baya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amza Salah Muhammad Kurdie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ba Muhammad Hussein Daher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man Saber Mahmoud Al Khawa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lah Khaled Saeed Al-Baya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Hatem Jumah Al-Ghou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mad Ziad Hamad Club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mah Ibrahim Muhammad Al-Maqadm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ima Rami Abdel Qader Al-Attar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zza Mazen Muhammad Dabour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eba Ashraf Mahdi Barghou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mira Hussein Ibrahim Marzouk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Youssef Ayesh Hama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hana Majed Ibrahim Abu Mustaf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haled Mazen Muhammad Dabou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our Ashraf Mahdi Barghouth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lek Raafat Ibrahim Marzouk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btisam Adel Aouni Al-Dous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ouad Musa Fouad Jabe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al Musharraf Mohammed Hamad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ajid Majid Ibrahim Abu Mustaf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brahim Muhammad Ibrahim Abu Oreiban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wand Adel Awni Al-Dous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Mazen Muhammad Dabou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ude Abdel Aziz Anwar Abu Shaaba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lah Ahmed Salah Kurdie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Iyad Muhammad Abu Oreiba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hail Ramez Suhail Al-Sour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ondos Raed Nabil Farha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ul Karim Khaled Ismail Abu Al-El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sab Muhammad Ibrahim Al-Maqadm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haled Muhammad Khaled Al-Baya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ak Abdul Aziz Muhammad Zahi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rah Abdul Hadi Saadallah Habib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Ashraf Mahdi Barghouth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dia Ahmed Salah Kurdie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rah Iyad Muhammad Abu Oreib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isha Amer Kamal Rashw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ulie Ramez Suhail Al-Sour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sa Tariq Sami Al-Sour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yar Mahmoud Muhammad Qan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zeq Thaeer Gareeb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haib Muhammad Khaled Al-Baya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ryam Iyad Muhammad Al-Durr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el Qader Rami Abdel Qader Al Atta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nat Allah Abdul Aziz Muhammad Zahir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Adel Awni Al-Dou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jd Ramez Suhail Al-Sour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ssan Abdel Aziz Muhammad Zahi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Mahmoud Muhammad Qana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haf Khaled Ismail Abu Al-Al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rah Mahmoud Hassan Al Khawaj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oaa Muhammad Gharib Gharib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Zeina Ahmed Salah Kurd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etal Moin Ramadan Salman Ala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yam Imad Saeed Habib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em Mahmoud Muhammad Qan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fif Riyad Ramadan Salman Al-Alay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aya Thaer Rizq Ghareeb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hmed Mohamed Gharib Gharib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ddon Muhammad Ibrahim Al-Maqadme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haf Mazen Muhammad Dabour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Raed Nabil Farha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haled Thaer Rizq Ghareeb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Anwar Musa Jab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da Mahdi Ashraf Barghout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na Osama Muhammad Dabou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owar Muhammad Khalil Abu Al-Al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ala Muhammad Gharib Gharib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llian Ibrahim Kamal Rashw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brahim Abdullah Muhammad Abu Oreib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mar Mahmoud Muhammad Qan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ah Muhammad Ahmed Abu Oreib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hmoud Abdel Aziz Muhammad Zahi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nia Muhannad Abdel Qader Al-Atta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Hani Abdel Qader Al-Att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kan Muhammad Awni Al-Dou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oan Ibrahim Kamal Rashw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aid Adel Awni Al-Dou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hmoud Hossam Mahmoud Hama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aine Osama Muhammad Dabou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ur Muhannad Abdul Qader Al-Atta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Mahdi Ashraf Barghout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Raed Nabil Farhat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jad Khaled Kamal Rashwa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ein al-Din Anwar Musa Jabe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a Mahmoud Muhammad Qan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ma Muhammad Khalil Abu Al-Al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nan Muhammad Mahmoud Farhat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ulin Muhammad Khaled Al-Baya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inan Ibrahim Kamal Rashwan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zeq Muhammad Gharib Gharib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ir Ahmed Khader Qana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Hamdan Ibrahim Al-Maqadm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la Mahmoud Hassan Al Khawaj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hmoud Muhammad Ahmed Abu Oreiba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liet Sobhi George Al-Sour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s Abdul Aziz Muhammad Zahi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ma Khaled Kamal Rashwa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a Ahmed Salah Kurdie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hamed Hossam Mahmoud Hama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Thaer Sobhi Ghareeb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ed Ihab Raed Salman Ala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e Sobhi George Al-Sour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ia Abdel Nour Sami Al-Sour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mail Ahmed Ismail Farhat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se Abdul Aziz Muhammad Al-Ghoul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soura Ali Zayed Abu Halhoul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Janadi Ibrahim Ahmed Abu Shaar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Fatima Hamed Ahmed Kahil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bdul Karim Eid Salamah Al-Zahrani</text:p>
          </table:table-cell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Ibrahim Ahmed Ibrahim Al-Omari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bd Rabbo Abd al-Rahman Abu Samra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hehda Saeed Muhammad Al-Bahbahani</text:p>
          </table:table-cell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alal Younis Hammad Abu Khoussa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Ziad Saadi Ahmed Abu Warda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ayat Musa Mahmoud Jalambo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Yousry Mahmoud Muhammad Al-Omari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Nasr Rabah Salama Jarada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Neema Ali Qasim Obaid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finaz Muhammad Hamid Abu Wardah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uhammad Zaal Muhammad Al-Hasana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abah Ibrahim Muhammad Al-Amsi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Amal Dergham Abdullah Al-Hassi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brahim Ahmed Suleiman Al-Buraim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Jamila Dawoud Ibrahim Al-Behbahani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ana Fadl Salim Hanoun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Nahida Ramadan Muhammad Al-Hassi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anan Muhammad Nasr Al-Ashqar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bdul Jaber Ahmed Hamed Abu Khousa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nan Saeed Muhammad Abu Shuaib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tef Muhammad Abdel Rahman Abu Shuaib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ayez Muhammad Ibrahim Abu Samra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hmed Abdel Karim Ibrahim Abu Shari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aila Shehdeh Muhammad Khattab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dnan Ahmed Hamed Kahil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aryam Atiya Ibrahim Abu Sharia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azyouna Muhammad Abdel Qader Hanoun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bdul Karim Hamid Ahmed Al Sharif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lem Muhammad Abdel Qader Helles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ajed Hassan Nimr Obaid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mad Ahmed Hamed Kah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anal Muhammad Hamad Abu Shuaib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ariq Ahmed Khalil Hell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yad Ibrahim Muhammad Al-Sawalhi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idal Ahmed Muhammad Jarada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Ziad Salama Salman Abu Shaar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Jamil Abdul Karim Ibrahim Abu Sharia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lwa Abdel Rahman Shaaban Hanoun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uba Muhammad Atta Jarad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isreen Khader Mahmoud Abu Ward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yad Deeb Shafiq Kahil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mnah Ahmed Abdel-Jawad Al-Omari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acilitator Salama Salman Abu Shaar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ssam Ramzy Ahmed Tafesh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naa Salem Suleiman Abu Halhul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rha Tawfiq Mahmoud Tafes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nas Ali Shaaban Helle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abriel Salem Gabriel Hasana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tima Zuhair Ayoub Qarou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di Ahmed Muhammad Al-Sharif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laddin Diab Suleiman Al-Burai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iad Abd Rabbo Abd al-Rahman Abu Samr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aed Ibrahim Muhammad Al-Sawalh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Waheeb Muhammad Khalil Tafes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Ziad Abdullah Abu Shaa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bdul Rahman Hassan Abdul Muti Al-Ams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mia Salem Suleiman Abu Halhul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na Salama Hussein Al-Hasana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li Jihad Ali Abu Jabbar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bdel Ati Saeed Abdel Ati Obai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id Abdul Azim Omar Al-Jarjaw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hadi Ahmed Sabah Obai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uhammad Mahmoud Ahmed Jarad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ania Muhammad Shaaban Al-Abd Al-Hass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ohamed Omar Ahmed Jalambo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slam Suleiman Noman Al-Ashqar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athi Riyad Fathi Qarou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faa Ibrahim Muhammad Jarad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arai Badr Muhammad Al-Hasanat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asha Nabil Abdullah Galambo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Qais Abdul Karim Eid Al-Zahran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anal Hassouna Abdel Raouf Al-Jarjaw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Nahed Muhammad Hanou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hamis Omar Hamouda Kahi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aha Ismail Ragheb Qarou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alsam Ramadan Muhammad Obai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haled Nabil Radwan Amar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utham Abdul Karim Eid Al Zahrani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brahim Hamdan Muhammad Khattab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ariza Ahmed Muhammad Al-Sharif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Muhammad Ahmed Abu Samr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laa Ibrahim Ahmed Al-Burai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eda Jasser Awad Abu Khous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lam Omar Mahmoud Al-Ashq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edline Mahmoud Mesbah Abu Warde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Jihad Abdullah Ismail Abu Rakab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haled Jihad Ali Abu Jabbar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Hassan Abdel Muti Al-Ams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Mahmoud Khaled Abu Ass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hadi Saeed Awad Abu Rekab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sab Badr Muhammad Al-Hasanat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Yasmine Samir Wasfi El-Selk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haima Jumaa Saeed Al-Bahbehan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ni Ghazi Al-Abd Kahi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eba Faraj Rashed Tafes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Waseem Ziyad Ali Abu Jabbar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Muhammad Naguib Mustafa Al-Hass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ami Kamel Jarad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Amer Muhammad Al-Jarjaw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lma Abdul Karim Eid Al Zahran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Badr Muhammad Al-Hasana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eer Abdel Salam Mohamed Hanou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isreen Nasr Rabah Jarad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aesar Aram Rajab Hel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nar Muhammad Shehada Abu Shari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l-Nadr Abdul Karim Eid Al-Zahran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ssmah Ramadan Muhammad Abu War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mnah Juma Saeed Al-Behbahani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Khalil Rafiq Rizq Al-Shari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issam Ahmed Hassan Abu Warda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bab Maraziq Farhan Abu Rakab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zz al-Din Badr Muhammad al-Hasana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eda Muhammad Shaaban Al-Omar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mar Hassan Muhammad Khattab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Nasser Muhammad Abu Ward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Rahman Atef Muhammad Abu Shuaib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idaa Hassan Muhammad Amar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oaa Kamal Awad Khattab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sa Adel Suleiman Al-Brei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dham Ayman Muhammad Amar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laa Youssef Ahmed Al-Omar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Khaldoun Jamil Abdel Karim Abu Shari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itham Medhat Mohamed Hanou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Zainab Hassan Obaidullah Khattab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Jumah Saeed Al-Behbahan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brahim Muhammad Abdel Karim Abu Shari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faa Hassan Muhammad Amar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Talad Abdul Karim Eid Al Zahran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haima Iyad Musa Al-Ashqar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Ahmed Sobhi Al-Ashqa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nnad Murad Abdullah Tafes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Ayman Muhammad Amar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bdul Karim Asaad Kamel Abu Samr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our El-Din Ihab Saadi Kahi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amen Mahmoud Khaled Qarou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omaia Hassan Abdel Muti Al-Ams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Khaled Muhammad Qarou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nan Ayman Abdel Karim Amar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aled Atef Muhammad Abu Shuaib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sma Hossam Ahmed Al-Breim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Adel Muhammad Al-Sawalh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hasen Kamal Awad Khattab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eer Ziad Salama Abu Shaa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raa Walid Muhammad Abu Shuaib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haa Al-Din Suleiman Saeed Al-Behbahan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eem Youssef Ahmed Al-Omari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oussef Fayez Fares Al-Shari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Imad Ramadan Oba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Yousry Younis Abu Ass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asmine Nader Marawan Tafes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ani Saeed Awad Abu Rakab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ur El-Din Fayez Muhammad Abu Samr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inging Rami Abdel Fattah Jarad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ya Mazen Youssef Al-Sala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ila Hassan Muhammad Nafez Al-Hassi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Jamal Muhammad Oba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ihad Basil Jihad Abu Jabbar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wan Yasser Ahmed Abu Halhoul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brahim Fadi Ahmed Al-Sharif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mjad Samir Odeh Khattab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Abdel Rahman Hassan Al-Ams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el Muhammad Abu Khou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aa Mazen Youssef Al-Salak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Imad Ahmed Kahi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Atef Muhammad Abu Shuaib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halil Hani Khalil Abu Samr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aa Basil Jihad Abu Jabba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Ziad Youssef Younis Abu Ass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onia Majid Mustafa Al-Omar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fa Ayman Abdel Karim Ama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hood Abdel Salam Muhammad Hanou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asha Youssef Ahmed Al-Omar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ma Yousry Asaad Ama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yam Ahmed Musa Al-Sawalh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uba Yasser Ahmed Abu Halhou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Ziyad Abdullah Abu Sha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ima Bashir Muhammad Abu Wardah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zen Arafat Mazen Abu Ass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del-Azim Eid Abdel-Azim Al-Jarjaw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Saadi Misbah Hel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Zaki Muhammad Qarout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sraa Ahmed Sobhi Al-Ashqa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hmed Ayman Muhammad Al-Ams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dul Karim Mazen Faraj Abu Ass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slam Ziad Abdullah Abu Shaar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atasem Billah Khaled Muhammad Qarout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yat Muhammad Omar Jalambo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ur Al-Huda Rami Abdel Rahman Tafes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Jaber Omar Kahi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ul Rahman Kamal Awad Khattab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arouk Muhammad Farouk Abu Ward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adia Youssef Ahmed Al-Omar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Iyad Ibrahim Al-Hass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ilal Medhat Mohamed Hanou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la Hosni Fawaz Tafesh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Saadi Misbah Helles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briel Salem Malak good deeds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nin Jamil Abdel Karim Abu Shari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oda Fadi Ahmed Al-Sharif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Ziyad Salama Abu Sha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Arafat Mazen Abu Ass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lah Muhammad Fayez Al-Sharif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tima Al-Zahraa Hani Muhammad Hanou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-Baraa Raed Ibrahim Al-Sawalh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i Mahmoud Abdel Razzaq Al-Breim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brahim Raed Ibrahim Al-Sawalh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sha Anwar Mahmoud Tafes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mal Muhammad Saleh Abu Warda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nas Jihad Muhammad Qarout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enat Allah Saadi Misbah Helles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mar Mohamed Omar Jalambo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mal Yasser Ahmed Abu Halhou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hida Musa Youssef Al-Hass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da Jihad Abdullah Abu Rakab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Nasser Muhammad Abu Ward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rim Fayez Muhammad Abu Samr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la Nofal Youssef Al-Salak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da Abdel Rahman Hassan Al-Ams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lal Muhammad Omar Jalambo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iad Fathi Riad Qarou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hmoud Ziad Salama Abu Shaa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la Jihad Abdullah Abu Rakab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seel Muhammad Walid Abu Shuaib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ma Nasser Muhammad Abu Ward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la Mohamed Omar Jalambo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yman Wissam Ahmed Abu Ward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leh Muhammad Saleh Abu Warda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hmoud Muhammad Mahmoud Jarad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ya Abdul Jaber Nimr Abu Khous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nia Saeed Shehdeh Al-Behbahan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hmed Riyad Abd Rabbo Abu Samr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mira Yasser Ahmed Abu Halhul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la Nofal Youssef Al-Salak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i Ahmed Hamza Obaid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ia Jihad Abdullah Abu Rakab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Rizq Fayeq Hell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toul Muhammad Omar Jalambo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uleiman Fathi Suleiman Al-Jarjaw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alid Muhammad Walid Abu Shuaib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mnia Abdul Rahman Abdul Karim Al-Salak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di Muhammad Ahmed Al-Sharif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anah Mazen Youssef Al Seelek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rah Tariq Bashir Abu Warda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Abdel Rahman Hassan Al-Ams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owar Jihad Abdullah Abu Rakab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Nofal Youssef Al-Salak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sreen Ibrahim Ahmed Al-Sawalh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ma Mahmoud Hassan Khattab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ihad Ahmed Jihad Abu Jabbar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mah Muhammad Saleh Abu Wardah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haf Sameh Muhammad Abu Khous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faa Khaled Jihad Abu Jabbar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man Muhammad Mahmoud Abu Ass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ssef Muhammad Hassouna Al-Jarj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bri Muhammad Sabri Al-Buraim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wa Qais Abdul Karim Al-Zahran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Rahman Muhammad Bassam Al-Jarjaw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m Jihad Abdullah Abu Rakab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ahya Saadi Misbah Helle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ram Wissam Ahmed Abu Ward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ram Musa Youssef Al-Hass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la Raed Ibrahim Al-Sawalh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oussef Fathi Suleiman Al-Jarjaw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Ibrahim Ahmed Al-Sawalh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aid Ahmed Jihad Abu Jabbar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nd Sameh Muhammad Abu Khous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ullah Abdul Rahman Abdul Karim Al-Salak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sser Ahmed Abu Halhoul witnesse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thal Qais Abdul Karim Al-Zahran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man Muhammad Ahmed Al-Ashq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men Muhammad Ahmed Al-Ashq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eed Sameh Muhammad Abu Khous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ber Abdul Jaber Nimr Abu Khouss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mar Bashir Ahmed Abu Shari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ji Imad Jamil Abu Ass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lia Muhammad Mahmoud Abu Ass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stafa Mohamed Omar Jalambo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 Muhammad Sabri Al-Bray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ma Muhammad Ibrahim Abu Sh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lid Khaled Juma Al-Behbahan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Muhammad Saleh Abu Warda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rah Khaled Jihad Abu Jabbar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Fathi Suleiman Al-Jarj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ma Qais Abdul Karim Al-Zahran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de Alaa Muhammad Al-Hass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yla Ahmed Ali Obai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Yasser Ahmed Abu Halhou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an Abdul Rahman Alyan Al-Ashqa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pport Bilal Nabil Amar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ma Muhammad Sabry Al-Buraim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ssan Hamza Hassan Al-Ams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s Tariq Muhammad Al-Hasanat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aid Khaled Juma Al-Bahbahan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er Salim Abdul Latif Al-Majaida</text:p>
          </table:table-cell>
          <table:table-cell office:value-type="string" calcext:value-type="string">
            <text:p>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Mahmoud Muhammad Odeh Allah Sweilem</text:p>
          </table:table-cell>
          <table:table-cell office:value-type="string" calcext:value-type="string">
            <text:p>mal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Youssef Faraj Abdel Mabhouh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Khadija Nazmi Muhammad Al-Mabhouh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uhammad Mutawa Mahmoud Al-Khalidi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ufid Fayez Hashem Al-Banna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azmi Shafiq Muhammad Al-Maghari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Bassam Ataya Salim Hamouda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Jihad Ibrahim Mahmoud Al-Maghari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anan Zaki Saeed Al-Naffar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del Abdel Aziz Hamad Dahleez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zmi Musa Ahmed Al-Jamal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Khadija Mahmoud Abdel Hamid Al-Araj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bdullah Taher Hassan Al-Jamal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mzi Ataya Salim Hamouda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ayez Mahmoud Daoud Aheel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anan Mustafa Ahmed Al-Jamal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uhammad Ibrahim Muhammad Junaid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eedah Khalil Ahmed Al-Khalidi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iyam Fayed Mohsen Dahleez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Nahed Muhammad Huwaishil Abu Huwaishil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omaia Fakhri Ibrahim Afan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fanah Ahmed Hassan Afana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ameeh Odeh Ibrahim Abu Safi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hassan Shaaban Hassan Al-Khalidi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btisam Fadl Muhammad Ahl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Etedal Mahmoud Suleiman Hamouda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Kian Rajab Hassan Abu Safia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Khitam Hassan Youssef Radi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tiya Saad Atiya Abu Khattab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mal Musa Muhammad Al-Diri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agda Ibrahim Muhammad Al-Dairi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ariman Khaled Abdel Azim Hamouda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uzan Hussein Muhammad Sweilem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Wafa Ali Ahmed Al-Maghar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Jihan Ahmed Nimr Al-Nafar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ssan Khalil Hassan Siam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Ziad Ibrahim Mahmoud Al-Maghari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nal Muhammad Ayoub Siam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shaq Ahmed Mahmoud Abu Anza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mtithal Abdel Fattah Mahmoud Al-Maghari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Wissam Abdullah Abdul Aziz Afaneh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tima Muhammad Ashritah Al-Mabhou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qr Izzat Ahmed Abu Rakba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Issa Abdel Rahim Radi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arwan Ahmed Hikmat Junai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sab Ahmed Mahmoud Abu Anza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Zakaria Saeed Rad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ahmoud Muhammad Mounir Omar Bak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shraf Mohamed Salem Salama Hamoud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hmed Abdel Latif Abdel Hafeez Si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ossam Ahmed Mahmoud Abu Anz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isham Muhammad Saad Abu Khattab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bdul Karim Zuhair Salama Hamoud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Wafa Jamil Ahmed Al-Nasha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eed Jaber Salman Abu Huwaishi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Osama Ahmed Mahmoud Abu Anz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iham Mahmoud Muhammad Al-Dairi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reej Marwan Subhi Al-Bann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aha Youssef Al-Mansi Al-Mabhouh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ssma Adel Abdel Karim Bak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iana Musa Hammad Abu Khattab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mer Musleh Ezzo Al-Qanou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abah Mahmoud Rajab Abu Safi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Issa Ali Al-Nash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mdouh Ezzat Ahmed Abu Rakb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ya Kamal Kamel Dahe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Mustafa Abdel Baqi Al-Hawajr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hmed Hamad Abu Huwaishi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obhia Fayez Mahmoud Ahl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el Aziz Adel Abdel Aziz Dehliz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stafa Azmi Musa El-Gama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breen Khalil Khalil Rad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fana Ahmed Afan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uleiman Ismail Abdel Razzaq Abu Anz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eda Moin Salman Al-Dakk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haer Wael Abdel Hadi Al-Majayd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Yahya Muhammad Siam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ondos Azmi Musa El Gamal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Ziad Adel Abdel Aziz Dehliz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sraa Azmi Tawfiq Al-Khalid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 Qadir Mahmoud Mahmoud Junai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uha Abdul Hamid Muhammad Al-Araj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alil Musa Abdullah Abu Anz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i Muhammad Ibrahim Junai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Atwa Salem Abu Hwaish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iab Ahmed Youssef Dah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Osama Muhammad Abu Rakb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lam Omar Noman Junai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laddin Khalil Ibrahim Abu Safi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brahim Fawzi Khamis Al-Naffa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mar Issa Sayed Dah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Jihad Hassan Muhammad Al-Naffa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man Fayez Mahmoud family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nadi Khalil Ibrahim Abu Saf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Hassan Naim Al-Nafa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mal Ahmed Zidan Al-Hawajr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mar Hassan Abdul Majeed Al-Mabhou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slam clip Suleiman Al-Majaid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Fawzi Muhammad Al-Qanou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alia Ezzat Ahmed Abu Rakb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mah Samir Tawfiq Rad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uhaib Muhammad Wasfi Al-Ban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awan Ramzy Ataya Hamoud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bdul Rahman Deeb Muhammad Al-Jama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kram Odeh Salem Abu Khatta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atima Saeed Muhammad Al-Araj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da Walid Muhammad Siam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Zaher Mohammed Al-Bann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alil Fares Jamal Zuhdi Bak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rwa Ahmed Mahmoud Swailem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nnad Ahmed Mahmoud Swaile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uleiman Jihad Suleiman Abu Anz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day Tamer Abdel Rahman Al-Maghar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ssmah Adel Abdel Aziz Dehliz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mza Ahmed Zidan Al-Hawaj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mir Munther Mahmoud Sweilem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oamen Hassan Muhammad Al-Naff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lah Ahmed Abdullah Abu Anz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Khaled Badr Sia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Mohsen Hussein Al-Qanou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 Rahim Rami Abdul Rahim Al Khalid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stafa Marwan Ahmed Juna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ohamed Hossam Mohamed Dah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nwar Afana Ahmed Afan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hahad Sami Kamel Al Daq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lam Munther Mahmoud Swailem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hmoud Muhammad Youssef Al-Dair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our Al-Huda Bassam Abdel Hamid Al-Mabhou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mi Ayman Shehdeh Al-Khalid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li Ali Issa Al-Nash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Zakaria Marwan Ahmed Junai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slam Muhammad Khalil Abu Safi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ossam Samih Odeh Abu Safi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lak Hassan Khalil Siam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slam Munther Mahmoud Swailem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l-Harith Ahmed Zidan Al-Hawajr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hmoud Hamada Ahmed Al-Dair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hmoud Mohsen Hussein Al-Qanou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raa Ibrahim Muhammad Al-Mabhou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nnad Ahmed Issa Al-Nash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lak Shadi Fayez Al-Daqq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mia Nidal Jalal Al-Ban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haib Ahmed Odeh Abu Khattab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la Sami Al Daqa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nan Hassan Muhammad Al-Naffa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ja Ahmed Zidan Al-Hawajr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Mahmoud Ahmed Al-Dair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mas Khader Samih Afan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wad Muhammad Awad Al-Araj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say Ziad Ibrahim Al-Maghar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rah Muhammad Khalil Abu Safi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 Rahman Saeed Jaber Abu Huwaishi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Kamel Sami Kamel Al-Dakk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lak Ahmed Issa Al-Nasha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har Muhammad Awad Al-Araj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rad Ahmed Mahmoud Sweilem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Ahmed Zidan Al-Hawajr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jd Ahmed Odeh Abu Khattab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haf Saqr Ezzat Abu Rakb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Bagis Hassan Al-Khalid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Shadi Fayez Al-Daqq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tafa Ahmed Amer Al-Majayd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ma Saeed Jaber Abu Huwaishi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rah Nidal Jalal Al-Bann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hadija Muhammad Awad Al-Araj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ssa Ahmed Issa Al-Nasha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Zaid Sabry Musleh Rad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yez Shadi Fayez Al-Dakk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taj Muhammad Zakaria Rad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Muhammad Awad Al-Araj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na Ahmed Odeh Abu Khattab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Karam Muhammad Bak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ra Saqr Izzat Abu Rakb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la Saeed Jaber Abu Huwaishil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Yacoub Ali Abdel Shafi Al-Majayd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Abdel Aziz Adel Dehliz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mar Ahmed Abdel Latif Siam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mza Sabry Musleh Rad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ada Musa Azmi El Gama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eina Khader Samih Afan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yan Ahmed Issa Al-Nasha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man Mahmoud Fayez Ah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mar Ahmed Zidan Al-Hawajr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hmed Abdel Hadi Adel Dahe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ja Muhammad Lafi Al-Dair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owar Ibrahim Muhammad Al-Mabhou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qr Ezzat Abu Rakba witnesse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med Muhammad Afana Afan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dul Salam Muhammad Eid Bak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ur al-Din Saeed Faraj Junai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mza Abdel Hadi Adel Dahe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brahim Shadi Fayez Al-Dakk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oussef Karam Muhammad Bak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el Abdel Aziz Adel Dehliz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mar Bilal Muhammad Al-Bann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yad Ahmed Amer Al-Majayd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Ahmed Issa Al-Nasha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el Ziad Adel Dehliz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yez Mahmoud Fayez Ah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ma Taha Amer Al-Majayd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ssam Abdel Hadi Adel Dahe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rah Saeed Jaber Abu Huwaishi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nad Saqr Izzat Abu Rukb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rim Karam Muhammad Bak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Muhammad Awad Al-Araj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la Abdul Rahman Muhammad Al Khalid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s Hamed Fayez Ah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aer Wael Al-Majayda diamon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sham Abdo Fayez Al-Bann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ynn Ghassan Mahmoud Al-Qanou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s Osama Nafez Al-Maghar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fa Karam Muhammad Bak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halil Ibrahim Fawzi Al-Nafa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jd Ahmed Salem Al-Qanou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ul Karim Kamel Zidane Al-Hawajr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tafa Musa Azmi Al-Jama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Ahmed Salem Al-Qanou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rah Mahmoud Fayez Ahl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Saleh Mahmoud Al-Dair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mad Tamer Musleh Al-Qanou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ine Abdel Hadi Adel Dahe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ghad Ahmed Odeh Abu Khattab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nnah Hisham Muhammad Hamoud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ha Suleiman Muhammad Abu Musa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Fatima Salem Hassan Ayyad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Salma Lutfi Hassan Al-Suwerki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Ibrahim Hassan Youssef Madi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Ramadan Abdel Hamid Muhammad Al-Shabrawi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Kefayah Mahmoud Muhammad Al-Shabrawi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arah Khalil Youssef Al-Baghdadi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Khadija Ahmed Mahmoud Suleima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assan Musa Hassan Jadallah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bdel Nasser Dawoud Mustafa Al-Halisi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Jamil Muhammad Hassan Abu Al-Jalil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Fathia Mahmoud Mustafa Al-Aol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Fayza Ahmed Muhammad Othman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Louay Fouad Youssef Al-Minawi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agdia Ramadan Ibrahim Odeh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alamah Issa Muhammad Abu Taha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nwar Muhammad Ibrahim Al-Naj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mal Muhammad Abdel Karim Abu Nasir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saad Hammad Suleiman Al-Bashiti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mi Misbah Muhammad Abu Al-Khai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leh Muhammad Abdel Qader Darwish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aafat Hussein Muhammad Abu Namou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efaa Hussein Muhammad Abu Namous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Khadra Juma Saleh Darwish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arida Rajab Shehadeh Suleiman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Laila Hammad Suleiman Al-Bashiti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btisam Mustafa Muhammad Al-Minawi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lem Kamal Hamed Al-Nabih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Osama Misbah Muhammad Abu Al-Khai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Ramadan Zakaria Mustafa Abu Al-Khai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del Muhammad Abdel Karim Abu Nuseir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anan Salem Abdel Nasralla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Ziad Muhammad Harb Abu Namou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yman Muhammad Amin Youni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ervat Shawqi Ibrahim Al-Naji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wni Ismail Ahmed Abu Zai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mira Abdel Hadi Abdel Aziz Abu Sido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shraf Muhammad Khalil Daabes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uhammad Mustafa Muhammad Othma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ahed Abdel Karim Muhammad Abu Zaid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reej Abdel Qader Amin Younis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uhammad Ghalib Mustafa Othma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ani Mahmoud Hassan Muammar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inda Abdel Mohieddin Al-Suwayrky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ani Fathi Amer Abu Musa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Ibrahim Masoud Al-Baye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mina Ali Fathi Al-Nabee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hadi Fathi Shehada Suleim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mah Mahmoud Khamis Abu Nada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Ziad Mahmoud Salim Al-Azai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herine Ziad Riad Nasrallah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ala Suleiman Awadallah Abu Shab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eba Muhammad Awad Abu Musa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bdul Razzaq Mahmoud Khaled Al-Mamlouk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Kamal Abdel Nasser Abdel Rahman Abu Taima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slim Odeh Hussein Abu A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amia Sabry Nemer Mustafa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hadia Fathi Shehada Suleiman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ammam Abdel Razzaq Jumah Abu Taim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eem Ibrahim Muhammad Shalaq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del Ibrahim Nasrallah Mustaf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li Suleiman Abdel Nasralla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Imad Muhammad Shalaq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sa Khalil Musa Abu Nusaira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ikri Muhammad Fares Al-Baye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lama Muhammad Salama Ode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Yasmine Mustafa Khamis Mad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eham Ramadan Abdel Hamid Al-Shabraw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rwa Muhammad Rabie Al-Halisi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eha Shehdeh Jabr Al-Azib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Jamil Muhammad Abu Al-Jali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Zainab Ahmed Musa Al-Mamlouk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Fathi Shehada Suleima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edemption Saud Mahmoud Othm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kram Abdul Raouf Hussein Muammar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ssa Salama Issa Abu Tah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ilal Saleh Muhammad Darwis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idaa Ahmed Ali Jahjou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lem Tahseen Abdel Hamid Aya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ioneer Abdul Majeed Abdullah Abu Aka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amal Gamal Muhammad Mad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Youssef Muhammad Mahmoud Al-Mamlouk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li Kamel Ali Ayad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atima Mahmoud Salim Al-Azai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ula Attia Khalil Abu Taim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hmed Ali Jahjou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Hassan Mohamed Aya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eba Kamal Saleh Abu Nad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Louay Fouad Al-Minaw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Ali Abdullah Muamm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ilal Jihad Ali Abu Zai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yman Jamil Muhammad Abu Al-Jali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aled Saleh Muhammad Darwis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aa Hussein Ibrahim Nasralla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Hussein Ibrahim Al-Alou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mran Abdel Razzaq Jumah Abu Taim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Youssef Muhammad Younis Al-Suwerk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Muhammad Mahmoud Al-Mamlouk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enah Ahed Shaaban Ode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hadeer Youssef Atta Abu Nuseir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mada Salama Issa Abu Tah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ar Rifaat Atiya Abu Mus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zz El-Din Younis Ahmed Mad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amadan Louay Fouad Al-Minaw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Ahmed Abdel Razzaq Abu Zai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hada Khalil Musa Abu Nuseir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Khamis Ali Abu Tah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Walid Ziyad Muhammad Al-Baghdad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amza Saleh Muhammad Darwis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mar Ahmed Ali Jahjou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ysoon Ibrahim Ahmed Youni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li Louay Fouad Al-Minaw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Isbitan Mahmoud Abu S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adi Salem Kamal Al-Nabi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ladin Hassan Musa Jadall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haled Hassan Musa Jadall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ihad Awni Muhammad Shalaq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Omar Ibrahim Abu Taim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amer Emad Fadl Ayyad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esma Samir Shehdeh El-Shabrawy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Isbitan Mahmoud Abu Sid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Awad Ahmed Suleim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ael Nael Mahmoud Abu Sido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halil Raafat Khalil Aya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i Nasser Abdel Muti Akh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ssma Kamel Mahmoud Mustaf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brahim Rami Saeed Al-Naj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Awad Ahmed Sulei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ouad Hani Fahim Al-Mamlou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raa Isbitan Mahmoud Abu Sido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assmah Taher Khaled Al-Suwayrk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er Salah Mustafa Oth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our Ahmed Ali Jahjou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sma Salem Kamal Al-Nabi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alia Jihad Saadi Nasralla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haima Raif Salman Abu Shab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la Omar Salman Abu Shab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yan Zuhair Muhammad Ode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jad Kamel Mahmoud Mustaf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Ayman Muhammad Daab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omaia Fadl Mahmoud Al-Nabi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ondos Ziyad Muhammad Abu Namous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dullah Raafat Hussein Abu Namou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aa Mahmoud Abdel Hamid Jadalla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haa El-Din Falah Atallah Ay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Zuhair Muhammad Fadl Abu Sha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Jasser Hamed Hammad Abu Tah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mr Muhammad Ali Ode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sraa Kamel Mahmoud Mustaf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Enas Awni Ismail Abu Zai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ael Isbitan Mahmoud Abu Sid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leh Hassan Musa Jadalla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Sharif Eid Muamma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a al-Din Ashraf Muhammad Daab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aa Ayman Muhammad Younis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Rami Saeed Al-Naj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a Raif Salman Abu Shab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hmoud Rami Naeem Al-Mamlouk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nia Ziyad Muhammad Abu Namou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Mahmoud Abdel Hamid Jadall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amel Abdel Karim Ahmed Al-Shabraw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ya Awni Ismail Abu Zaid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Saleh Muhammad Darwis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ssa Muhammad Issa Abu Al-Khai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ma Ayman Musa Jadalla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sbah Samir Misbah Abu Al-Khai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lak Taher Khaled Al-Suwerk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faa Khalil Abdul Hafez Al-Baghdad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wal Hamdy Abdel Muti Akhil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Ashraf Mohamed Daab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fiya Khalil Abdul Hafez Al-Baghdad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ilal Kamel Mahmoud Mustaf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amid Jasser Hamid Abu Mus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ala Ayman Muhammad Younis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Awni Ismail Abu Zai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Ashraf Muhammad Daabe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ya Khalil Abdul Hafez Al-Baghdad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awal Abdullah Ahmed Abu Nad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na Ayman Muhammad Younis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sma Salama Odeh Abu Aka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Khadija Anwar Muhammad Al-Naj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al Asaad Hammad Al-Bashit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ama Rami Saeed Al-Naj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hmed Abdullah Ahmed Abu Nad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smail Samir Mesbah Abu Al-Khai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rah Muslim Odeh Abu Aka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ul Aziz Ayman Muhammad Younis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ubna Asaad Hammad Al-Bashit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mna Muslim Odeh Abu Aka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imas Salam Tayseer Al-Bayed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Zainab Asaad Hammad Al-Bashit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briel Jalal Odeh Kindergarte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qa Muhammad Imad Shalaq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aa Kamel Mahmoud Mustaf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Ayman Muhammad Daabes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hmoud Ayman Mahmoud Abu Tah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ondos Ziad Ahmed Al-Bashit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as Abdullah Ahmed Abu Nad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lham Khalil Abdul Hafez Al-Baghdad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haf Samir Mesbah Abu Al-Khair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mza Muhammad Ibrahim Al-Baye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yan Muhammad Jamil Abu Al-Jali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Salam Tayseer Al-Bayed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Zuhair Atta Mad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jid Saleh Muhammad Darwis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Mahmoud Ahmed Abu Ta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mad Muhammad Imad Shalaq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in Muslim Odeh Abu Aka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Abdel Nasser Daoud Al-Halis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kr Ayman Muhammad Daabes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bdullah Abdel Nasser Daoud Al-Halis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ondos Ziyad Mahmoud Al-Azaib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ohamed Abdel Fattah Mohamed Ode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Asaad Hammad Al-Bashit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azan Saleh Khamis Nasralla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brahim Muhammad Ibrahim Al-Bayed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hid Salam Tayseer Al-Baye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da Ayman Jamil Abu Al-Jalil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dul Rahman Jasser Hamid Abu Mus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tal Musa Hamdi Akhil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ouad Mohammed Ahmed Jahjouh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Abdullah Ahmed Abu Nad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lav and Grandpa Ramadan El-Shabrawy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ms Muhammad Khalil Al-Suwerk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rah Abdullah Ahmed Muamma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inda Ayman Jamil Abu Al-Jalil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Muhammad Hamid Abu Mus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nnad Ziyad Mahmoud Al-Azaib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br Muslim Odeh Abu Ak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ira Yahya Nasser Akhi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na Hossam Tayseer Abu Nad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toul Abdel Nasser Daoud Al-Halis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aad Muhammad Imad Shalaq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uay Ahmed Louay Al-Minaw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na Ahmed Mohamed Al-Ota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la Mahmoud Ahmed Akhil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mmam Muhammad Hussein Al-Alou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ur Khaled Nasser Akhi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ahya Musa Khalil Abu Nuseir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wal Ahmed Hussein Mad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lia Wagdi Ramadan El-Shabrawy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ssim Mohammed Ahmed Jahjouh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el Aziz Abdel Nasser Dawoud Al-Halis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amil Ayman Jamil Abu Al-Jali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day Ahmed Muhammad Al-Aleel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gham Refaat Omar Abu Shab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rna Ahmed Louay Al-Minaw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yam Maher Salah Othm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Khalil Abdul Hafez Al-Baghdad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ala Rani Mahmoud Muammar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ina Muhammad Salem Al Nabi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Hussein Al-Aal responde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ma Muhammad Khader Al-Azaib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da Musab Taher Al-Suwerk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 Zaid Nafez Abu Taim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del Rahman Abdel Nasser Daoud Al-Halis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m Ahmed Isbitan Abu Sido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an Ibrahim Rami Al-Naj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r Rifaat Omar Abu Shab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f Mohamed Atef Muamma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de Saleh Khamis Nasralla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ah Musa Hamdi Akhi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m Muhammad Ziyad Abu Namous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r Muhammad Mustafa Othma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a Ahmed Hussein Mad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nzi Fadi Salem Al Nabi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ba Muhammad Imad Shalaq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-Baraa Muhammad Samir Abu Taim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ur Muhammad Ibrahim Al-Mamlouk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s Muhammad Hussein Al-Alee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qa Musa Khalil Abu Nuseir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nd Khaled Ahmed Jahjouh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ur Omar Mahmoud Al-Azaib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sri Salem Ahmed Al-Naouq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ahmoud Rabhi Abdullah Al-Malh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li Salem Ahmed Al-Naouq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uhammad Saadi Muhammad Al-Ashi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hmed Mohamed Eid Naseer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uhammad Hassan Muhammad Abu Sultan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Ziad Mustafa Abdel Rahman Dahma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Khaled Ayesh Saleh Al-Dali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mnah Abdullah Musa Nabhan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yesh Awad Ahmed Ramada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ajah Haroun Abdullah Ramada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bdel Fattah Diab Ibrahim Deif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lim Ahmed Ismail Nabha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fez Fadl Ibrahim Nassar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aada Saadi Saber Al-Malh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hafa Abdel Razek Khamis Al nadee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Nazmia Ramadan Ibrahim Nassar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amal Abdel Hamid Abdel Rahman Jadallah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afouz Salam Saad Al-Dali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aud Mahmoud Suleiman Al-Karnz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btisam Salamah Ali Awaja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Faida Muhammad Hussein Al-Karnaz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uhammad Ismail Khamis Al-Nadi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Muhammad Ahmed Abdel Aziz Abu Shawish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Wafa Ibrahim Farhan Al-Awawda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athia Ibrahim Muhammad Al-Awawda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ahdi Ali Ahmed Nasee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Jabr Ahmed Hussein Amer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amih Abdel Razzaq Khamis Al Nadi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efqa Awad Ahmed Ramada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orgiving Hassan Mahmoud Nasser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Muhammad Ahed Atta Muhammad Abu Kars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lem Abdullah Muharib Abu Makhda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our El-Din Mesbah Muhammad Saq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Reem Ahmed Mohamed Saba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yman Hassan Fawzi Al-Dariwi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orgeous Ziad Abdullah Abu Jaser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Raed Hussein Ali Qand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ajat Hamed Muhammad Abu Makhda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hmad Fayyad Qandil promised him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Louisa Kamal Fahmy Ragab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ahed Zaki Abdullah Amer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agreed Khalil Abdul Latif Awaj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aya Atta Muhammad Abu Karsh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edhat Abdel Fattah Diab Daef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breen Hussein Atiya Zidane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Dawlat Hamid Atiyah Muslim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edhat Hassan Mahmoud Nasser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aitham Ahmed Muhammad Nase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atem Khalil Suleiman Zidane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Abdel Rahim Ali Rayh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herif Mohamed Eid Dardouna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izer Jamal Fariz Hoso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mira Muhammad Muhammad Abu Sultan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man Daoud Mahmoud Al-Dariwi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amellia Zaki Hussein Al-Satri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hammad Khalifa Kamel Abu Sult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amez Zakaria Hosni Al-Ashi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owaida Farouk Hassan Badran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yad Muhammad Saadi Al-Ashi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eba Ghazi Ibrahim Al-Awawd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Saud Mahmoud Al-Karna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Walid Shaaban Saba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hmed Suleiman Youssef Al-Gharabl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isha Fayez Muhammad Abdel Ghafou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isreen Talal Youssef Deif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mira Muhammad Fawzi Hoso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ilal Kamal Mahmoud Al-Qudr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med Saud Mahmoud Al-Karnaz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nnad Khamis Muhammad Nassa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Saleh Rabie Nas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mar Fares Omar Abu Shawis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atima Jibril Darwish Zida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Nasri Salem Al-Naouq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sa Ahmed Muhammad Nasee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li Hisham Saeed Al-Qarinaw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ussein Akram Hussein Al-Mal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ariq Ziad Mustafa Dahm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hmoud Kamal Muhammad Ali Al-Rif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sma Nawaf Hassan Deif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adel Nafez Fadel Nassa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a Muhammad Mustafa Al-Gharabl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li Mounir Atta Abu Al-Att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brahim Khaled Ayesh Al-Dal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ona Ibrahim Abdel Qader Al Qadr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ul Rahman Ayesh Awad Ramad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Omar Ali Dahm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haima Ali Saleh Awaj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ah Khaled Abdel Satr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Uday Ramzi Muhammad Al-Rif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amia Nasser Ahmed Nasse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Nahed Hassan Masou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madan Ayesh Awad Ramad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med Jabr Atiya Ray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amez Youssef Salama Abu Al-Att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Emir Suleiman Youssef Al-Gharabl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haaban Fouad Ray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aled Adnan Muhareb Abu Makhd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mir Ramzi Muhammad Al-Rif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deel Juma Muhammad Abu Saif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laa Alaa Abdel Salam Al-Ash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tima Talaat Hussein Al-Mala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raa Hassan Ibrahim Al-Dal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hmoud Khaled Ayesh Al-Dal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akr Talal Salim Hos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wa Nabil Mansour Saqr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Sidqi Awad Am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haled Muhammad Ismail Al-Nad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Youssef Mounir Hassan Masou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mir Ziad Kamal Al-Qudr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mal Omar Saber Jadallah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Hossam Abd Rabbo Abu Jass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Youssef Nabil Ahmed Abu Sai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mid Ahmed Salem Al-Qarinaw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nas Salem Abdullah Abu Makhd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Yasser Saeed Dardoun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Youssef Fayez Ali Qasim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mal Muhammad Ismail Al-Nad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stafa Mounir Atta Abu Al-Att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hmed Shawqi Atiya Rayh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Anis Salamah Abu Al-Att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eba Abdel Samie Muhammad Al-Gharabl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yman Gomaa Salem Dhahi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Hussein Khaled Al-Awawd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adi Raafat Muhammad Saba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mar Munir Hassan Masoud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Khaled Ahmed Al-Gharabl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Samih Abdullah Al-Qarinaw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shraf Muhammad Ismail Al-Qudr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Nasri Salem Al-Naouq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seel Osama Musa Jadalla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smail Naim Ismail Al-Nad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brahim Mahdi Ali Nase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ssan Kamel Misbah Shaqour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Ayman Hassan Al-Dariw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ya Hossam Abd Rabbo Abu Jasse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kram Rani Rafiq Khalif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ssan Musamah Hassan Nass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amza Muhammad Mahmoud Nab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iraj Kamel Gamal Nas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Ibrahim Mahmoud Zaqou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Atta Muhammad Ahed Atta Abu Kars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Raafat Muhammad Saba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eer Fawzi Hassan Al-Dariwi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Anis Salama Abu Al-Att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Habib Madaan Al-Qarinaw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hmoud Raafat Muhammad Nabha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asmine Riad Abdel Hadi Ragab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Ismail Muhammad Farin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Majed Atiya Rayha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ira Ziad Mustafa Dahma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laa Hossam Abd Rabbo Abu Jasser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Salem Abdullah Abu Makhd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lak Ali Fayez Qasim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aima Sobhi Musa Al-Qudr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amzi Youssef Hamdi Al-Rif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day Muhammad Ahed Atta Abu Kars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Khaled Abdel Sat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Yasmine Nasser Ahmed Nasse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Raed Hussein Qandi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brahim Anis Salama Abu Al-Att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arim Muhammad Ahmed Abu Shawis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ardona Muhammad Saleh Dardona Dardon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ayez Ali Fayez Qasi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Ismail Muhammad Farin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ima Osama Musa Jadallah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eda Raed Abdul Hadi Rajab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Raed Hussein Qandi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 Rahman Muhammad Ahed Atta Abu Kar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fnan Muhammad Rafiq Nasr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ounir Nafez Fadl Nassa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alal Muhammad Saleh Dardoun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Mizer Jamal Hoso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Anwar Ahmed Abu Shawish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araa Muhammad Ahmed Abdel Ghafou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lak Rafiq Hamouda Badra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idqi Hatem Sidqi Abdel Ghafou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da Osama Musa Jadalla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sab Ahmed Jamil Nas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Ali Fayez Qasi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awiya Ali Fayez Qasi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Youssef Iyad Ahmed Abu Kars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oura Rafiq Hamouda Badra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slam Salem Abdullah Abu Makhd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horouk Farid Mahmoud Qandi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raa Khaled Abdel Satr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la Hossam Abd Rabbo Abu Jas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sama Ahmed Farouk Khalif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hmed Maged Atiya Rayha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la Ibrahim Muhammad Farin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ula Nael Zakaria Nase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Youssef Muhammad Youssef Nassa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mar Sidqi Awad Amer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oussef Refaat Youssef Amer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tef Nasser Muhammad Awaj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nin Ismail Muhammad Farin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haled Tamer Muhammad Awaj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bdullah Ayman Hassan Al-Dariw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enat Allah Rafiq Hamouda Badran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Khalil Hossam Khalil Zaqout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na Muhammad Ahmed Abdel Ghafou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oussef Ramez Nabil Shaqour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yman Islam Muhammad Dhahi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ma Hatem Maher Al-Qud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raa Medhat Abdel Fattah Deif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Raafat Muhammad Saba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mar Muhammad Saud Al-Karnaz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ynn Hosni Youssef Shaq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man Islam Muhammad Adhi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hmed Muhammad Zuhair Khalif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smine Sobhi Misbah Saqr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taj Raafat Muhammad Saba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rah Musamah Hassan Nasser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kr Muhammad Nasri Al-Naouq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udhayfah Muhammad Ahmed Abdel Ghafou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ssan Ramez Nabil Shaqour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Ammar Ahmed Al-Qarinaw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lak Mahmoud Muhammad Muslim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ma Muhammad Khalil Zidane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lah Muhammad Khalifa Abu Sult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 Ismail Muhammad Farin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aleh Rafiq Hamouda Badr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 Hadi Alaa Abdul Hadi Masou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ussein Akram Al-Malh's yar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ram Mahmoud Muhammad Muslim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men Ayman Hassan Al-Dariw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alus Islam Muhammad Dhahir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am Maher Faisal Al-Awawd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Sobhi Mesbah Saq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Hossam Khalil Zaqou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sma Muhammad Nasri Al-Naouq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la Nahed Ahmed Al-Qarinaw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hazal Muhammad Khalifa Abu Sulta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hmed Alaa Abdel Hadi Masou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Saud Al Karnaz sang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hab Muhammad Khalifa Abu Sulta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raa Ahmed Zuhair Khalif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bil Ibrahim Nabil Abu Saif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ur El-Din Sobhi Mesbah Saq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da Muhammad Ahmed Abdel Ghafou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der Mazer Jamal Hos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jid Yousef Salim Nabh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mza Raed Abdel Hadi Rajab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Ahmed Muhammad Jadalla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tem Khalil Zidane responde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zan Hazem Khalil Zaqout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ullah Muhammad Abdullah Shaqur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la Mahmoud Ali Awaj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hmoud Maher Faisal Al-Awawd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ra Muhammad Khalil Zidane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m Ibrahim Nabil Abu Saif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m Muhammad Saeed Al-Rif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land Naim Bakr Muslim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ws Islam Muhammad Adhi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lias Anas Muhammad Dhahi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mer Iyad Muhammad Al-Ash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ra Rafiq Hamouda Badra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iad Tariq Ziad Dahm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la Muhammad Muhammad Khalif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ten Muhammad Youssef Nas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ain Saed Muhammad Muslim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ira Ismail Muhammad Farin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yam Ibrahim Nabil Abu Saif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m Tariq Ziad Dahm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zan Ahmed Nahed Masoud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i Amer Ali Zaqout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Nidal Muhammad Saleh Dardoun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nan Muhammad Salim Nabha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Youssef Muhammad Abu Shawis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Muhammad Basman Saq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Hamto Ahmed Al-Satr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rim Hussein Akram Al-Mal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Youssef Fayez Qasi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yan Medhat Abdel Fattah Dhaif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ynn Abdel Rahman Ramadan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lam Hazem Khalil Zaqout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an Muhammad Farid Qandil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d Hamato Ahmed Al-Satr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hammad Muhammad Talal Al-Gharabl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dos Ramez Nabil Shaqour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yam Khaled Raed Rajab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im Youssef Nabil Abu Saif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Mohammed Mohammed Khalif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amond Muhammad Youssef Nas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ullah Ibrahim Khaled Al-Dal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ma Mahmoud Muhammad Muslim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Muhammad Yasser Dardoun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zan Iyad Muhammad Al-Ash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an Ali Nasr Ame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il Muhammad Hossam Abu Jasser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moud Youssef Muhammad Abu Shawish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umna Omar Riad Al-Rif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ed Khaled Raed Rajab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 al-Jawad Mizar Jamal Hoso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i Muhammad Ibrahim Jarghoun</text:p>
          </table:table-cell>
          <table:table-cell office:value-type="string" calcext:value-type="string">
            <text:p>female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Muhammad Arafat Abdullah Al-Tahla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aeed Abdel Hafeez Nimr Zakul</text:p>
          </table:table-cell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anifa Hashim Hassan Al-Qan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hmed Atiq Muslim Abu Dahrouj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Younis Suleiman Salman Al-Arouqi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afez Muhammad Muhammad Saleh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Wasfiyya Muhammad Abdel Aziz Abu Tir</text:p>
          </table:table-cell>
          <table:table-cell office:value-type="string" calcext:value-type="string">
            <text:p>fe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hmed Salim Muhammad Baalousha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Rajab Ibrahim Muhammad Aqdih</text:p>
          </table:table-cell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bdul Mohsen Muhammad Othman Abu Al-Rus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min Saeed Suleiman Abu Hassanein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mira Youssef Muhammad Abu Issa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aniyeh Ahmed Mohamed Abdel Wahed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ayef Abdul Majeed Abdul Qader Al-Haila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Jamila Abdullah Taha Al-Shanti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wad Suleiman Qasim Qariqa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bdul Karim Muhammad Musa Al Laqtah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uhammad Eid Fakhri Suleiman Abu Al-Ro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hla Sobhi Hassan Al-Shanti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mal Abdullah Hussein Issa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amadan Muhammad Muhammad Zaghra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Walid Othman Muhammad Al-Shanti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amir Hussein Salman Abu Jald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aher Nimr Abdel Jawad Zaqoul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ona Ahmed Youssef Abu Amsha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nwar Sadiq Mahmoud Al-Tahla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Naila Muhammad Shukri Zaghra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amdi Hassan Abdel Fattah Al-Hanawi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aifa Omar Youssef Al Tatar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Etimad Diab Ahmed Aziz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ima Dahish Awad Al-Adini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Khaled Mustafa Muhammad Al-Halul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tisar Abdul Rahman Taher Al-Bakr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hlam Eid Ibrahim Abu Ghanima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Tariq Daoud Mustafa Halis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araj Hassan Mahmoud Arouq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ami Salem Darwish Al-Adini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Nawal Hussein Hassan Abu Jald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btisam Hosni Ismail Muhanna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amir Ibrahim Muhammad Hana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dnan Youssef Abdel Hadi Muhanna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Jihad Mahmoud Abdel Jalil Saleh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Riyad Mansour Abdel Dardasawi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Nahil Khalil Qadoura Al-Dajani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shraf Ali Muhammad Mahdi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yman Rahi Misbah Hajjaj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hmed Shehda Ahmed Abu Tee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assmah Shaaban Ibrahim Al-Maqousi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ohamed Zayed Hamed Zaqmat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anal Abdullah Abdul Qader Al-Zamili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Zainab Ghazi Abdel Majeed Sabiha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Najwa Saeed Abdel Hafeez Zaqoul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lah Shaaban Issa Ismail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isha Muhammad Sayed Zaqmat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uhammad Hassan Mahmoud Arouq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naa Ali Abd Fanaq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mad Abdel Karim Abdel Fattah Al-Hanawi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yman Ibrahim Musa Al-Shawish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amia Khalil Ahmed Baaloush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Ghada Abdel Azim Hammad Abu Jabr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yman Muhammad Al-Arabi Ahmed Harz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yad Fouad Ibrahim Hana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hlam Saleh Abdul Jalil Al-Qan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bla Abdul Karim Abdul Rahim Al Maqousi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hammad Riyad Talib Al-Husary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uba Saleh Saeed Haraz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lham Saleh Abdul Jalil Al-Qa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mani Muhammad Ali Arif Al Dardasawi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aji Gamal Saleh Al-Fayoumi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jid Ayesh Ahmed Al-Shandaghl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ami Ayesh Ahmed Al-Shandaghli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nas Omar Khalil Baalousha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eda Muhammad Youssef Abu Madin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mnah Saeed Youssef Halis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nar Maher Rabah Dardasaw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ilal Abdel Sattar Muhammad Ismail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asr al-Din Saleh Abd Rabbuh Abu Dahrouj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oda Ziad Mustafa Arouq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eba Mahmoud Deeb Al-Darbi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mid Abdel Majeed Tawfiq Akdi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mar Zuhair Mustafa Sabiha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ssam Mohamed Sobhi Baha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hmed Musa Ahmed Abu Ams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yel Youssef Abdel Rahim Abu Iss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hawqi Rajab Ibrahim Aqdi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Saleh Abdul Jalil Al-Q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aghda Ibrahim Mahmoud Al-Arouqi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Badrakhan Zakaria Abdel Aziz Aziz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aysaa Musa Muhammad Abu Madi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mada Shehda Jadallah Abu Naj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elen Mahmoud Muhammad Abu Hassanei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ani Muhammad Mustafa Abu Jalhoum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Jabr Khalil Abu Bay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lly Ibrahim Youssef Mahdi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Wafa Mahmoud Fakhri Abu Al-Rou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laa Al-Abd Youssef Abu Ghanim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ahmoud Muhammad Mahmoud Abu Suhaiban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oatasem Khalil Diab Tata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hmed Ali Saleh Al-Hosary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oaz Amin Saeed Abu Hassane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nna Nahed Mahmoud Al-Shanbar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ihad Saber Muhammad Sale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at Samir Hussein Abu Jald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bdul Rahman Nasr Hashem Al Tat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assan Hamdi Hassan Al-Hinnaw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haled Ziad Fawzi Sale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mad Faraj Nazmi Al-Zatm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eda Abdul Karim Hassan Abu Dahrouj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bdul Rahim Youssef Diab Abu Bay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Abdullah Mahmoud Al-Ghalba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Youssef Ahmed Salem Abdel Wah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mad Yacoub Al-Hosary’s supplication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lam Nayef Hassan Al-Zatm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brahim Nahed Mahmoud Al-Shanbar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Hamdan Youssef Abu Ghanim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oura Gabriel Ibrahim Al-Rah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Yasmine Gamal Mahmoud Baha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Hamdi Odeh Al-Tahl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assmah Amal Muhammad Sobhi Bahar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brahim Awni Ahmed Al-Sult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Ramadan Muhammad Zaghr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adwa Mahmoud Shaker Abu Alw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stafa Khaled Mustafa Al-Halu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sma Maher Mahmoud Fanq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el Fattah Jaber Abdel Rahman Abu Zarq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Suleiman Abdel Karim Abu Saad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el Rahman Ahmed Salem Abdel Wahed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Wafa Kamel Abdel Hamid Al-Fayoum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Abdel Wahab Abdel Rahman Aziz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ya Abdul Hafeez Ali Sheikh Khalil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yah Nayef Abdel Aziz Al-Daour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lem Sami Salem Al-Adin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az Saeed Abdel Hafeez Zaqou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Zakri Hassan Mahd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Naji Rafiq Bakr Quneit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hmoud Jabr Khalil Abu Bei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Raed Muharib Abu Amsh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sma Samir Hussein Abu Jald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Jihad Khaled Muhammad Al-Sult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jeed Amjad Issa Azzam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sraa Omar Saleh Quneit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aeed Mahmoud Abu Suhaib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lah Fawzi Youssef Al-Ghalb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mar Shawqi Shaaban Abu Jalhoum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aqr Abdel Fattah Al-Fayoum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man Maher Mahmoud Fanq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ahrrer Saeed Rashad Azzam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erine Muhammad Abdullah Al-Ghalba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halil Nabil Deeb Al-Fayoum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Zayed Mohammed Zayed Zaqma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ryam Ahmed Hamdan Qariq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stafa Hisham Mohamed Al-Laqt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Hassan Hussein Azz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oaz Abdel Qader Musa Abu Amsh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uhad Iyad Ali Al-Dajan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asnim Ramadan Muhammad Zaghr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slam Suleiman Abdel Hajjaj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naa Tariq Nimr Abu Rahm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her Samir Atta Al-Sawafir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em Ahmed Salem Abdel Wah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laa Dawoud Muhammad Al-Halul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ada Majed Rabah Mahdi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bdul Rahman Abdul Wahab Abdul Rahman Aziz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mir Gamal Riad Qanit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Jamil Abdul Rahman Al-Arouq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Sami Abdullah Jarghou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neen Saeed Hussein Muhan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ahed Eid Labad Abu Suhaib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Ayman Rahi Hajjaj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ael Atef Saleh Al-Zamil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laa Fouad Ibrahim Okdee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sa Ahmed Shaaban Ismai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Jihan Omar Muhammad Al-Qishaw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Muhammad Ahmed Abu Saad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araa Fathi Muhammad Al-Shant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Rahman Mazen Abdul Rahman Al Qishaw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nas Sami Muhammad Ismail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erine Saeed Hussein Muhan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our Wael Muhammad Abu Alwa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itham Fouad Abdel Dardasaw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mal Atef Saleh Al-Zamil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Ismail Mahmoud Al-Shanbar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mza Walid Shehda Abu Tei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Walid Tawfiq Salama Abu Suhaib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aa Iyad Ali Al-Dajan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Rafiq Mahmoud Jarghou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Yasmine Hamada Salem Al-Adin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hmoud Mohamed Mohamed Sale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deel Ziad Mahmoud Fanq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Zuhdi Sadiq Zuhdi Sheikh Khali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beer Ismail Jaber Ismail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ussein Jihad Hussein Sheikh Khali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Sami Qasim Qariq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Muhammad Ahmed Abu Iss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az Muhammad Alyan Al-Shanbar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brahim Abdel Samad Ayoub Al-Shanbar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Imad Saadi Al-Tatar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r Youssef Ahmed Abu Saad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ounis Akram Khamis Al-Ra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r Samir Abdel Aziz Iss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akaria Bakr Hamed Abu Bei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hmoud Hatem Muhammad Sobeih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Salem Fawzi Al-Sawafir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Iyad Ahmed Baaloush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isan Amin Ali Abu Al-Rous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ja Bassam Hamdan Qariq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Atef Saleh Al-Zamil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aa Mahmoud Suleiman Abu Saad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kr Nabil Hassan Abu Jab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lah al-Din Hani Salah al-Sawafi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Bassam Youssef Abu Iss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Abdel Salam Ahmed Al-Shawish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nia Fouad Abdel Dardasawy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la Ayman Muhammad Al-Arabi score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anan Muhammad Sobhi Baha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sraa Samir Hussein Abu Jald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meh Saeed Mahmoud Abu Suhaib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hahad Saeed Muhammad Al-Tahl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Nabil Hassan Abu Jab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oraya Ramadan Muhammad Zaghr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ares Imad al-Din Fathi Hajja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oussef Iyad Ali Al-Dajan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haled Abdul Karim Muhammad Al-Darb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mza Bassem Shaaban Al-Maqou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 Rahman Iyad Ali Al-Dajan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ada Hisham Abdel Majeed Iss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haa Khaled Muhammad Al-Sult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ryam Salama Hammad Al-Arouq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oatasem Riyad Fawzi Al-Sawafir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Hashem Azmi Abu Dala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osni Jihad Hussein Sheikh Khali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Mazen Abdel Razzaq Abu Dala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ryam Sufyan Freij Abu Madi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ahmoud Rashad Khalil Iss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haf Yousef Muhammad Al-Hil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mar Ahmed Omar Al-Shandaghl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oussef Muhammad Salim Asfou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Muhammad Rabah Al-Sawafir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shraf Muhammad Abu Jabr witnesse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ala Iyad Ahmed Baalous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ssan Abd Rabbo Hassan Azi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halil Zakaria Shehda Abu Naj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mar Mahmoud Khalil Al-Darb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Sufyan Freij Abu Madi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lma Jamal Muhammad Sabih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iras Abdullah Anwar Abu Amsh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aleh Atef Saleh Al-Zamil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oussef Ahmed Muhammad Al-Arabi Haraz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udhayfah Yusuf Muhammad Al-Hil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asser Ahmed Abdel Qader Al-Shawis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hmed Muhammad Al-Shandaghl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erif Rashad Khalil Iss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rah Mohammed Zayed Zaqmat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ala Nader Zaki Abu Naj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ossam Jihad Hussein Sheikh Khalil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ola Bassem Shaaban Al-Maqous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hmed Nayef Khalil Al-Ghalba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ilsan Muhammad Riad Al-Hosar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izar Rayyan Essam Muhammad Bah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oataz Muhammad Ahmed Abu Iss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rah Bassem Shaaban Al-Maqous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ullah Iyad Fouad Han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nas Muhammad Jaber Abu Zarq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Imad Faraj Al-Zatm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Shadi Hamdi Asfou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Youssef Omar Arouq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d al-Rahman Mahmoud al-Ghalba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lin Khalil Akram Mahd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Rami Kamal Abu Tee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nan Mahmoud Khalil Al-Darb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mza Muhammad Ali Abu Alwa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brahim Imad Faraj Al-Zatm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hmoud Ahmed Hisham Abu Dalal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raa Ashraf Muhammad Abu Jabr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aki Nader Zaki Abu Naj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inan Muhammad Riad Al-Husr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lak Fadi Gabriel Al-Ra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la Osama Salama Hussein Al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lak Hatem Muhammad Sabih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hazal Youssef Abdul Latif Al Shawis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reej Hatem Jaber Abu Zarq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ss Iyad Fouad Abu Dalal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la Tariq Daoud Halis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raa Mansour Adham Al-Falooj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ya Shadi Hamdi Asfour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Abdel Nasser Saleh Abu Dahrouj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yan Hani Muhammad Abu Jalhoum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her Muhammad Maher Al-Sult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elcome Imad Faraj Al-Zatm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mdi Shadi Hamdi Asfou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ham Mansour Adham Al-Falooj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brahim Islam Ali Abu Singe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-Baraa bin Malik Ismail Amin Abu Hassanei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ur Hamada Ahmed Jarghou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a Osama Salama Hussein Ali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aa Ziyad Mahmoud Fanq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ma Mustafa Khaled Al-Halu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Ghassan Fayez Qariq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hmed Nader Zaki Abu Naj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nwar Jihad Anwar Al-Tahl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Ziad Tariq Daoud Hallis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rif Ayman Muhammad Al-Arabi score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youb Youssef Muhammad Al-Hil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ondos Hatem Jaber Abu Zarq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Zeina Mohamed Abdel Karim Al-Laqt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del Essam Fadel Al-Daou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inan Mahmoud Khalil Al-Darb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ssam Omar Zuhair Al-Daou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i Tariq Daoud Halis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toul Hani Muhammad Abu Jalhou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ra Muhammad Jaber Abu Zarq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wsan Tamer Hosni Azza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maya Ahmed Hammad Al-Arouq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sama Muhammad Osama Muhann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ras Rami Kamal Abu Tee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usra Islam Ali Abu Singe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hmed Rami Ayesh Al-Shandaghl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man Osama Salama Hussein Al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Youssef Abdel Latif Al-Shawis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toul Ismail Amin Abu Hassanei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brahim Adnan Abu Alwan's yar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yam Ahmed Abdel Karim Al-Laqt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taj Abdul Karim Kamel Abu Rahm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la Muhammad Ali Abu Alw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uhair Omar Zuhair Al-Daou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ram Sufyan Freij Abu Madi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abil Adel Nabil Al-Qishaw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waddah Muhammad Zayed Zaqmat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san Mansour Adham Al-Falouj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mir Alaa Fouad Han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Mustafa Khaled Al-Halul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am Youssef Muhammad Al-Hil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ra Mahmoud Fouad Abu Ghanim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lek Islam Ali Abu Sing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jd Muhammad Abdel Mohsen Abu Al-Rou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nan Hatem Jabr Al-Ra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lak Salem Muhammad Abdul Wahid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yan Abdel Nasser Saleh Abu Dahrouj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awiya Ali Shaaban Al-Fayoum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am Shadi Hamdi Asfou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rah Hassan Hamdi Al-Hinnaw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ab Muhammad Diab Abu Bay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ama Osama Salama Hussein Al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as Islam Ali Abu Singe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fiq Muhammad Rafiq Hajjaj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baida Ahmed Samir Quneit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ma Omar Zuhair Al-Daour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ah Mansour Adham Al-Falouj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haib Awad Ghalib Al-Sult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h Muhammad Saleh Al-Qa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ram Youssef Omar Arouq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ra Mahmoud Fouad Abu Ghanim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kan Ahmed Hisham Abu Dala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mada Jihad Hamada Al-Bakr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k Omar Kamel Abu Rahm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nda Adel Nabil Al-Qishaw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ias Hani Muhammad Abu Jalhoum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dul Aziz Hatem Jabr Al-Ra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ima Ahmed Samir Qanit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kram Mustafa Ibrahim Al-Latt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Rani Mahmoud Abu Saad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ur El-Din Hamada Ahmed Jarghou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ileen Jihad Hamada Al-Bakr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er Bilal Hassan Al Tata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san Osama Salama Hussein Al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am Abdel Karim Kamel Abu Rahm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na Shawqi Rajab Iqdi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stafa Islam Ali Abu Sin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say Mansour Adham Al-Falouj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er Salem Sami Al-Adin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m Tamer Hosni Azza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ia Hassan Hamdi Al-Hinnaw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eed Zaid Saeed Zaqou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her Adi Hamada Al-Bakr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as Adel Nabil Al-Qish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lla Jihad Hamada Al-Bakr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day Mahmoud Fouad Han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a Khaled Zakaria Al-Shant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ptember Omar Kamel Abu Rahm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adan Abdel Rahim Rashid Maghari</text:p>
          </table:table-cell>
          <table:table-cell office:value-type="string" calcext:value-type="string">
            <text:p>male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Fakhrayah Muhammad Mahmoud Al-Zard</text:p>
          </table:table-cell>
          <table:table-cell office:value-type="string" calcext:value-type="string">
            <text:p>fe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Mansoura Muhammad Ali Juha</text:p>
          </table:table-cell>
          <table:table-cell office:value-type="string" calcext:value-type="string">
            <text:p>fe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Zuhair Youssef Mahmoud Khadra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Kamal Hamdi Mohamed Hamada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ubhia Abdel Karim Salem Abu Habis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mira Ismail Darwish Al-Tatar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Fatima Tawfiq Ismail Akila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uhammad Ali Hassan Sheikh Salim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Wajih Mahmoud Hassan Al-Tabas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uhammad Hassan Ahmed Maqat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Jamal Adel Saeed Khalaf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amam Hassan Ismail Adwan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uhammad Jumah Muhammad Muhammad Al-Atout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jid Youssef Mahmoud Khadra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azen Saeed Salem Al-Zard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Aziza Youssef Muhammad Abu Sharkh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uhammad Ahmed Mahmoud Khre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Kamal Muhammad Abd al-Rahman al-Jamal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idad Jamil Ahmed Abu Shehade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Siham Salama Salman Al-Raqab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Zayed Abdel Ahmed Maqat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Osama Attia Ahmed Al-Muzain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Nafez Ramadan Abdel Rahim Maghar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Ibtisam Ali Suleiman Al-Bahatiti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rafat Ismail Abdel Aziz Tarturi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naa Ibrahim Rabah Al-Qufaidi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uhammad Muhammad Mahmoud Badwa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anan Jaber Salamah Badwan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ouad Ali Suleiman Abu Butiha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awsan Ahmed Mohsen Abu Muammar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Buthaina Younis Salman Sarsour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atima Salim Saadi Maqat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Omaima Fayek Youssef Al-Atout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brahim Radwan Deeb Lolah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ashir Abdel Fattah Ibrahim Jab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Khaled Shaaban Ahmed Al-Zuhairi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Nihad Younis Mahmoud Kallab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dly Muhammad Mahmoud Badwa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Wael Mohieddin Sayed Al-Zard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yad Salama Diab Al-Ajl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Zakaria Ahmed Muhammad Abu Muamma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aria Ali Barakat Abu Al-Ris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uhammad Ibrahim Mahmoud Abu Suleima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uzanne Yahya Ibrahim Al-Ajez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uhammad Shaaban Abdel Rahim Maghari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lman Salama Saeed Abu Atiwi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ysaa Salman Eid al-Daalis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ervat Mahmoud Abdel Nabi Youssef Jabr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ioneer Khamis Abdullah Abu Habis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abil Ahmed Ismail Khalil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ala Bashir Galia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slim Ibrahim Muslim Al-Amawi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abei Khamis Abdullah Abu Habis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yad Fayez Khalil Abu Suleima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sa Ahmed Muhammad Al-Atou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aha Shaaban Ibrahim Ajour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lem Ali Ibrahim Dhouib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oda Khaled Rashid Abu Al-Rish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Nisreen Khalil Jibril Al Jabari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slam Mahfouz Sobhi Khalaf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inda Mahmoud Muhammad Assaf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man Musa Ahmed Sash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anan Omar Hashem Haboub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mar Suhail Muhammad Hassa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yed Mustafa Abdel-Hay Al-Jaabar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Zahra Ahmed Tawfiq Akil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ervat Ali Salem Abu Habis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hmed Nimr Arafat Al Ajlaa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ani Shaker Mohammed Al-Mughni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mmad Mahmoud Younis Harar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mani Nuzhat Ahmed Raya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ahmoud Wajih Mahmoud Al-Tabs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Adnan Muhammad Al-Habash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ana Abdel Fattah Muhammad Awadallah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isreen Youssef Ismail Khalil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Eman Ahmed Awad Ghorab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beer Bashir Sobhi Suwaida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amed Kamal Hamed Abu Aou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Shafiq Abdel Fattah Kallab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Nazmi Khamis Al-Ghalid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mada Khalil Abdel Qader Abu Draz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beer Ahmed Awad Ghorab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aten Ibrahim Saeed Al Tatar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Waseem Khader Muhammad Aqeel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ya Nasri Salem Bashi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Shaker Muhammad Al-Mughn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hmoud Dhaif Allah Arwishid Al-Nadaiya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yman Muhammad Abu Draz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Maher Ismail Hass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mani Ismail Mohammed Al-Rashid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breen Mahmoud Al-Abd Juh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slam Muhammad Mahmoud Dhuwaib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bdel Majeed Atouh Al-Amou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Ahmed Suleiman Al-Rashid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Dalia Mahmoud Abdel Khaleq Adw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Hussein Ali Sale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adi Hamdan Suleiman Abu Draz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laa Maher Diab Al-Azbat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awiyah Muhammad Ibrahim Maghar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aha Mahmoud Younis Harar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laa Sobh Hamouda Al-Hou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ed Kamel Rajab Murtaj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mah Naji Rubin Al-Habash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Waked Ibrahim Adw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Ataya Ayoub Ghali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ona Adly Muhammad Assaf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brahim Youssef Suleiman Abu Ishaq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isham Musa Saleh El-Zanat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uha Mounir Rajab Al-Ake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Khaled Badr Ajou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Abdel Karim Ismail Al-Nakl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haled Kamal Muhammad Al-Jama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Jamil Muhammad Abu Draz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oamen Hassan Mahmoud Abu Shark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ihan Abdel Hafeez Hassan Al-Ran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ariq Jamal Shehada Abu Ishaq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orouk Mahmoud Jaber Al-Nakl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ourhan Zayed Abdel Maqat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naa Ziad Rizq Al-Ghout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Jamal Taher Abu Shark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iha Nasr Awad Ghorab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hab Ayman Ali Al-Bahtit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wad Imad Awad Assaf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Yasmine Muhammad Ali Al-Qanfu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zzat Akram Ezzat Hass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ami Ahmed Mahmoud Abu Muamma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mad Murshid Muhammad Adw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eh Saeed Saleh Al-Amaw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mia Bassam Hamed Al-Tatri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y Nahed Nimr Hama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Mahfouz Sobhi Khal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faa Mahmoud Muhammad Al-Tatri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mar Hani Ibrahim Nateel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mjad Abdel Qader Freij Abu Shalou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sraa Fouad Ali Abu Butih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med Hammad Salman Al-Amou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mirah Nizam Ribhi Al-Muzaini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Kamal Muhammad Al-Amou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ha Muhammad Ali Sheikh Salim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bdullah Hani Ahmed Khall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aseem Mohammed Ahmed Al-Ghalee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urat Jamal Muhammad Harar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Mahmoud Younis Harar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Raafat Muhammad Jum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mmam Osama Attia Al-Muzai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smail Atef Ali Kallab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lia Ghassan Rajab Khall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iras Adel Mohammed Sal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hadeer Hatem Muhammad Abu Shehade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Farid Ismail Ghale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meh Ibrahim Alyan Al-Raqab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nnad Ayman Jaber Isma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our Ibrahim Radwan Lawla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Yasser Arafat Ismail Tartur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Ayman Ali Al-Ghout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laa Ibrahim Radwan Lawla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ervat Hatem Muhammad Abu Shehade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adel Shaaban Musleh Jab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hada Hamad Saleh Abu Shehade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amadan Abdul Khaleq Muhammad Al-Shafi’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haima Abdel Hakim Amer Ramadan Lulu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eed Hassan Saeed Al Jabar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sa Mazen Saeed Al-Zar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oamen Hazem Ismail Al-Dah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iad Naeem Hassan Abu Shalou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laa Hamdi Ezzo El-Zinati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Osama Attia Al-Muzain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Osama Mustafa Al-Jaabar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bdul Rahman Ghassan Mahmoud Kullab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ouay Ramzi Muhammad Al-Zuhai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haa El-Din Muhammad Ahmed Khre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Ayman Jaber Ismai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uha Farid Ismail Ga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tima Saeed Hassan Al-Shafi’i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lak Adnan Suleiman Sarsour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kr Adel Hussein Al-Amou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nnad Asaad Abdel Wahab Badw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dullah Arafat Ismail Tartur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Imad Asaad Ajou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Yahya Imad Hassan Al Ajeez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hmoud Abdel Aziz Yahya Assa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day Fathi Muhammad Al-Raqa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oaz Jabr Abdul-Ajl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un Kamal Mohamed El Gamal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lah Jihad Jamil Al-Zinat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ismillah Khaled Khalil Khalaf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Arafat Ismail Tartur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Jamal Hani Ahmed Al-Hou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eer Tayseer Ismail Al-Dahl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kram Bassem Ismail Al-Dahl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yman Ibrahim Jamil scarf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hmoud Emad Asaad Ajo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ria Shaaban Youssef Awadall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nnad Saleh Muhammad Al-Ajl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Jihad Fouad Ali Abu Butih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asmine Muhammad Ahmed Khreis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Osama Rushdi Juh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atoul Muhammad Hamdi Murtaj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aghad Faisal Ali Al-Naam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nan Marwan Muhammad Abu Atiw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Youssef Shehada Hamad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Arafat Mahmoud Sale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Hatem Khalil Jeh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Ayman Jaber Ismail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ullah Imad Hassan Al-Aqi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dnan Youssef Abu Shalouf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Ashraf Ziad Raya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lah El-Din Raafat Deeb Al-Dal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raa Adel Muhammad Sheikh Salim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adine Ismail Awad scarf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oamen Hatem Muhammad Jumah Al-Hur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mza Imad Muhammad Abu Ghaim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olah Imad al-Din Mustafa Sarsou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mad Youssef Lulu Kindergarten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hmoud Muhammad Ibrahim Abu Suleima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ada Raafat Deeb Al-Dalis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Ibrahim Radwan Lawlah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uha Muhammad Muhammad Zakaria Abu Al-Layl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ismillah Waseem Muhammad Jabr Suwaida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ada Nabil Ahmed Khalil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mani Musab Youssef Al-Raqab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ysa Ihab Zuhair Kha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ghad Musa Mustafa Lulu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mza Mahmoud Fathi Al-Shatl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ondos Jameel Jumah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mani Hani Ahmed Al-Hour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ala Fawzi Muhammad Al-Qufaidi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lek Zuhair Mohammed Al-Jamal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Imad Muhammad Abu Ghaim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amal Hamed Kamal Abu Aou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ma Muhammad Muhammad Abu Al-Layl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adine Mohamed Abdel Aty Saleh Mouss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eel Dhia Muhammad Hassan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Mohammed Ahmed Al-Rashid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say Awad Samir Ghorab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Ammar Ahmed Al-Shafi’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mer Rabie Muhammad Haboub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hab Al-Mabhouh Shaaban Awadalla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ma Adel Mohammed Sheikh Salim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ossam Moaz Hossam Hassa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akr Faisal Ali Al-Naam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haled Hazem Ismail Al-Dahl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ria Marwan Muhammad Abu Atiw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ryam Ezz El-Din Mohamed El-Zinat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toul Mahmoud Fathi Al-Shatl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rah Fouad Ali Abu Butihan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ma Muhammad Khaled Abu Al-Ris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eel Ahmed Samir Abu Ishaq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hmed Mohamed Khaled Abu Al-Rish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arren Tawfiq Faisal Akil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ma Majed Sabry Suwaid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ullah Waseem Muhammad Jabr Suwaid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haib Khaled Jamal Al-Azbat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ra Mahmoud Muhammad Hassan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bdullah Rabie Muhammad Haboub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ja Nabil Ahmed Khalil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mal al-Din Khaled Jamal al-Azba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zan Abdul Hamid Muhammad Raya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ram Faisal Ali Al-Naam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yseer Muhammad Tayseer Al-Ghout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yan Abdullah Imad Al-Din Sarsour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lal Mohammed Ahmed Al Rashid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uhammad Imad Ibrik Al-Amaw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uhaib Moaz Hossam Hassan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owar Mahmoud Fathi Al-Shatl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hammad Nael Bashir Al-Ran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yan Ahmed Rabhi Nateel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unir Mohamed Mounir Hamad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di Muhammad Sayed Al-Ake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atar Al-Nada Khaled Jamal Al-Azbat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ra Hani Abdullah Jum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oda Muhammad Shaker Al-Mughn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bdul Rahman Rami Mahmoud Khreis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tima Salem Ali Dhouib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hmoud Ahmed Mahmoud Al-R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ana Ahmed Muhammad Zakaria Abu Al-Layl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owar Moeen Saleh Abu Suleima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haled Muhammad Fathi Jab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ra Nabil Saeed Al-Qanfud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ania Raafat Saleh Abu Shalouf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brahim Hossam Ibrahim Salem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jid Mahmoud Fathi Al Shatl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yan Muawiyah Ahmed Khall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ala Mahmoud Deif Allah Al-Nadaiyat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mim Yusuf Muhammad Bashi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oussef Muhammad Abdel Karim Al-Nakl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Yassin Alaa Muhammad Naji Raya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ia Imad Muhammad Abu Ghaim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ynn Ahmed Abdel Ati Saleh Mouss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atasem Mesbah Ibrahim Al-Atout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ana Shaaban Youssef Awadallah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yan Faisal Ali Al-Naam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mar Ihab Zuhair Khadr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am Ahmed Samir Abu Ishaq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Magdy Nahed Abu Al-Lail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nza Ahmed Adnan Al-Habash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Ahmed Karam Muhammad Al-Ghalee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ia Muhammad Tayseer Al-Ghout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an Ahmed Rabhi Nate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ad Al-Haq Muhammad Sayed Al-Ake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dra Abdullah Waheed Al-Tabs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i Salem Ali Dhuwaib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oan Nabil Saeed Al-Qanf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Ahmed Abdel Ati Saleh Mus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san Muslim Ibrahim Al-Amaw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rim Mohamed Shaker Al-Mughn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mar Hamed Kamal Abu Aou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san Ali Bassam Al-Bahtit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hmed Ezz El-Din Mohamed El-Zinat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ahya Imad Muhammad Abu Ghaim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ly Ramez Muhammad Abu Muamma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ma Mahmoud Dhaif Allah Al-Nadaiya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haled Ahmed Musa Al-Zanat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mar Amer Akram Murtaj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mar Muhammad Abdel Karim Al-Nakl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haled Abdullah Waheed Al-Tabas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Fahd Mahmoud Bashi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lik Hisham Musa El-Zanat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brahim Nael Bashir Al-Rah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Zaid Amer Akram Murtaj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ssk AL Khitam Ismail Awad Weshah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da Muawiyah Ahmed Khall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lak Ismail Rabih Habboub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lal Osama Talal Al-Shafi’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yan Muhammad Sayed Al-Ake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oul Abdel Fattah Khaled Al-Zuhair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-Moataz Ahmed Karam Muhammad Al-Ghalee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med Fawzi Al-Qufaidi responde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ni Ahmed Rabhi Neti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nan Dia Munther Hassa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breen Fahd Mahmoud Bashir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cca Ahmed Eid Abu Sharkh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a Ahmed Musa El-Zanat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yman Muhannad Ayman Ismai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 Muhammad Adnan Al-Habash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im Allah Muhammad Abdul Karim Juma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mana Nabil Saeed Al-Qanfu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Mahmoud Dhifallah Al-Nadaiyat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az Abdel Fattah Khaled Al-Zuhair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ma Hamed Kamal Abu Aou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ama Muhammad Marwan Abu Atiw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ine Ihab Ayman Al-Bahtit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am Ahmed Fawzi Al-Qufaid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hd Uday Imad Al-Ajez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a Youssef Emad Loulou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a Ahmed Abdel Ati Saleh Musa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ihad Muhammad Raafat Al-Dali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ouk Muhammad Bakir Annan</text:p>
          </table:table-cell>
          <table:table-cell office:value-type="string" calcext:value-type="string">
            <text:p>male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Salim Hassan Ali Dawoud</text:p>
          </table:table-cell>
          <table:table-cell office:value-type="string" calcext:value-type="string">
            <text:p>mal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ussein Muhammad Muhammad Abu Al-Aoun</text:p>
          </table:table-cell>
          <table:table-cell office:value-type="string" calcext:value-type="string">
            <text:p>mal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Jamil Abdul Hadi Salem Shamiya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Fatima Hamdan Hussein Okal</text:p>
          </table:table-cell>
          <table:table-cell office:value-type="string" calcext:value-type="string">
            <text:p>femal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Youssef Muhammad Muhammad Abu Marzouk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amed Hassan Mahmoud Abu Aita</text:p>
          </table:table-cell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Anisa Dawoud Suleiman Abu Halima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amdi Abdullah Ali Deeb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rif Salem Suleiman Al-Faqawi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Zainab Youssef Muhammad Abu Dayeh</text:p>
          </table:table-cell>
          <table:table-cell office:value-type="string" calcext:value-type="string">
            <text:p>fe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ouad Mohammed Mohammed Annan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Zuhair Ibrahim Attia Al-Dawasa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assan Ali Hassan bin Saee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mira Youssef Muhammad Abu Ashayba</text:p>
          </table:table-cell>
          <table:table-cell office:value-type="string" calcext:value-type="string">
            <text:p>fema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Fadwa Muhammad Shaaban Shamiya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amir Ali Hussein Abu Khate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aima Hassan Hussein Marrar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Khamis Salem Ali Ziade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bdul Muti Ibrahim Abdul Muti Al-Habil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ssa Suleiman Hussein Abu Marahil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Naima Fouad Muhammad Al-Habil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assan Ismail Hassan Al-Sakani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Nazmia Hassan Mustafa El Hana</text:p>
          </table:table-cell>
          <table:table-cell office:value-type="string" calcext:value-type="string">
            <text:p>femal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Ali Odeh Allah Mahmoud Al-Arja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imah Muhammad Saleh Jawhar Al-Fasfous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hmed Jamil Mahmoud Abu Mahdi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Latifa Ahmed Mohamed Attia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Wajih Ibrahim Muhammad Fasifi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ziza Abdullah Abdul Razzaq Al-Sahar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Mustafa Hussein Mustafa Abu Al-Eish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Youssef Youssef Khalil Anshasi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anal Rizk Helmy Abu Al-Awf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kram Youssef Ahmed Harb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Osama Ahmed Abd Rabbo Abu Marzouk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isham Mahmoud Suleiman Al-Qatshan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ami Musa Ahmed Harb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aafat Mahmoud Rabie Al-Muzai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man Salama Hussein Abu Marahil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mnah Issa Mustafa Al-Harash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awsan Khader Ahmed Al-Manasra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ahreer Juma Mustafa Al-Sahar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Ehtemal Al Abed Muhammad Qarqaz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uhammad Hassan Abdullah Hassabalah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Raafat Saeed Muhammad Abu Foul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Narges Nimr Mahmoud Haniyeh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rafat Fathi Arafat Abu Halim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smail Hassan Abdullah Hassablah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reej Jamil Ahmed Abu Salisel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ariq Ahmed Hashem Daba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aila Ahmed Youssef Shamout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bdel Khaleq Khaled Abdel Salam Haniyeh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brahim Fouad Ibrahim Miqda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kram Abdel Majeed Mohamed Club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amam Ahmed Youssef Marar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ayat Ahmed Younis Club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Raeda Omar Ahmed Al-Sakani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Luna Saeed Youssef Abu Tawahinah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zen Khamis Jamil Shabi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amir Muhammad Khalil Al-Alou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ysoon Muhammad Saeed Bseiso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eem Hassan Youssef Abu Al-Amrain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agdy Abdel Majeed Abdel Jalil Al-Sabakhi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mi Salem Ali Ziade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lham Ibrahim Ahmed Anshasi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abah Ahmed Salim Al-Dawas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Nawal Muhammad Ali Abu Tawil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ansour Musa Issa Abu Khater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akhr Yahya Hassouna Shabir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Muhammad Abu Al-Jabai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uhammad Hamed Muhammad Al-Sharafa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man Alyan Hassan Abu Dabbagh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Younis Rizq Ahmad Al-Sufi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sa Issa Musa Al-Muza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ossam Rabie Hussein Qarqaz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Ghassan Ahmed Youssef Marra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maher Hamed Fouad Daban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Saeed Muhammad Abu Fou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Ziad Abdel Muti Hassan Shallah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harif Saeed Hassan Al-Ba'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ani Hassan Ali bin Saee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rafat Shehadeh Arafat Dab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ubna Abdel Rahman Saeed Al Raye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ami Shaaban Ahmed Aweid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erine Abdel Hadi Ali Abu Dayeh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zem Farid Ahmed Sobeih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tima Shamekh Khamis Jarad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eba Akl Abdul Karim Akl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laa Ibrahim Jibril Abu Zuhai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naa Misbah Muhammad Fayyad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ahmoud Ismail Ragheb Sobei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nah Akram Abdullah El Han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tef Mounir Hussein Haraz Alla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ona Mahmoud Hamdan Okal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med Fadl Obaid Abu Saee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ouad Ali Mahmoud Abu Al-Jabin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Mahmoud Hamad Abu Muamma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Khalil Muhammad Al-Alou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brahim Mahmoud Rabie Al-Muza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aa Jamal Ismail Shalla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Naeem Khamis Al-Soud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slam Salah Abdullah Abu Al-Fahm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Jamil Abdel Hadi Shami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aram Ibrahim Jamil Abu Sulta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Abdel-Hay Abdullah Abu Mahd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ed Muhammad Muhammad Al-Mahrouq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brahim Muhammad Abd al-Rahim al-Sah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Jawad Muhammad Abu Day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mnah Mahmoud Suleiman Abu Zuhair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az Ismail Mahmoud Al-Arj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hrrer Salim Daoud Bol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ubna Ghazi Muhammad Ghaith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li Audat Allah Al-Arj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hmoud Walid Mutee Al-Sakan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kram Muhammad Odeh Saadat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asil Mustafa Musa Al-Nahh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bdullah Abdul Rahman Asaliyy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arouk Kamel Nono balm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assan Saeed Hassan Al-Ba'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idaa Ziyad Saadi Jibril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eed Raafat Saeed Abu Fou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Ziyad Ahmed Al-Haras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Muhammad Atallah Al-Arj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adia Maher Abdel Karim Al Rayes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Hamed Muhammad Al-Sharaf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nan Jibril Ibrahim Abu Salisel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bdul Aziz Bassam Muhammad Ann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Yasser Rizq Hamdan Abu Sitt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ashir Rafiq Muhammad Abu Shaqf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Zia al-Haq Muhammad Ahmed Abu Muamma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halil Farouk Khalil Al-Qad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Atta Nimr Ghait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Kamel Muhammad Al-Rantis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oda Abdul Rahim Ibrahim El Ha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tawa Muhammad Mutawa Fsafi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bdullah Arheel Ahmed Al-Suf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Nabil Abdullah Saadat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ilal Naeem Khamis Al-Soud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Ali Odeh Allah Al-Arj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Hassan Abdel Jalil Al-Sabakh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i Ibrahim Jalal Al-Ghafr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lah Walid Zayed Fayya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yman Youssef Youssef Anshas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mail Raed Ibrahim Shehadeh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raa Munir Mahmoud Abu Rawid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aryam Hisham Hassan Abu Zaher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hd Amin Salem Abu Sitt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ma Abdul Wahab Badr Al-Sankar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bdel Hadi Atef Abdel Hadi Atw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bdel Fattah Samir Abdel Fattah El Tanan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mad Hammad Muhammad Al-Sharaf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yatollah Younis Nimr Abu Al-Omrai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ysa Riad Hassan Abd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jd al-Din Maher Muhammad Ali Harzalla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Jalal Youssef Mahmoud Abu Kami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Talal Muhammad Dee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atima Taher Khaled Hami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Jamal Arif Salem Al-Faqaw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hmoud Youssef Qasim Abu Kha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oaa Jawad Rabah Al-Harash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isham Muhammad Fakhry Al-Nawaj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 Rahman Jamal Abdul Karim Al Ghafr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sma Osama Youssef Abu Sult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oamen Salim Salem Abu Kami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arah Younis Suleiman Al-Arouqi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ahya Hammam Muhammad Abu Al-Amra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Hassan Salah Al-Sindaw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Viola Grace Issa Al-Amsh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leh Atef Abdel Hadi Atwa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aad Fayez Khamis Al-Soud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Omar Salman Abd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auren Azzam Salama Abu Halim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hmoud Essam Ali Shamou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nnad Sami Omar Hassab Alla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hammad Osama Awad Shehade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smail Nabil Abdullah Saada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oussef Saif Al-Din Youssef Kha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araa Fayez Ibrahim Al-Tanan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smail Muhammad Ismail Miqda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mani Sarhan Musa Sarhan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Maher Jasser Sar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el Ismail Khamis Awaid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ataz Muhammad Ahmed Al-Qats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meh Rabeh Ahmed Abu Tawil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Amin Mahmoud Qarqaz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ssam Ali Shamout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bdel Rahman Samir Abdel Fattah El Tanan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rah Yasser Salem Al-Qad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Kamel Saleh Abu Sae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asil Farag Ibrahim Al-Fasfou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oussef Ziyad Muhammad Abu Ashayba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ara Grace Issa Al-Amas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Hussein Suleiman Abu Marahi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ana Nahed Salem Abdo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eed Ziad Saeed Asali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Zaid Helmy Ahmed Aq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nas Mahdi Muhammad Fayya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la Atef Abdel Hadi Atwa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Mahmoud Ahmed Al-Qatsh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ohamed Magdy Deeb Al-Nawajah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aa Ayesh Mahmoud Abu Al-Aouf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sama Ahmed Muhammad Al-Suf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Youssef Ibrahim Abu Eid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ina Rafiq Sobhi Al-Manasr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lak Saher Hassan Abu Tawahina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ael Arslan Khaled Bseiso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hmed Mustafa Hussein Abu Al-Eish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arda Khamis Nabih Jibril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yam Zaki Muhammad Emad El-Din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nas Saadi Rashad Al-Ghafr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di Zuhair Ibrahim Al-Dawas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aqam Younis Suleiman Al-Arouqi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Amer Jawad Abdel Muti Awaida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hmed Gamal Ibrahim Abu Eid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hammad Musa Kamal Abu Tawil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assim Nael Ali Al-Khalil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yar Muhammad Hussein Shehade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Nabil Mahmoud Dawou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inda Saher Hassan Abu Tawahin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ya Zaki Muhammad Imad Al-Di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ja Raed Hamed Abu Ai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ma Rafiq Sobhi Al-Manasr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uay Hossam Mohammed Aq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i Wajih Ibrahim Fass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Muhammad Falah Al-Sindaw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aitham Khaled Abdel Azim Asali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Saif Al-Din Yousef Khasha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eed Yasser Saeed Abu Salisel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rslan Khaled Bseiso witnesse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ina Muhammad Khalifa Abu Sultan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mza Jameel Ahmed Ghait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asser Ahmed Juma Sanalla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azan Ahmed Jumah Sanalla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Mahmoud Muhammad Abu Sitt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haza Omar Saber Club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ilal Hassan Salah Al-Sindaw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bdul Karim Nabil Abdul Karim Daou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Ali Nael Ali Al-Khalil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amen Muhammad Youssef Abu Kamil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mir Mustafa Ibrahim Ghoneim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am Hassan Abdel Wahab Abu Al-Aou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el Rahim Mahmoud Hatem Al-Jaroush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Sameh Muhammad Al-Alou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stafa Ahmed Jumaa Sanall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aa Imad Kamal Al-Habi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mar Saadallah Muhammad Deeb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dullah Mustafa Hussein Abu Al-Eis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aba Munir Muhammad Abu Eid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mmad Hassan Abdel Wahab Abu Al-Aoun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slim Aid Muhammad Al-Mahrouq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Youssef Jihad Abdel Muti Shalla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dam Ramzi Youssef Abu Dabbagh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azan Muhammad Muhammad Abu Al-Jabi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ynn Khalil Abdel-Hay Abu Salam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raa Moayed Youssef Abu Marzouk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hmed Nael Ali Al-Khalil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Mahmoud Hatem Al-Jarous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hmoud Ahmed Sarhan witnessed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sama Tariq Jamil Miqda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haf Muhammad Ahmed Bol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nas Rizq Jomah Al-Nahh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hmoud Yasser Mohamed Hamdag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nan Youssef Adel Harb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ahaf Abdel Hamid Atouh Khashan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del Ati Amer Abdel Ati Abu Saee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ihad Khalil Abdel-Hay Abu Salam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ael Abdel Razek Mohammed Okal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na Iyad Ismail Abu Shaqfa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Janah Muhammad Abdel Hafez Abu Dhaher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lim Ibrahim Salim Al-Arouq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Abd Rabbo Darwish Al-Arj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tha Bilal Essam Abu Salim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haled Abdel Khaleq Khaled Haniyeh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Ghassan Youssef Abu Dabbag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aban Yasser Mohamed Hamdag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na Bilal Essam Abu Salim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yar Nidal Amer Hamid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yan Raed Hamed Abu Ait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ria Ziad Sobhi Al-Qad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yan Nasser Shehdeh Abu Al-Fah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tha Al-Iman Ahmed Saleh Hamed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ilsan Ayed Muhammad Al-Mahrouq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yan Farid Abdullah Ghonei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nia Munther Sobhi Shabi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sama Rizq Gomah Al-Nahhal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ram Muhammad Mahmoud Abu Muammar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anan Attia Khaled Atti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ia Bilal Essam Abu Salim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Yasser Muhammad Hamdag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mar Amer Ibrahim Al-Jaroush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lma Hassan Ismail Abu Shaqfa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ayyad Salem Odeh Abu Rawid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ryam Ahmed Mahmoud Al-Rantis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ilal Nidal Amer Hamid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hammad Hassan Deeb Al-Nawajah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ira Sharif Saeed Alba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hamed Ahmed Saleh Hame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d al-Rahim Muhammad Abd al-Hafiz Abu Dhah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brahim Muhammad Hassan Al-Sabakh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nas Nasser Shehdeh Abu Al-Fahm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m Khalil Abdel Hay Abu Salam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meh Sameh Muhammad Al-Sankar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ram Farid Abdullah Ghoneim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ri Saeed Atta Abu Safr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zzat Ramadan Muhammad Kamal Al-Nono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tal Attia Khaled Atti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ma Zaki Muhammad Emad El-D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Ramadan Muhammad Kamal Al-Nono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ri Rasmi Jabr Sobeih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Wissam Muhammad Ziad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zan Muhammad Ahmed Bol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hmed Jamal Adnan Al-Raye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ya Ahmed Saleh Hame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ila Saeed Atta Abu Safr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ssan Hani Hassan bin Saee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hmoud Ismail Harzallah responde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ir Saeed Atta Abu Safr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m Ahmed Shamekh Jarad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ssam Sameh Muhammad Al-Sankar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ema Issam Farag Al-Fafsous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oussef Muhammad Jibril Jibril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da Ahmed Jamal Jarad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yatollah Salem Odeh Abu Rawi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mza Alaa Ibrahim Abu Zuhai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ma Abdullah Castro Abu Ashayb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k Ali Hassan Al-Rantis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fif Mahmoud Aref Al-Faqaw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ussef Haitham Youssef Abu Mahdi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nal Moamen Majed Abu Al-Awf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el Atallah Ibrahim Al-Amsh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ad Ziyadah Ismail Abu Khatla</text:p>
          </table:table-cell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alima Hussein Hassan Abu Tabak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Subhia Muhammad Khalil Abu Fakhr</text:p>
          </table:table-cell>
          <table:table-cell office:value-type="string" calcext:value-type="string">
            <text:p>female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Wael Mustafa Omar Shashaa</text:p>
          </table:table-cell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arbi Ahmed Salem Al-Jojo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alah Khalil Allawi Aslih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bdul Dawud Abdul Qurm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Mahmoud Mustafa Muhammad Abu Saada</text:p>
          </table:table-cell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hmid Abdul Karim Ibrahim Al-Jaafari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Enshrah Muhammad Hassan Tabazi</text:p>
          </table:table-cell>
          <table:table-cell office:value-type="string" calcext:value-type="string">
            <text:p>fe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tef Muhammad Abd Dabour Asaa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tta Hashem Salem Al-Jojo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hmed Mahmoud Muhammad Abu Shakra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Youssef Ayoub Ahmed Natat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Zainab Ahmed Hassan Al-Amoudi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mna Mahmoud Abdullah Al-Basaina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wan Salim Musa Tarazi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Nahed Thabet Salman Al-Rafati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Youssef Mohamed Ahmed Jado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hmed Suleiman Ahmed Al-Rashidi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hid Raouf Musa Tarazi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ayseer Musa Ibrahim Shteiwi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Umayah Fawzi Ismail Wafi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li Muhammad Ali Abu Ghaliou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Fatima Abdel Muti Suleiman Faraj Alla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uhammad Naeem Jaber Al-Qatat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Sanaa Sobhi Ibrahim Al-Rafati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ttaf Madi Suleiman Abu Madi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Khaled Saeed Youssef Abu Ghalioun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anal Khaled Ibrahim Jado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aja Othman Fares Al-Rashidi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amira Ahmed Mustafa Faisal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arwan Muhammad Mahmoud Abu Rida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agreed Ismail Abdel Rahim Al-Zant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Muhammad Shehda Atiya Abu Tabak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Youssef Sobhi Youssef Nour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bla Ahmed Hussein Abu Khubaiza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Eid Jomah Shehadeh Abu Khubaiza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iyam Muhammad Gholam Al-Din Al-Sayed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aja Ismail Youssef Abu Ghali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Youssef Rushdi Youssef Awa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ni Nasr Muhammad Hassanei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jed Ahmed Abdel Majeed Yaqoub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lah Muhammad Shaaban Kassab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Raed Thabet Hamid Al-Dabbas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Yahya Ali Salama Al-Sumairi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Ziad Abd Rabbo Muhammad Abu Al-Jidy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Iyad Abdel Karim Abdel Rahman Salem Deeb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ona Atta Muhammad Saadallah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mal Misbah Abdel Qader Ayesh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hadia Saleh Muhammad Marjouna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hmed Fayek Muhammad Al-Balbisi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mahan Mahmoud Azami Radi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Warda Muhammad Behairy Abu Madi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abah Abdel Muti Salem Abu Harbid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aher Abdel Rahman Youssef Abu Shakra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aryam Yasser Ahmed Shteiwi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amza Saeed Khamis Abu Rabie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mah Wael Mustafa Shaashaa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Nisreen Abdul Nabi Rajab Abu Thuraya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kram Saber Abdel Razzaq Al-Dabbas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amdi Ismail Ali Al-Zahar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Khalil Ibrahim Ali Abu Adr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isal Jamil Muhammad Mansi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asil Fadl Saeed Douim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ouma Muhammad Eid Dardouna Kanaa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hmed Abdel Aziz Muhammad Abu Khatl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Youssef Samir Khalil Sab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ni Abdel Wahab Ahmed Osaia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adeel Fawzi Mahmoud Abu Maarouf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ossam Zuhair Moqbil Al-Ghoul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hadi Nabil Diab Charizm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abie Sami Rabie Sahwil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hammad Zaki Abdel Mawla Al-Dardis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untaha Muhammad Youssef Abu Ait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med Masoud Ahmed Al Baraw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med Nafez Abdel Fattou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hmed Barham Salim Abu Rajil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Jasser Salman Muhammad Marjouna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Yasmine Mohamed Mahmoud Shaqf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Munir Khalil Abu Al-Kass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uhammad Nahed Salman Hassanei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i Muhammad Suleiman Abu Rizq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Anwar Suleiman Abu Al-Lab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hammad Youssef Abdel Fattah Abu Mathk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mal Fawzi Khamis Al-Masoabi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ihad Khairy Mansour Al-Omran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aa Diab Al-Qaisi Karee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naa Ahmed Youssef Abu Bakr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hamed Salah Khalil Asli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yham Ahmed Salim Haide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brahim Muhammad Sweilem Abu Haddaf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brahim Jamal Badawi Al-Baraw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alestine Ziad Khamis Shalh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haer Talal Ramadan Al-Kurd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amen Kamal Ahmed Sae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oaz Ibrahim Ali Abu Adr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ohamed Ashraf Mohamed Abdel Wahab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laa Talal Ayadh Qwaide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Moeen Saeed Abu Al-Lab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abil Nahed Abdullah Abdel Sal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dham Moin Diab Al-Safad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Walaa Ibrahim Jibril Abu Zuhair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Ola Hossam El-Din Musa Al-Saidi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agda Gamal Ibrahim Aram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madan Muhammad Ramadan Kassab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haer Abdullah Muhammad Oma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ami Jamil Muhammad Abu Ara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Wissam Musa Muhammad Abu Draik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slam Omar Abdel Majeed Al-Damiati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sma Khalil Juma Abu Jalal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uhammad Sami Khalil Ara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im Kamel Salim Abdel Nab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amdan Muhammad Hamdan Al-Buhaisi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ul Rahman Ibrahim Hussein Faraj Allah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breen Ahmed Mohamed Tabazi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leh Rashid Nimr Jarbou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evin Yahya Muhammad Salim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hadi Riad Dahshan Al-Wahid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eham Magdy Ayoub Charizm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Jihad Maher Atta Abu Sakr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mnah Muhammad Rabie Abu Humaidan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oha Maher Abdel Rahman Awad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lim Muhammad Jumaa Abu Hashis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ana Raafat Helmy Abu Musame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our El-Din Saad Ahmed Al-Samr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la Abdel Ghaffar Omar Al-Derin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Nahed Abdullah Abdel Salam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smail Abdel Raouf Ismail Keski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li Zaki Abdel Mawla Al Dardis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sa Khaled Musa Abu Masou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jida Wael Ibrahim Qad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Samih Youssef Abu Harbi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brahim Mahmoud Eid Abu Masou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lah Amin Ali Abu Al-Ro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stafa Abdul Daoud Al-Qur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hab Muhammad Hosni Abu Yousse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arid Salman Sobh Abu Barak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Youssef Bakr Muhammad Abu Thuray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Youssef Mustafa Juma Al-Sumair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uhammad Hussein Muhammad Abu Al-Jidy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Tahami Abdel Salam Al-Salh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hmoud Ziyad Muhammad Abu Mutlaq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idaa Jawdat Abdel Mazloum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Hazem Shaaban Al-Safad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Walaa Bassam Salem Al-Dash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Khamis Muhammad Abdul Karim Qwaid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nnad Jalal Sobhi Al Thalatheeny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ria Sobhi Abdel Hamid Abu Galal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aad Yahya Mahmoud Abu Shawq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rah Talal Mohammed Zaye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man Suhail Ahmed Naeem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adel Khairy Mansour Al-Omran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Yousry Salem Abdel Arqa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aysaa Yasser Nabhan Quddus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uhammad Fayez Youssef Abu Mata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amza Riyad Muhammad Al-Salh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zz al-Din Abdel Sater Ramadan al-Kurd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hassan Harb Khamis Salem Deeb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lah Kamal Abd Sharab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Sami Rabie Sahwi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Yahya Abdel Rahman Ahmed Osai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Yahya Saeed Fahmy Abu Sala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yaa Ayed Atallah Al-Saat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el Fattah Youssef Abdel Fattah Abu Mathku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fnan Essam Muhammad Abu Mukhaimer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nther Abdullah Qasim Shamal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ahya Bassam Salem Al-Das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Moeen Daoud Wahda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Youssef Rajab Youssef Raba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i Ayman Jaber Saeed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ahmoud Basil Abdel Hamid Abu Ghab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ula Jalal Sobhi Al Thalatheenye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uthaina Sadiq Adnan Sadiq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ajwa Salman Muhammad Al-Rawag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Kamel Salim Abdel Nab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deel Mufid Fathi Abu Saad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mah Hammad Yahya Qus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ilal Ayed Yacoub Abu Mata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Wesam Khamess Al Ashr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ola Jawad Ezzat Al-Ghoul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ashad Mustafa Musa Abu Aly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ad Ramadan Hamad Huwaishe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ina Taher Fares Fattou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Bakr Ramadan Howeshe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hmoud Ahmed Ishteiwi Abu Mukhaim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raa Jamil Salim Abu Da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Mahmoud Ibrahim Al-Balbis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ozan Refaat Abdel Karim Al-Mazloum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i Salman Muhammad Al-Rawag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sama Moin Salim Al-Amoud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nas Magdy Rizk Sham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oaa Anwar Shehadeh Naeem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Yasser Abdul Raouf Keski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bdul Rahman Mahmoud Mansour Waf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oud Sami Daoud Wahd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ysara Munir Khalaf Basa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Youssef Naji Fares Al-Haye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mal Khaled Salim Shalh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sma Abdul Karim Muhammad Abu Sala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brahim Muhammad Abdullah Laf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Omar Ahmed Abdel Waha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 Karim Mazen Abdul Karim Kar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aeed Hamza Saeed Abu Rabi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bdullah Mazen Abdul Karim Kar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hmoud Muhammad Abdel Salam Shaqf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hmoud Nael Mahmoud Aye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feq Alaa Al Aje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alid Mohsen Mahmoud Abu D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day Abdel Muti Odeh Abu Hashi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ashem Mahmoud Muhammad Abu Raid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ilal Asaad Ashour Sadiq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ura Hani Muhammad Saadalla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bri Mounir Khalaf Basal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ubhi Jabr Muhammad Al-Turk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sab Shadi Saleh Abu Azou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iraj al-Din Suleiman Shehadeh Iftih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Khaled Jamal Ramadan Abu Sukra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Ali Ahmed Al-Shen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nan Jihad Muhammad Abu Barak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sa Bahi Ramadan Al-Dahouk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stafa Jamal Hussein Abu Rajil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haza BeDeir Hussein Ashram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nas Talal Mohammed Zaye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hmed Hani Abid Kal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aed Ahmed Yahya Qus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bdullah Hamdi Muhammad Abu Alya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asser Youssef Sayed Abu Musameh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inan Muhammad Bashir Al-Maaswab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hind Fawzi Muhammad Al-Sawark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tef Muhammad Atef Dabour Asaa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oussef Muhammad Zidan Abu Rizq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uhammad Youssef Hassan Natat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hmoud Hani Abeid Kal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rakat Samhan Samih Abu Ghal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iab Nihad Diab Karim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afif Kamel Muhammad Mahfouz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da Basil Fadl Douim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aima Ashraf Mustafa Abu Humaida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hamis Abdul Raouf Khamis Nou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Osama Atiya Al-Qatat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Ismail Shehadeh Ifteh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incerity Ali Ahmed Al-Shenn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hannad Majed Ahmed Yacoub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Salah Juma Salim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la Alaa Hussein Al-Hayek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hmoud Muhammad Khamis Jarbou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asr Ihab Nasr Al-Turk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mal Ramez Abdel Hamid Omar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na Sharif Hani Al-Basina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hmed Abdel Nasser Jaber Abu Assad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seel Abdel Nasser Jaber Abu Assad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bdul Rahman Fadl Tawfiq Al-Zant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ilal Kamel Muhammad Mahfouz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Shadi Saleh Abu Azoum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ma Nahed Atallah Al-Jaafari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lias Tariq Hamed Abu Ait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hammad Abdullah Nasser Ara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amen Ahmed Muhammad Abu Ara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oda Abdel Aziz Ahmed Salem Dawoud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hmoud Atef Muhammad Warsh Agh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mza Muhammad Samih Abu Fakhr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iyad Shadi Riyad Al-Wahid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ssem Khalil Bassem Al-Damiat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eed Abdullah Nasser Ara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rah Muhammad Samir Abu Hasir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yan Abdel-Jawad Ali Al-Hawm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ima Mounir Ali Al-Hawm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hmed Fadi Samih Hashem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sma Riyad Muhammad Arad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ram Muhammad Samir Abu Hasir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alima Ramzi Muhammad Al-Desouki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arim Rami Rabhi Al-Wadiy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ouad Muhammad Omar Quddu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ynn Fadi Samih Hashem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qr Ahmed Ismail Al Zaha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meh Abdel Kamel Bulbu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daina Bahaa El-Din Omar Kanaan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azan Fares Muhammad Raba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mar Walid Muhammad Laf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mza Abdel Kamel Bulbul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ya Nidal Akram Abu Lail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seel Ibrahim Muhammad Abu Mutlaq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bat Allah Saleh Salem Abu Mandil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uhammad Ramzi Odeh Qaraman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nna Allah Muhammad Abdullah Sharab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lik Ahmed Osama Al-Shayah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ma Sharif Bakr Al-Batniji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in al-Din Ramzi Muhammad al-Desouk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rah Wael Amin Mohsen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nan Medhat Khader Al-Ajl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haled Ahmed Medhat Abu Bak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in Al-Omar Muhammad Basil Abu Ghaben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ra Amin Jamil Mansi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sma Ahmed Osama Al-Shayah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halil Rahman Asaad Khalil Arad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jahid Nasr Samir Rashi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in Abdullah Amin Abu Al-Rou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hamed Tamer Mohamed Al-Saye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Ibrahim Muhammad Abu Haddaf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uri Youssef Samir Saber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ainab Fakhri Sabry Rad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Waseem Samir Rashi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hammad Saleh Salem Abu Mandil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ssam Ihab Muhammad Abu Youssef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ira Muhammad Salim Al-Sawark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if Al-Din Saleh Abdullah Al-Arqan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yman Mahmoud Ayman Al-Jaye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dy Muhammad Asaad Abu Shawqa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Yasser Rafiq Abu Habib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a Muhammad Nasser Al-Samri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hmed Mohamed Abdel Rahim Haider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bil Iyad Nabil Omra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oul Ismail Ibrahim Abu Zuhai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ham Nidal Ismail Abu Ajam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vin Muhammad Raed Al-Saat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ur Hamdan Muhammad Al-Buhaisi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mar Ali Muhammad Qaz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sama Abdel Aziz Ahmed Salem Daou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yam Muhammad Kamel Mohse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aith Iyad Muhammad Abu Draiq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hmed Mahmoud Ayman Al-Jayeh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mim Nidal Ismail Abu A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eel Iyad Nabil Omra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r Ahmed Zakaria Al-Derini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hair Ramadan Mahmoud Al-Dahou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am Ezzat Muhammad Warsh Agh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ah al-Din Osama Khalil Abu Lail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qa Salem Muhammad Abu Maarouf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yan Rami Anwar Faisal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tin Ahmed Khaled Al-Said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snim Ramzi Odeh Qarama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ik Muhammad Shafiq Abu Al-Kass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d Tin Sharif Bakr Al-Batniji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dr Yasser Rafiq Abu Habib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a Ibrahim Majid Al-Wadiya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ussef Abdel Qader Mustafa Shaqila</text:p>
          </table:table-cell>
          <table:table-cell office:value-type="string" calcext:value-type="string">
            <text:p>male</text:p>
          </table:table-cell>
          <table:table-cell office:value-type="float" office:value="1823" calcext:value-type="float">
            <text:p>1823</text:p>
          </table:table-cell>
          <table:table-cell/>
        </table:table-row>
        <table:table-row table:style-name="ro1">
          <table:table-cell office:value-type="string" calcext:value-type="string">
            <text:p>Turkish Muhammad Hussein Abdel Bari</text:p>
          </table:table-cell>
          <table:table-cell office:value-type="string" calcext:value-type="string">
            <text:p>female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Yousra Hosni Abdullah Abu Marq</text:p>
          </table:table-cell>
          <table:table-cell office:value-type="string" calcext:value-type="string">
            <text:p>femal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assan Fawzi Hassan Darwi</text:p>
          </table:table-cell>
          <table:table-cell office:value-type="string" calcext:value-type="string">
            <text:p>mal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Saadia Youssef Abd Rabbo Qaddum</text:p>
          </table:table-cell>
          <table:table-cell office:value-type="string" calcext:value-type="string">
            <text:p>femal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Jamila Youssef Muhammad Shehad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Fatima Hassan Salman Abu Mansi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arba Rashid Abdullah Abu Katifah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wni Adel Ahmed Doss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Najiba Deeb Abdullah Al-Bahri</text:p>
          </table:table-cell>
          <table:table-cell office:value-type="string" calcext:value-type="string">
            <text:p>femal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Khader Saber Abdullah Al-Jalis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uhammad Mustafa Mustafa Abu Akli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Youssef Shaaban Youssef Mubaraka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Jamal Saleh Mohammed Al-Khairy</text:p>
          </table:table-cell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Fahima Jamil Ibrahim Al-Afifi</text:p>
          </table:table-cell>
          <table:table-cell office:value-type="string" calcext:value-type="string">
            <text:p>fema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amira Asaad Mahmoud Al Selek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Faida Akram Shukri Asho</text:p>
          </table:table-cell>
          <table:table-cell office:value-type="string" calcext:value-type="string">
            <text:p>femal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ima Muhammad Abdel Aziz Youssef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Naima Hassan Mahmoud Al-Tarashawy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Sawsan Fayed Mohsen Aqla</text:p>
          </table:table-cell>
          <table:table-cell office:value-type="string" calcext:value-type="string">
            <text:p>fe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Ezzat Mahmoud Muhammad Al-Mukhlan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Rafiq Saeed Ibrahim Marshoud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her Ahmed Abdel Salam Abdel Bari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ansoura Ali Hassan Al-Sarsak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Nawal Abdel-Ghani Mohammed Al-Ajouri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ayza Muhammad Suleiman Karnaz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ayza Ibrahim Youssef Ghabayen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isham Ahmed Muhammad Abu Al-Sabah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amir Mahmoud Hassan Abu Al-Hawa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abila Suleiman Salem Al-Labbad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aam Shaaban Ahmed Al-Abadla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aifa Ibrahim Ali Shakshak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Wafa Muhammad Mubarak Al-Derini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smahan Muhammad Abd al-Hadi al-Kariri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Wadih Muhammad Hussein Kabaja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Khaled Muhammad Abdul Rahman Al-Shami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Indira Salman Muhammad Abu Suwais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Mahmoud Abdel Rahman Mahmoud Zuhd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Omar Ghazi Ali Awais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Kefah Jumaa Mustafa Al-Hasani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Jamalat Omar Ibrahim Abulashin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ntisar Muhammad Hussein Abu Artima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bdul Karim Muhammad Muhammad Al-Awaini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ahed Qasim Abdullah Abu Safi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ussein Shaaban Youssef Embarak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Munther Mahmoud Sobhi Mahjoub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Raafat Subhi Abdullah Abu Hammad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oeen Muhammad Ali Al-Naizi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ayseer Kamel Ismail Ibrahi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her Ali Hassan Abu Am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iham Ahmed Hassan Fadous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Ziad Khaled Omar Al-Hamarneh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shraf Abdel Hadi Fares Al-Ghar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ofoad Muhammad Abd Taha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ayseer Amin Muhammad direct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ida Saleh Abd Rabbo Abu Hashem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ares Talab Ahmed Khudari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aila Fawzi Salim Al-Hawari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Wael Rizk Mustafa Rock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Yasser Rafiq Omar Al-Saqq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Jamalat Zuhair Ibrahim Tamboura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idal Awad Musleh Abu Khalif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mad Muhammad Ahmed Ashkia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uhammad Muhammad Hassan Abu Latifa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hab Samir Salem Abu Club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yad Muhammad Atta Habashi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sama Mahmoud Abdel Nabi Youssef Al-D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aafat Hammad Suwailem Abu Jakhaidib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rad Ahmed Muhammad Abu Murad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Yahya Fadl Muhammad Abu Atiwi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uhammad Fayek Ali Al-Atawneh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mar Ibrahim Sahyu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Samira Muhammad Abdel Halis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Ferial Suleiman Odeh Al-Ar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aitham Ziyad Muhammad Hami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aryam Ahmed Harb Kurd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aila Saeed Salim Musfar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Muhammad Musa Mahmoud Al-Askar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lem Muhammad Jabr Salem Al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uhammad Ahmed Muhammad Abu Lul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alal Jamal Muhammad Fares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hammad Mustafa Saeed Kasih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aila Yaqoub Shaker Ayyash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ossam Mahmoud Hassan Mubarak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Ziad Wasfi Shehdeh Abu Awa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Khalil Saleh Khalil Mahjaz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hmed Jabr Muhammad Al-Saftawi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Bilal Abdel Aziz Muhammad Abu Aish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War Secretary Abdullah Abu Rayy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hammad Fathi Muhammad Qatames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bdel Salam Shaker Abdel Salam Hanouneh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llam Badr Hassan Al-Sau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ahmoud Khalil Mustafa Al-Saidawi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uhammad Diab Eid Kalja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id Tawfiq Suleiman Abu Mohs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ereen Rafiq Ishaq Al-Zayyan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mna Moin Atta Haliw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hassan Muhammad Mahmoud Abu Shaml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uhammad Fawzi Muhammad Qutai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ajab Ghazi Rajab Abu Mazi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alsam Abdul Razzaq Mayouf Abdulla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yad Khalil Salem Al-Nabrisi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li Abdullah Hassan Nasman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ajwa Bashir Shawkat Al-Aklouk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hassan Muhammad Abdel Latif Al-Shalfouh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ariq Muhammad Hassan Abu Hajjaj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miha Osama Saadi Sawan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aryam Muhammad Zakaria Hassan Idris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Yasser Jabr Abd Shteiwi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holoud Mahmoud Masoud Abu Al-Ata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slam Abdul Aziz Othman Al-Duaij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ahmoud Deeb Ibrahim Sid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ammar Hossam Ali Al-Issawi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atem Omar Mohamed Mohame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ustafa Kamal Awad Abu Sakhila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ed Maher Youssef Tashtash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-Hassan Rajab Mahmoud Sahloub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hadi Nahed Ziad Al-Batt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Rashad Muhammad Mur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ael Abdullah Ali Al-Danaf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lal Hamdan Abdullah Abu Roc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hmoud Hilal Gohar Joh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smaa Youssef Salem Thabet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Jihad Sweilem Ali Abu Sabt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ahrrer Samir Suleiman Farhan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Adel Ibrahim Jaza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na Muhammad Tawfiq Sheikh Ali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halil Abdel Hakim Khalil Al Sutar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hmed Salem Muhammad Abu Mughaysib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hmoud Nayef Ali Musabeh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hammad Youssef Abdel Latif Abu Saa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saad Muhammad Badawi Sina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yman Faraj Muhammad Abu Rashi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uheir Salam Nasr Jabbar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brahim Mahmoud Abd Rabbuh Hajj Youssef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ilal Qadr Khamis Abu Musa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Nizar Muhammad Awadalla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man Jameel Muhammad Abu Ghalwa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hadi Talal Al-Arami Club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aqr Ahmed Mohammed Al-Halou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hammad Ahmed Musa Al-Hindaw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Ziad Ahmed Mubarak Abu Nofal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hmed Muhammad Abdel Qader Abu Hussei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amer Nizar Khaled Furniture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brahim Muhammad Abd al-Rahman Abu Sardana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ussein Muhammad Khalil Abu Jame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ind Nasser Ali Al-Daye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mad al-Din Saleh Abd Rabbo Abu Dahrouj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Samih Mahmoud Abu Mashayik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adi Muhammad Ibrahim Abu Nad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ahmoud Nasr Salem Al-Anqar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am Khalil Muhammad Mima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bdullah Saad Abdullah Minya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hmed Talaat Gomaa Shomer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Khalil Ibrahim Rabi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hab Mounir Asaad Al-Aswa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uleiman Jamal Suleiman Qatsha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Yacoub Ibrahim Yacoub Ahsa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idal Muhammad Muhammad Abu Jahjouh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ya Abdel Nasser Muhammad Abu Jadallah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Jalal Nabil Youssef Yousse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hmed Muhammad Rajab Bakrou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Wael Awad Muhammad Al-Tantawi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Mounir Muhammad Tawi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uhammad Youssef Jawdat Ahme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day Misbah Rafiq Baki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ushdi Yahya Rushdi Al-Sarraj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aeem Abdel Fattah Rashid Atalla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anan Hassan Hussein Al Badi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smail Ahmed Khalil Al-Sakaf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hmed Akram Hashem Qado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Mahmoud Youssef Dahl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alem Tawfiq Al-Hawl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na Sami Ibrahim Abu Karsh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mdouh Muhammad Ibrahim Shalabiya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Qasim Ismail Musa Abu Al-Sau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baydah Mazen Muhammad Al-Nakhalah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isham Ghazi Awad Abu Youssef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hamed Ahmed Mohamed Al-Maghrib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sma Abdul Karim Muhammad Al-Assar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hamed Khaled Mohamed Arouq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uhammad Sami Abdel Fattah Fad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aba Alayyan Hassan Abu Ayad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mail Ahmed Ismail Al-Ghalayin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uha Abdul Razzaq Mayouf Abdulla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hmed Ashraf Ahmed Al-Bayari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lam Muhammad Badi Ashkantan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mail Eid Khalil Ada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mar Abdullah Ali Al-Atras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afa Mahmoud Muhammad Al-Shorbaj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sraa Ali Salem Mai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bdul Latif Maher Abdul Latif Al-Ha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brahim Anwar Shaaban Dakka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Jihad Abdul Karim Matar Shaqsa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amza Salim Ibrahim Al-Zabu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Asaad Saeed Al Balish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afiq Nassim Shehada Abu Al-Anza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ohib Suhail Atallah Al-Deeb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mar Sufyan Omar Al Kilan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Yahya Ibrahim Hassan Rafi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hmed Jalal Ali Jarada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hmoud Jamal Mahmoud Abu Zarifa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uhammad Khaled Zidan Mishmish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man Jamal Ahmed Al-Aqili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awzi Sami Wajih Al-Sadoud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na Nabil Qasim Al Zaharn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smail Moin Shaheen Al-Shakhrit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madan Raed Ramadan Abu Jara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ana Kamal Muhammad Abu Salmiy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shraf Osama Youssef Al-Dei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ossam Akram Ibrahim Salam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aed Maher Abdel Hadi Darabe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obin Sabry Robin Dogmus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hmed Majed Muhammad Al-Namrout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Yasser Muhammad Zuhdi Araf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Karam Hatem Farid Al-Nabri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mal Abdullah Salim Abdee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aher Ismail Suleiman Sheikh E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nda Ramzi Saleh Dukha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deel Osama Saleh Fnanah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our El-Din Hamed Zuhdi Abi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laa Ibrahim Muhammad Al-Badrasaw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aitham Shehadeh Ahmed Al-Ghaf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hammad Ahmed Muhammad Abu Haja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ayez Saeed Fayez Al-Assoul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man Majed Abdel Khudair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Zuhair Abdel Rahman Shaku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stafa Dargham Muhammad Abu Harb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afat Tawfiq Muhammad Al-Ha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brahim Muhammad Ibrahim Haloq Miqd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oda Abdel Latif Khalil Al-Sousi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aysara Talaat Abdel Fattah Abu Al-Ene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bdullah Adel Mansour Qashl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soud Eid Salman Abu Rija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mer Jamal Mohammed Al-Ba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laa Abd Rabbo Ali Tuma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brahim Mesbah Ahmed Abu Lo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ani Yahya Atta Al-Ghamr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hmed Samir Ahmed Sorou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bdel Nasser Muhammad Mahmoud Shaban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esma Hassan Suleiman Al-Bar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oayad Nafez Hassan Ayou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hmed Adel Youssef Al Mosad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ind Odeh Youssef Al-Talban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mad Abdel Moneim Nimr Wad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hams Khaled Musa Khalafallah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seel Attia Khalil Abu Hamid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hammad Muhammad Khaled Al-Shorbag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haled Adel Muhammad Abu Taqiy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adran Jamil Badr Anteez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oataz Saleh Suleiman Abu Adw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eed Farhan Saeed Al-Araish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aeed Tawfiq Ali Al Flee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iras Suleiman Shehadeh Ifteh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anin Bassem Muhammad Al-Basioun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hadeer Muhammad Abdel Salam Abu Mansour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ello Gamal Ahmed Saad El-D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iyam Imad Rafiq Al-Yazij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lak Nasser Rafiq Al-Zamili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ysoon Jasser Muhammad Khafaj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aeed Nazar Abdel Salam Basl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aled Adel Ahmed Al-Ghafee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hmed Tawfiq Muhammad Al-Houran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Noman Fadl Hajj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haled Fawaz Kamel Arqiq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Karam Tayseer Mahmoud Al-Jouran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ji Saad Abdel Karim Al-Shambar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uhammad Tariq Al-Abd Al-Haj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sa Muammar Issa Abu Huwaid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aysa Riad Abdel Hamid Saadou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adia Muhammad Yusuf Htaht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hams Amer Abdel Rahman Ibri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hammad Farid Ismail Al-Kayyal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hmed Ammar Saad Al-Shawaf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Yahya Manhal Ahmed Abu Armana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kram Saeed Muhammad Al-Sanaw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nwar Jamil Fayez Al-Shuwaikh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mani Anwar Shawqi Balih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ultiple body parts 0 Al Fayya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nan Khaled Ahmed Al-Jakhlab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sama Fadl Ahmed Al-Ab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ja Muhammad Abdel Fattah Abu Dei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amad Hamada Suleiman Al-Arjan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yek Wael Fayek Bila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Mutawakel Ahmed Al-Dakr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Marwan Ali Al-Adham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dham Awni Ibrahim Al-Namnam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li Alaa Ali Al-Othman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ourhan Salem Saleh Sakee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arah Osama Abdel Qadada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ogod Ayman Khamis Al-Karzou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hmed Juma Abdel Jalil Al-Qass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hammad Jaafar Alaa Ali Katou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nas Palestine Muhammad Qadam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hmoud Wael Ali Asbait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Youssef Abdel Qader Mustafa Shaqley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rabah Abdul Karim Eid Al-Zahran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jal Muhammad Khaled Abu Al-Rish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oura Ziad Saleh Al-Majdalawi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hammad Dahlan Ziad Fathi Abdel Nab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bdul Raouf Muhammad Amer Al-Jarro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ustafa Muhammad Ahmed Abu Al-Qaray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ja Zahid Ibrahim Abu Abdo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lim Abdel Hadi Abdel Karim Abu Zou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sama Hani Youssef Fogo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araa Talaat Ahmed Abu Nar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lman Majid Hamdi Al-Qatat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ariq Abdul Karim Muhammad Salim Al-Marnek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heed Nafez Sorour a Saudi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man Mahmoud Deeb Al-Razin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na Muhammad Tawfiq Abu Harb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mi Yaqoub Muhammad Al-Sawaf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Muhammad Ahmed Bah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Yahya Jamal Al-Jamas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lak Ihab Muhammad Nabil Abu Ziyad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aed Tawfiq Al-Dweik witnessed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uhammad Ayman Ahmed Ibrahim Hussei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hmed Hazem Ahmed Al-Hallaq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eham Ali Hassan Abu Saad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jid Majid Ibrahim Kaba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ilal Eid Abdel Moneim Menou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faa Muhammad Youssef Shuhaiber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mar Abdel Muti Saleh Abd Rabou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aitham Jihad Muhammad Shahwa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brahim Fares Khamis Al-Aqra'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nt Allah Muhammad Hussein Shehade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Uday Ramadan Tawfiq Abu Raq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hammad Marwan Muhammad Abu Al-Aje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ana Mahmoud Tayseer Ghannam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ya Atiya Khalil Al-Jiaan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na Ziad Muhammad Hassan Al-Shaarawi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Uday Khalil Muhammad Al-R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hmed Ali Saber Qadouh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Wissam Rahn Mahmoud Al-Daghm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abaa Mahmoud Omar Al-Dush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uhammad Fayez Ramez Fayez Al-Labban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aghad Maher Zuhdi Soray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lah Mounir Youssef Osrof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yan Munir Abdel Rahman Abu Shamalah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hmoud Muhammad Othman Talib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mr Samir Mahmoud Al-Hali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i Musab Abdel Muti Abdel Hadi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assan Nabil Mahmoud Abu Hamad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ina Saqr Riad Khuzaiq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Qusay Saleh Ibrahim Abu Nas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kr Muhammad Bakr Al-Nim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ia Anwar Talaat Al-Qayed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our Rajab Muhammad Al-Sakhafi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ahya Khaled Zaki Al-Majdoub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our Al-Huda Muhammad Ali Hamo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ouad Hossam Rashad Muharram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iamond Atiya Nasr Abu Zah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amada Mustafa Muhareb Abu Daqa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oayad Ahmed Abdel Aziz Abu Hami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uhammad Mahmoud Kamel Al-Raz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sama Suleiman Naeem Brahm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Yazan Nidal Atiya Abu Al-Hussein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sser Yasser Khaled Al-Beik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thi Muhammad Fathi Esifa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slim Nidal Ismail Al-Zayeg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Ayed Tawfiq Abu Mohse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emas Hassan Muhammad Al-Arabashl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ihad Muhammad Jihad Abdel Hafez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yad Muhammad Abu Fasfis Medal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ssmah Youssef Bakr Al-Af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ussein Muhammad Hussein Kafenah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Jamal Yasser Salim Abu Shinar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na Basil Jihad Abu Jabbar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hammad Abdel Qader Suleiman Al-Masra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hmed Sobhi Muhammad Al-Daalas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haf Khaled Walid Al-Suwaisi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uhammad Raed Muhammad Abu Hadd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jd Raed Tayseer Zomlot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aleh Adel Mahmoud Al-Qura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yan Muhammad Awad Khalif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Youssef Nasri Youssef Al-Zeer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yaa Mahmoud Khalil Abu Daf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uhammad Saher Hassan Abu Tawahain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oussef Samir Ramadan Al-Athamn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men Fawzi Muhammad Eid Al-Zaqzouq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bdul Malik Thaer Malik Taroush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Jana Hani Muhammad Abu Al-Awa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raj Ismail Faraj Karir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abiba Mahmoud Fahmy Abdel Qader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taj Youssef Hassan Al-Mashal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ahaf Maher Mahmoud Marei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uhaib Osama Ibrahim Naj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ss Khaled Awad Al-Sisi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Qais Muhammad Hani Abu Ei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hmed Nour El-Din Ahmed Abu Lehi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haib Muhammad Mahmoud Haroun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yad Abdel Aziz Muhammad Ask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la Saadi Magdy Al-Dabaka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ma Zareef Fayez Al-Harazin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hammad Ghassan Salah Al-Haj Ahme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na Shadi Eid Abu Al-Layali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em Muhammad Odeh Sunain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men Aymen Al Jaraah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hammad Raafat Saleh Shalouf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i Muhammad Ali Al-Mubaye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ma Hassan Khaled Abu Shuqai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ak Muhammad Majid Al-Daqs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a Ahmed Zakaria Barakat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aa Salim Yassin Al-Astal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ihad Khaled Jihad Abu Am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ad Mahmoud Ayman Laba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ia Muhammad Kamel Abu Hujai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tin Muhammad Salem Al-Hashas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ri Muhammad Arif Shalayil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nan Tamer Khalil Ghariz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 Ahmed Ramzi Attou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yad Muhammad Shaaban Abu Sharif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amen Sami Saber Abu Wad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hamis Hassan Khamis Abu Tahoun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qin Badr Eid Abu Jaba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hmoud Mohieddin Mahmoud Al-Sebae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an Muhammad Riad Abu Haddayd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rah Suleiman Raed Abu Shabab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a Ahmed Ali Bustan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del Rahman Iyad Abdel Rahman Abu Jalal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hammad Omar Salem Al-Shaw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lin Muhammad Tawfiq Al-Taaba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eina Ahmed Mohamed Shatat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tel Yasser Jumaa Abu Al-Fitah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a Yasser Hamed Al-Sanwar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war Khaled Saber Abu Qashlan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aba Ahmed Ali Al-Qazzaz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18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0:15:20.569428981</meta:creation-date>
    <dc:date>2023-11-11T01:53:29.766942878</dc:date>
    <meta:editing-duration>PT1H46M54S</meta:editing-duration>
    <meta:editing-cycles>23</meta:editing-cycles>
    <meta:generator>LibreOffice/7.3.7.2$Linux_X86_64 LibreOffice_project/30$Build-2</meta:generator>
    <meta:document-statistic meta:table-count="1" meta:cell-count="20244" meta:object-count="0"/>
  </office:meta>
</office:document-meta>
</file>